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8cm"/>
    </style:style>
    <style:style style:name="co3" style:family="table-column">
      <style:table-column-properties fo:break-before="auto" style:column-width="3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3"/>
    <style:style style:name="ce3" style:family="table-cell" style:parent-style-name="Default" style:data-style-name="N108"/>
    <style:style style:name="ce4" style:family="table-cell" style:parent-style-name="Default" style:data-style-name="N11"/>
    <style:style style:name="ce5" style:family="table-cell" style:parent-style-name="Default" style:data-style-name="N100"/>
    <style:style style:name="ce6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none" fo:border-left="0.002cm solid #000000" fo:border-right="0.002cm solid #000000" fo:border-top="none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9" style:family="table-cell" style:parent-style-name="Default">
      <style:table-cell-properties fo:border-bottom="none" fo:background-color="#cccccc" fo:border-left="0.002cm solid #000000" fo:border-right="0.002cm solid #000000" fo:border-top="0.002cm solid #000000"/>
    </style:style>
    <style:style style:name="ce10" style:family="table-cell" style:parent-style-name="Default">
      <style:table-cell-properties fo:border-bottom="0.002cm solid #000000" fo:background-color="#cccccc" fo:border-left="0.002cm solid #000000" fo:border-right="0.002cm solid #000000" fo:border-top="none"/>
    </style:style>
    <style:style style:name="ce11" style:family="table-cell" style:parent-style-name="Default" style:data-style-name="N108">
      <style:table-cell-properties fo:border-bottom="none" fo:border-left="0.002cm solid #000000" fo:border-right="0.002cm solid #000000" fo:border-top="0.002cm solid #000000"/>
    </style:style>
    <style:style style:name="ce12" style:family="table-cell" style:parent-style-name="Default" style:data-style-name="N108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108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 style:data-style-name="N108">
      <style:table-cell-properties fo:border-bottom="none" fo:background-color="#cccccc" fo:border-left="0.002cm solid #000000" fo:border-right="0.002cm solid #000000" fo:border-top="0.002cm solid #000000"/>
    </style:style>
    <style:style style:name="ce15" style:family="table-cell" style:parent-style-name="Default">
      <style:table-cell-properties fo:border-bottom="0.002cm solid #000000" fo:background-color="#cccccc" fo:border-left="0.002cm solid #000000" fo:border-right="0.002cm solid #000000" fo:border-top="none"/>
      <style:text-properties style:font-name="Arial" style:font-name-asian="DejaVu Sans" style:font-name-complex="DejaVu Sans"/>
    </style:style>
    <style:style style:name="ce16" style:family="table-cell" style:parent-style-name="Default" style:data-style-name="N108">
      <style:table-cell-properties fo:border-bottom="0.002cm solid #000000" fo:background-color="#cccccc" fo:border-left="0.002cm solid #000000" fo:border-right="0.002cm solid #000000" fo:border-top="none"/>
      <style:text-properties style:font-name="Arial" style:font-name-asian="DejaVu Sans" style:font-name-complex="DejaVu Sans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Times New Roman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/>
    <style:style style:name="ce23" style:family="table-cell" style:parent-style-name="Default" style:data-style-name="N1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esultados_Final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number-columns-repeated="6" table:default-cell-style-name="ce4"/>
        <table:table-row table:style-name="ro1">
          <table:table-cell/>
          <table:table-cell table:style-name="ce1" office:value-type="string" table:number-columns-spanned="2" table:number-rows-spanned="1">
            <text:p>Farthest</text:p>
          </table:table-cell>
          <table:covered-table-cell table:style-name="Default"/>
          <table:table-cell table:style-name="ce1" office:value-type="string" table:number-columns-spanned="2" table:number-rows-spanned="1">
            <text:p>Density</text:p>
          </table:table-cell>
          <table:covered-table-cell table:style-name="Default"/>
          <table:table-cell table:style-name="ce1" office:value-type="string" table:number-columns-spanned="2" table:number-rows-spanned="1">
            <text:p>Hmeans</text:p>
          </table:table-cell>
          <table:covered-table-cell table:style-name="Default"/>
          <table:table-cell table:style-name="ce1" office:value-type="string" table:number-columns-spanned="2" table:number-rows-spanned="1">
            <text:p>Jmeans</text:p>
          </table:table-cell>
          <table:covered-table-cell table:style-name="Default"/>
          <table:table-cell/>
          <table:table-cell table:style-name="ce1" office:value-type="string" table:number-columns-spanned="2" table:number-rows-spanned="1">
            <text:p>Farthest(%)</text:p>
          </table:table-cell>
          <table:covered-table-cell table:style-name="Default"/>
          <table:table-cell table:style-name="ce1" office:value-type="string" table:number-columns-spanned="2" table:number-rows-spanned="1">
            <text:p>Hmeans(%)</text:p>
          </table:table-cell>
          <table:covered-table-cell table:style-name="Default"/>
          <table:table-cell table:style-name="ce1" office:value-type="string" table:number-columns-spanned="2" table:number-rows-spanned="1">
            <text:p>Jmeans(%)</text:p>
          </table:table-cell>
          <table:covered-table-cell table:style-name="Default"/>
        </table:table-row>
        <table:table-row table:style-name="ro1">
          <table:table-cell/>
          <table:table-cell table:style-name="Default" office:value-type="string">
            <text:p>Valor</text:p>
          </table:table-cell>
          <table:table-cell table:style-name="Default" office:value-type="string">
            <text:p>Tempo</text:p>
          </table:table-cell>
          <table:table-cell table:style-name="Default" office:value-type="string">
            <text:p>Valor</text:p>
          </table:table-cell>
          <table:table-cell table:style-name="Default" office:value-type="string">
            <text:p>Tempo</text:p>
          </table:table-cell>
          <table:table-cell table:style-name="Default" office:value-type="string">
            <text:p>Valor</text:p>
          </table:table-cell>
          <table:table-cell table:style-name="Default" office:value-type="string">
            <text:p>Tempo</text:p>
          </table:table-cell>
          <table:table-cell table:style-name="Default" office:value-type="string">
            <text:p>Valor</text:p>
          </table:table-cell>
          <table:table-cell table:style-name="Default" office:value-type="string">
            <text:p>Tempo</text:p>
          </table:table-cell>
          <table:table-cell/>
          <table:table-cell table:style-name="Default" office:value-type="string">
            <text:p>Valor(%)</text:p>
          </table:table-cell>
          <table:table-cell table:style-name="Default" office:value-type="string">
            <text:p>Tempo(%)</text:p>
          </table:table-cell>
          <table:table-cell table:style-name="Default" office:value-type="string">
            <text:p>Valor(%)</text:p>
          </table:table-cell>
          <table:table-cell table:style-name="Default" office:value-type="string">
            <text:p>Tempo(%)</text:p>
          </table:table-cell>
          <table:table-cell table:style-name="Default" office:value-type="string">
            <text:p>Valor(%)</text:p>
          </table:table-cell>
          <table:table-cell table:style-name="Default" office:value-type="string">
            <text:p>Tempo(%)</text:p>
          </table:table-cell>
        </table:table-row>
        <table:table-row table:style-name="ro1">
          <table:table-cell office:value-type="string">
            <text:p>SJC1</text:p>
          </table:table-cell>
          <table:table-cell table:formula="of:=[my_results.C14]" office:value-type="float" office:value="25905">
            <text:p>25905,0</text:p>
          </table:table-cell>
          <table:table-cell table:formula="of:=[my_results.D14]" office:value-type="float" office:value="0.009">
            <text:p>0,009</text:p>
          </table:table-cell>
          <table:table-cell table:formula="of:=[my_results.E14]" office:value-type="float" office:value="18193.2">
            <text:p>18193,2</text:p>
          </table:table-cell>
          <table:table-cell table:formula="of:=[my_results.F14]" office:value-type="float" office:value="0.085">
            <text:p>0,085</text:p>
          </table:table-cell>
          <table:table-cell table:formula="of:=[my_results.G14]" office:value-type="float" office:value="19169.4">
            <text:p>19169,4</text:p>
          </table:table-cell>
          <table:table-cell table:formula="of:=[my_results.H14]" office:value-type="float" office:value="0.002">
            <text:p>0,002</text:p>
          </table:table-cell>
          <table:table-cell office:value-type="float" office:value="0">
            <text:p>0,0</text:p>
          </table:table-cell>
          <table:table-cell office:value-type="float" office:value="0">
            <text:p>0,000</text:p>
          </table:table-cell>
          <table:table-cell office:value-type="string">
            <text:p>SJC1</text:p>
          </table:table-cell>
          <table:table-cell table:formula="of:=([.B3]/[.D3])-1" office:value-type="percentage" office:value="0.423883648835829">
            <text:p>42,39%</text:p>
          </table:table-cell>
          <table:table-cell table:formula="of:=([.C3]/[.E3])" office:value-type="percentage" office:value="0.105882352941176">
            <text:p>10,59%</text:p>
          </table:table-cell>
          <table:table-cell table:formula="of:=([.F3]/[.$D3])-1" office:value-type="percentage" office:value="0.0536574104610514">
            <text:p>5,37%</text:p>
          </table:table-cell>
          <table:table-cell table:formula="of:=([.G3]/[.E3])" office:value-type="percentage" office:value="0.0235294117647059">
            <text:p>2,35%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JC2</text:p>
          </table:table-cell>
          <table:table-cell table:formula="of:=[my_results.C26]" office:value-type="float" office:value="52121.3">
            <text:p>52121,3</text:p>
          </table:table-cell>
          <table:table-cell table:formula="of:=[my_results.D26]" office:value-type="float" office:value="0.03">
            <text:p>0,030</text:p>
          </table:table-cell>
          <table:table-cell table:formula="of:=[my_results.E26]" office:value-type="float" office:value="34520.4">
            <text:p>34520,4</text:p>
          </table:table-cell>
          <table:table-cell table:formula="of:=[my_results.F26]" office:value-type="float" office:value="0.393">
            <text:p>0,393</text:p>
          </table:table-cell>
          <table:table-cell table:formula="of:=[my_results.G26]" office:value-type="float" office:value="35179.5">
            <text:p>35179,5</text:p>
          </table:table-cell>
          <table:table-cell table:formula="of:=[my_results.H26]" office:value-type="float" office:value="0.003">
            <text:p>0,003</text:p>
          </table:table-cell>
          <table:table-cell table:style-name="ce3" table:formula="of:=[my_results.J26]" office:value-type="float" office:value="34591.2">
            <text:p>34591,200</text:p>
          </table:table-cell>
          <table:table-cell table:formula="of:=[my_results.K26]" office:value-type="float" office:value="3.002">
            <text:p>3,002</text:p>
          </table:table-cell>
          <table:table-cell office:value-type="string">
            <text:p>SJC2</text:p>
          </table:table-cell>
          <table:table-cell table:formula="of:=([.B4]/[.D4])-1" office:value-type="percentage" office:value="0.509869526424955">
            <text:p>50,99%</text:p>
          </table:table-cell>
          <table:table-cell table:formula="of:=([.C4]/[.E4])" office:value-type="percentage" office:value="0.0763358778625954">
            <text:p>7,63%</text:p>
          </table:table-cell>
          <table:table-cell table:formula="of:=([.F4]/[.$D4])-1" office:value-type="percentage" office:value="0.0190930580178676">
            <text:p>1,91%</text:p>
          </table:table-cell>
          <table:table-cell table:formula="of:=([.G4]/[.$E4])" office:value-type="percentage" office:value="0.00763358778625954">
            <text:p>0,76%</text:p>
          </table:table-cell>
          <table:table-cell table:formula="of:=([.H4]/[.$D4])-1" office:value-type="percentage" office:value="0.00205096117078574">
            <text:p>0,21%</text:p>
          </table:table-cell>
          <table:table-cell table:formula="of:=([.I4]/[.$E4])" office:value-type="percentage" office:value="7.63867684478371">
            <text:p>763,87%</text:p>
          </table:table-cell>
        </table:table-row>
        <table:table-row table:style-name="ro1">
          <table:table-cell office:value-type="string">
            <text:p>SJC3a</text:p>
          </table:table-cell>
          <table:table-cell table:formula="of:=[my_results.C38]" office:value-type="float" office:value="76345.3">
            <text:p>76345,3</text:p>
          </table:table-cell>
          <table:table-cell table:formula="of:=[my_results.D38]" office:value-type="float" office:value="0.036">
            <text:p>0,036</text:p>
          </table:table-cell>
          <table:table-cell table:formula="of:=[my_results.E38]" office:value-type="float" office:value="47976.7">
            <text:p>47976,7</text:p>
          </table:table-cell>
          <table:table-cell table:formula="of:=[my_results.F38]" office:value-type="float" office:value="1.678">
            <text:p>1,678</text:p>
          </table:table-cell>
          <table:table-cell table:formula="of:=[my_results.G38]" office:value-type="float" office:value="49231.8">
            <text:p>49231,8</text:p>
          </table:table-cell>
          <table:table-cell table:formula="of:=[my_results.H38]" office:value-type="float" office:value="0.013">
            <text:p>0,013</text:p>
          </table:table-cell>
          <table:table-cell table:formula="of:=[my_results.J38]" office:value-type="float" office:value="48140.4">
            <text:p>48140,4</text:p>
          </table:table-cell>
          <table:table-cell table:formula="of:=[my_results.K38]" office:value-type="float" office:value="28.983">
            <text:p>28,983</text:p>
          </table:table-cell>
          <table:table-cell office:value-type="string">
            <text:p>SJC3a</text:p>
          </table:table-cell>
          <table:table-cell table:formula="of:=([.B5]/[.D5])-1" office:value-type="percentage" office:value="0.591299526645226">
            <text:p>59,13%</text:p>
          </table:table-cell>
          <table:table-cell table:formula="of:=([.C5]/[.E5])" office:value-type="percentage" office:value="0.0214541120381406">
            <text:p>2,15%</text:p>
          </table:table-cell>
          <table:table-cell table:formula="of:=([.F5]/[.$D5])-1" office:value-type="percentage" office:value="0.0261606154654239">
            <text:p>2,62%</text:p>
          </table:table-cell>
          <table:table-cell table:formula="of:=([.G5]/[.E5])" office:value-type="percentage" office:value="0.00774731823599523">
            <text:p>0,77%</text:p>
          </table:table-cell>
          <table:table-cell table:formula="of:=([.H5]/[.$D5])-1" office:value-type="percentage" office:value="0.00341207294374146">
            <text:p>0,34%</text:p>
          </table:table-cell>
          <table:table-cell table:formula="of:=([.I5]/[.$E5])" office:value-type="percentage" office:value="17.2723480333731">
            <text:p>1727,23%</text:p>
          </table:table-cell>
        </table:table-row>
        <table:table-row table:style-name="ro1">
          <table:table-cell office:value-type="string">
            <text:p>SJC3b</text:p>
          </table:table-cell>
          <table:table-cell table:formula="of:=[my_results.C50]" office:value-type="float" office:value="69956.2">
            <text:p>69956,2</text:p>
          </table:table-cell>
          <table:table-cell table:formula="of:=[my_results.D50]" office:value-type="float" office:value="0.046">
            <text:p>0,046</text:p>
          </table:table-cell>
          <table:table-cell table:formula="of:=[my_results.E50]" office:value-type="float" office:value="42501.7">
            <text:p>42501,7</text:p>
          </table:table-cell>
          <table:table-cell table:formula="of:=[my_results.F50]" office:value-type="float" office:value="1.839">
            <text:p>1,839</text:p>
          </table:table-cell>
          <table:table-cell table:formula="of:=[my_results.G50]" office:value-type="float" office:value="42607.4">
            <text:p>42607,4</text:p>
          </table:table-cell>
          <table:table-cell table:formula="of:=[my_results.H50]" office:value-type="float" office:value="0.01">
            <text:p>0,010</text:p>
          </table:table-cell>
          <table:table-cell table:formula="of:=[my_results.J50]" office:value-type="float" office:value="42329">
            <text:p>42329,0</text:p>
          </table:table-cell>
          <table:table-cell table:formula="of:=[my_results.K50]" office:value-type="float" office:value="50.773">
            <text:p>50,773</text:p>
          </table:table-cell>
          <table:table-cell office:value-type="string">
            <text:p>SJC3b</text:p>
          </table:table-cell>
          <table:table-cell table:formula="of:=([.B6]/[.D6])-1" office:value-type="percentage" office:value="0.645962396798246">
            <text:p>64,60%</text:p>
          </table:table-cell>
          <table:table-cell table:formula="of:=([.C6]/[.E6])" office:value-type="percentage" office:value="0.0250135943447526">
            <text:p>2,50%</text:p>
          </table:table-cell>
          <table:table-cell table:formula="of:=([.F6]/[.$D6])-1" office:value-type="percentage" office:value="0.00248695934515575">
            <text:p>0,25%</text:p>
          </table:table-cell>
          <table:table-cell table:formula="of:=([.G6]/[.E6])" office:value-type="percentage" office:value="0.00543773790103317">
            <text:p>0,54%</text:p>
          </table:table-cell>
          <table:table-cell table:formula="of:=([.H6]/[.$D6])-1" office:value-type="percentage" office:value="-0.00406336687708953">
            <text:p>-0,41%</text:p>
          </table:table-cell>
          <table:table-cell table:formula="of:=([.I6]/[.$E6])" office:value-type="percentage" office:value="27.6090266449157">
            <text:p>2760,90%</text:p>
          </table:table-cell>
        </table:table-row>
        <table:table-row table:style-name="ro1">
          <table:table-cell office:value-type="string">
            <text:p>SJC4a</text:p>
          </table:table-cell>
          <table:table-cell table:formula="of:=[my_results.C62]" office:value-type="float" office:value="103171">
            <text:p>103171,0</text:p>
          </table:table-cell>
          <table:table-cell table:formula="of:=[my_results.D62]" office:value-type="float" office:value="0.056">
            <text:p>0,056</text:p>
          </table:table-cell>
          <table:table-cell table:formula="of:=[my_results.E62]" office:value-type="float" office:value="65655.4">
            <text:p>65655,4</text:p>
          </table:table-cell>
          <table:table-cell table:formula="of:=[my_results.F62]" office:value-type="float" office:value="6.396">
            <text:p>6,396</text:p>
          </table:table-cell>
          <table:table-cell table:formula="of:=[my_results.G62]" office:value-type="float" office:value="66763.9">
            <text:p>66763,9</text:p>
          </table:table-cell>
          <table:table-cell table:formula="of:=[my_results.H62]" office:value-type="float" office:value="0.021">
            <text:p>0,021</text:p>
          </table:table-cell>
          <table:table-cell table:formula="of:=[my_results.J62]" office:value-type="float" office:value="67595.4">
            <text:p>67595,4</text:p>
          </table:table-cell>
          <table:table-cell table:formula="of:=[my_results.K62]" office:value-type="float" office:value="74.55">
            <text:p>74,550</text:p>
          </table:table-cell>
          <table:table-cell office:value-type="string">
            <text:p>SJC4a</text:p>
          </table:table-cell>
          <table:table-cell table:formula="of:=([.B7]/[.D7])-1" office:value-type="percentage" office:value="0.57140159072978">
            <text:p>57,14%</text:p>
          </table:table-cell>
          <table:table-cell table:formula="of:=([.C7]/[.E7])" office:value-type="percentage" office:value="0.00875547217010632">
            <text:p>0,88%</text:p>
          </table:table-cell>
          <table:table-cell table:formula="of:=([.F7]/[.$D7])-1" office:value-type="percentage" office:value="0.0168836074412768">
            <text:p>1,69%</text:p>
          </table:table-cell>
          <table:table-cell table:formula="of:=([.G7]/[.E7])" office:value-type="percentage" office:value="0.00328330206378987">
            <text:p>0,33%</text:p>
          </table:table-cell>
          <table:table-cell table:formula="of:=([.H7]/[.$D7])-1" office:value-type="percentage" office:value="0.0295482169021892">
            <text:p>2,95%</text:p>
          </table:table-cell>
          <table:table-cell table:formula="of:=([.I7]/[.$E7])" office:value-type="percentage" office:value="11.655722326454">
            <text:p>1165,57%</text:p>
          </table:table-cell>
        </table:table-row>
        <table:table-row table:style-name="ro1">
          <table:table-cell office:value-type="string">
            <text:p>SJC4b</text:p>
          </table:table-cell>
          <table:table-cell table:formula="of:=[my_results.C74]" office:value-type="float" office:value="92948.9">
            <text:p>92948,9</text:p>
          </table:table-cell>
          <table:table-cell table:formula="of:=[my_results.D74]" office:value-type="float" office:value="0.054">
            <text:p>0,054</text:p>
          </table:table-cell>
          <table:table-cell table:formula="of:=[my_results.E74]" office:value-type="float" office:value="54077.1">
            <text:p>54077,1</text:p>
          </table:table-cell>
          <table:table-cell table:formula="of:=[my_results.F74]" office:value-type="float" office:value="6.254">
            <text:p>6,254</text:p>
          </table:table-cell>
          <table:table-cell table:formula="of:=[my_results.G74]" office:value-type="float" office:value="57092.1">
            <text:p>57092,1</text:p>
          </table:table-cell>
          <table:table-cell table:formula="of:=[my_results.H74]" office:value-type="float" office:value="2.981">
            <text:p>2,981</text:p>
          </table:table-cell>
          <table:table-cell table:formula="of:=[my_results.J74]" office:value-type="float" office:value="55412.2">
            <text:p>55412,2</text:p>
          </table:table-cell>
          <table:table-cell table:formula="of:=[my_results.K74]" office:value-type="float" office:value="199.509">
            <text:p>199,509</text:p>
          </table:table-cell>
          <table:table-cell office:value-type="string">
            <text:p>SJC4b</text:p>
          </table:table-cell>
          <table:table-cell table:formula="of:=([.B8]/[.D8])-1" office:value-type="percentage" office:value="0.718821830312646">
            <text:p>71,88%</text:p>
          </table:table-cell>
          <table:table-cell table:formula="of:=([.C8]/[.E8])" office:value-type="percentage" office:value="0.00863447393668052">
            <text:p>0,86%</text:p>
          </table:table-cell>
          <table:table-cell table:formula="of:=([.F8]/[.$D8])-1" office:value-type="percentage" office:value="0.0557537293974715">
            <text:p>5,58%</text:p>
          </table:table-cell>
          <table:table-cell table:formula="of:=([.G8]/[.E8])" office:value-type="percentage" office:value="0.476654940837864">
            <text:p>47,67%</text:p>
          </table:table-cell>
          <table:table-cell table:formula="of:=([.H8]/[.$D8])-1" office:value-type="percentage" office:value="0.0246888239199217">
            <text:p>2,47%</text:p>
          </table:table-cell>
          <table:table-cell table:formula="of:=([.I8]/[.$E8])" office:value-type="percentage" office:value="31.9010233450592">
            <text:p>3190,10%</text:p>
          </table:table-cell>
        </table:table-row>
        <table:table-row table:style-name="ro1">
          <table:table-cell office:value-type="string">
            <text:p>SJC5</text:p>
          </table:table-cell>
          <table:table-cell table:formula="of:=[my_results.C81]" office:value-type="float" office:value="134798">
            <text:p>134798,0</text:p>
          </table:table-cell>
          <table:table-cell table:formula="of:=[my_results.D81]" office:value-type="float" office:value="0.05">
            <text:p>0,050</text:p>
          </table:table-cell>
          <table:table-cell table:formula="of:=[my_results.E81]" office:value-type="float" office:value="97681.6">
            <text:p>97681,6</text:p>
          </table:table-cell>
          <table:table-cell table:formula="of:=[my_results.F81]" office:value-type="float" office:value="5.11">
            <text:p>5,110</text:p>
          </table:table-cell>
          <table:table-cell table:formula="of:=[my_results.G81]" office:value-type="float" office:value="99502.9">
            <text:p>99502,9</text:p>
          </table:table-cell>
          <table:table-cell table:formula="of:=[my_results.H81]" office:value-type="float" office:value="0.026">
            <text:p>0,026</text:p>
          </table:table-cell>
          <table:table-cell table:formula="of:=[my_results.J81]" office:value-type="float" office:value="100117">
            <text:p>100117,0</text:p>
          </table:table-cell>
          <table:table-cell table:formula="of:=[my_results.K81]" office:value-type="float" office:value="49.322">
            <text:p>49,322</text:p>
          </table:table-cell>
          <table:table-cell office:value-type="string">
            <text:p>SJC5</text:p>
          </table:table-cell>
          <table:table-cell table:formula="of:=([.B9]/[.D9])-1" office:value-type="percentage" office:value="0.37997330101063">
            <text:p>38,00%</text:p>
            <draw:frame table:end-cell-address="Resultados_Final.N27" table:end-x="1.829cm" table:end-y="0.185cm" draw:z-index="0" draw:style-name="gr1" svg:width="8.516cm" svg:height="7.872cm" svg:x="0.087cm" svg:y="0.411cm">
              <draw:object draw:notify-on-update-of-ranges="Resultados_Final.J3:Resultados_Final.J9 Resultados_Final.K1:Resultados_Final.K1 Resultados_Final.K3:Resultados_Final.K9 Resultados_Final.M1:Resultados_Final.M1 Resultados_Final.M3:Resultados_Final.M9 Resultados_Final.O1:Resultados_Final.O1 Resultados_Final.O3:Resultados_Final.O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formula="of:=([.C9]/[.E9])" office:value-type="percentage" office:value="0.00978473581213307">
            <text:p>0,98%</text:p>
          </table:table-cell>
          <table:table-cell table:formula="of:=([.F9]/[.$D9])-1" office:value-type="percentage" office:value="0.0186452719857166">
            <text:p>1,86%</text:p>
          </table:table-cell>
          <table:table-cell table:formula="of:=([.G9]/[.E9])" office:value-type="percentage" office:value="0.0050880626223092">
            <text:p>0,51%</text:p>
          </table:table-cell>
          <table:table-cell table:formula="of:=([.H9]/[.$D9])-1" office:value-type="percentage" office:value="0.02493202404547">
            <text:p>2,49%</text:p>
          </table:table-cell>
          <table:table-cell table:formula="of:=([.I9]/[.$E9])" office:value-type="percentage" office:value="9.65205479452055">
            <text:p>965,21%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4"/>
          <table:table-cell table:style-name="Default">
            <draw:frame table:end-cell-address="Resultados_Final.R27" table:end-x="1.233cm" table:end-y="0.093cm" draw:z-index="1" draw:style-name="gr1" svg:width="8.007cm" svg:height="7.74cm" svg:x="0.001cm" svg:y="0.001cm">
              <draw:object draw:notify-on-update-of-ranges="Resultados_Final.J3:Resultados_Final.J9 Resultados_Final.K1:Resultados_Final.K1 Resultados_Final.L3:Resultados_Final.L9 Resultados_Final.M1:Resultados_Final.M1 Resultados_Final.N3:Resultados_Final.N9 Resultados_Final.O1:Resultados_Final.O1 Resultados_Final.P3:Resultados_Final.P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Default"/>
        </table:table-row>
      </table:table>
      <table:table table:name="Negreiros_palhano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office:value-type="string">
            <text:p>Instance</text:p>
          </table:table-cell>
          <table:table-cell office:value-type="string">
            <text:p>Valor</text:p>
          </table:table-cell>
          <table:table-cell office:value-type="string">
            <text:p>VNS</text:p>
          </table:table-cell>
          <table:table-cell table:style-name="Default" office:value-type="string">
            <text:p>Tempo (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288.99">
            <text:p>17288,99</text:p>
          </table:table-cell>
          <table:table-cell office:value-type="float" office:value="17696.53">
            <text:p>17696,53</text:p>
          </table:table-cell>
          <table:table-cell office:value-type="float" office:value="0.02">
            <text:p>0,0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370.2">
            <text:p>33370,2</text:p>
          </table:table-cell>
          <table:table-cell office:value-type="float" office:value="33423.44">
            <text:p>33423,44</text:p>
          </table:table-cell>
          <table:table-cell office:value-type="float" office:value="0.02">
            <text:p>0,0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335.16">
            <text:p>45335,16</text:p>
          </table:table-cell>
          <table:table-cell office:value-type="float" office:value="47985.29">
            <text:p>47985,29</text:p>
          </table:table-cell>
          <table:table-cell office:value-type="float" office:value="0.078">
            <text:p>0,07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,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026.94">
            <text:p>62026,94</text:p>
          </table:table-cell>
          <table:table-cell office:value-type="float" office:value="66689.96">
            <text:p>66689,96</text:p>
          </table:table-cell>
          <table:table-cell office:value-type="float" office:value="0.078">
            <text:p>0,07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</table:table>
      <table:table table:name="Lorena_senne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roblem</text:p>
          </table:table-cell>
          <table:table-cell office:value-type="string">
            <text:p>Size</text:p>
          </table:table-cell>
          <table:table-cell table:style-name="ce5" office:value-type="string">
            <text:p>Bound LSLSH dual</text:p>
          </table:table-cell>
          <table:table-cell table:style-name="ce5" office:value-type="string">
            <text:p>Bound LSLSH primal</text:p>
          </table:table-cell>
          <table:table-cell office:value-type="string">
            <text:p>Time (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x10</text:p>
          </table:table-cell>
          <table:table-cell office:value-type="float" office:value="17252.12">
            <text:p>17252,12</text:p>
          </table:table-cell>
          <table:table-cell office:value-type="float" office:value="17288.99">
            <text:p>17288,99</text:p>
          </table:table-cell>
          <table:table-cell office:value-type="float" office:value="68.62">
            <text:p>68,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0x15</text:p>
          </table:table-cell>
          <table:table-cell office:value-type="float" office:value="33223.66">
            <text:p>33223,66</text:p>
          </table:table-cell>
          <table:table-cell office:value-type="float" office:value="33395.38">
            <text:p>33395,38</text:p>
          </table:table-cell>
          <table:table-cell office:value-type="float" office:value="2083.92">
            <text:p>2083,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00x25</text:p>
          </table:table-cell>
          <table:table-cell office:value-type="float" office:value="45313.43">
            <text:p>45313,43</text:p>
          </table:table-cell>
          <table:table-cell office:value-type="float" office:value="45364.3">
            <text:p>45364,3</text:p>
          </table:table-cell>
          <table:table-cell office:value-type="float" office:value="2604.92">
            <text:p>2604,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00x30</text:p>
          </table:table-cell>
          <table:table-cell office:value-type="float" office:value="40634.91">
            <text:p>40634,91</text:p>
          </table:table-cell>
          <table:table-cell office:value-type="float" office:value="40635.9">
            <text:p>40635,9</text:p>
          </table:table-cell>
          <table:table-cell office:value-type="float" office:value="867.68">
            <text:p>867,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402x30</text:p>
          </table:table-cell>
          <table:table-cell office:value-type="float" office:value="61842.49">
            <text:p>61842,49</text:p>
          </table:table-cell>
          <table:table-cell office:value-type="float" office:value="62000.23">
            <text:p>62000,23</text:p>
          </table:table-cell>
          <table:table-cell office:value-type="float" office:value="27717.11">
            <text:p>27717,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02x40</text:p>
          </table:table-cell>
          <table:table-cell office:value-type="float" office:value="52396.54">
            <text:p>52396,54</text:p>
          </table:table-cell>
          <table:table-cell office:value-type="float" office:value="52641.79">
            <text:p>52641,79</text:p>
          </table:table-cell>
          <table:table-cell office:value-type="float" office:value="4649.47">
            <text:p>4649,47</text:p>
          </table:table-cell>
        </table:table-row>
      </table:table>
      <table:table table:name="my_results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6" office:value-type="string">
            <text:p>Problem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Farthest</text:p>
          </table:table-cell>
          <table:table-cell table:style-name="ce6"/>
          <table:table-cell table:style-name="ce6" office:value-type="string">
            <text:p>Density</text:p>
          </table:table-cell>
          <table:table-cell table:style-name="ce6"/>
          <table:table-cell table:style-name="ce6" office:value-type="string">
            <text:p>Hmeans</text:p>
          </table:table-cell>
          <table:table-cell table:style-name="ce6" table:number-columns-repeated="2"/>
          <table:table-cell table:style-name="ce6" office:value-type="string">
            <text:p>Jmeans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7" table:number-columns-repeated="2"/>
          <table:table-cell table:style-name="ce7" office:value-type="string">
            <text:p>Valor</text:p>
          </table:table-cell>
          <table:table-cell table:style-name="ce7" office:value-type="string">
            <text:p>tempo</text:p>
          </table:table-cell>
          <table:table-cell table:style-name="ce7" office:value-type="string">
            <text:p>Valor</text:p>
          </table:table-cell>
          <table:table-cell table:style-name="ce7" office:value-type="string">
            <text:p>tempo</text:p>
          </table:table-cell>
          <table:table-cell table:style-name="ce7" office:value-type="string">
            <text:p>Valor</text:p>
          </table:table-cell>
          <table:table-cell table:style-name="ce7" office:value-type="string">
            <text:p>tempo</text:p>
          </table:table-cell>
          <table:table-cell table:style-name="ce7" office:value-type="string">
            <text:p>Iterações</text:p>
          </table:table-cell>
          <table:table-cell table:style-name="ce7" office:value-type="string">
            <text:p>Valor</text:p>
          </table:table-cell>
          <table:table-cell table:style-name="ce7" office:value-type="string">
            <text:p>tempo</text:p>
          </table:table-cell>
          <table:table-cell table:style-name="ce7" office:value-type="string">
            <text:p>iterações</text:p>
          </table:table-cell>
          <table:table-cell>
            <draw:frame table:end-cell-address="my_results.Q14" table:end-x="0.392cm" table:end-y="0.312cm" draw:z-index="0" draw:style-name="gr1" svg:width="9.324cm" svg:height="5.283cm" svg:x="0.101cm" svg:y="0.428cm">
              <draw:object draw:notify-on-update-of-ranges="my_results.A13:my_results.A14 my_results.C1:my_results.C1 my_results.C13:my_results.C14 my_results.E1:my_results.E1 my_results.E13:my_results.E14 my_results.G1:my_results.G1 my_results.G13:my_results.G14 my_results.J1:my_results.J1 my_results.J13:my_results.J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string">
            <text:p>100x10</text:p>
          </table:table-cell>
          <table:table-cell table:style-name="ce6" office:value-type="float" office:value="25905">
            <text:p>25905</text:p>
          </table:table-cell>
          <table:table-cell table:style-name="ce11" office:value-type="float" office:value="0.009">
            <text:p>0,009</text:p>
          </table:table-cell>
          <table:table-cell table:style-name="ce6" office:value-type="float" office:value="18193.2">
            <text:p>18193,2</text:p>
          </table:table-cell>
          <table:table-cell table:style-name="ce11" office:value-type="float" office:value="0.085">
            <text:p>0,085</text:p>
          </table:table-cell>
          <table:table-cell table:style-name="ce7" office:value-type="float" office:value="19169.4">
            <text:p>19169,4</text:p>
          </table:table-cell>
          <table:table-cell table:style-name="ce12" office:value-type="float" office:value="0.002">
            <text:p>0,002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2180.1">
            <text:p>22180,1</text:p>
          </table:table-cell>
          <table:table-cell table:style-name="ce11" office:value-type="float" office:value="0.177">
            <text:p>0,177</text:p>
          </table:table-cell>
          <table:table-cell table:style-name="ce6" office:value-type="float" office:value="4">
            <text:p>4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9520.3">
            <text:p>19520,3</text:p>
          </table:table-cell>
          <table:table-cell table:style-name="ce12" office:value-type="float" office:value="0.006">
            <text:p>0,006</text:p>
          </table:table-cell>
          <table:table-cell table:style-name="ce7" office:value-type="float" office:value="12">
            <text:p>12</text:p>
          </table:table-cell>
          <table:table-cell table:style-name="ce18" office:value-type="float" office:value="20247.9">
            <text:p>20247,90</text:p>
          </table:table-cell>
          <table:table-cell table:style-name="ce12" office:value-type="float" office:value="269">
            <text:p>269,000</text:p>
          </table:table-cell>
          <table:table-cell table:style-name="ce7" office:value-type="float" office:value="7">
            <text:p>7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9688.6">
            <text:p>19688,6</text:p>
          </table:table-cell>
          <table:table-cell table:style-name="ce12" office:value-type="float" office:value="0.004">
            <text:p>0,004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8" office:value-type="float" office:value="19787.5">
            <text:p>19787,5</text:p>
          </table:table-cell>
          <table:table-cell table:style-name="ce13" office:value-type="float" office:value="0.002">
            <text:p>0,002</text:p>
          </table:table-cell>
          <table:table-cell table:style-name="ce8" office:value-type="float" office:value="5">
            <text:p>5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9908.5">
            <text:p>19908,5</text:p>
          </table:table-cell>
          <table:table-cell table:style-name="ce12" office:value-type="float" office:value="0.441">
            <text:p>0,441</text:p>
          </table:table-cell>
          <table:table-cell table:style-name="ce7" office:value-type="float" office:value="1001">
            <text:p>1001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9969.8">
            <text:p>19969,8</text:p>
          </table:table-cell>
          <table:table-cell table:style-name="ce12" office:value-type="float" office:value="0.002">
            <text:p>0,002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9989.9">
            <text:p>19989,9</text:p>
          </table:table-cell>
          <table:table-cell table:style-name="ce12" office:value-type="float" office:value="0.002">
            <text:p>0,002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20385.4">
            <text:p>20385,4</text:p>
          </table:table-cell>
          <table:table-cell table:style-name="ce12" office:value-type="float" office:value="0.002">
            <text:p>0,002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20862.4">
            <text:p>20862,4</text:p>
          </table:table-cell>
          <table:table-cell table:style-name="ce12" office:value-type="float" office:value="0.003">
            <text:p>0,003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8" table:number-columns-repeated="3"/>
          <table:table-cell table:style-name="ce13"/>
          <table:table-cell table:style-name="ce8"/>
          <table:table-cell table:style-name="ce13"/>
          <table:table-cell table:style-name="ce6" office:value-type="float" office:value="21384.2">
            <text:p>21384,2</text:p>
          </table:table-cell>
          <table:table-cell table:style-name="ce11" office:value-type="float" office:value="0.004">
            <text:p>0,004</text:p>
          </table:table-cell>
          <table:table-cell table:style-name="ce6" office:value-type="float" office:value="9">
            <text:p>9</text:p>
          </table:table-cell>
          <table:table-cell table:style-name="ce8"/>
          <table:table-cell table:style-name="ce13"/>
          <table:table-cell table:style-name="ce8"/>
          <table:table-cell/>
        </table:table-row>
        <table:table-row table:style-name="ro1">
          <table:table-cell table:style-name="ce9" office:value-type="string">
            <text:p>Médias</text:p>
          </table:table-cell>
          <table:table-cell table:style-name="ce9"/>
          <table:table-cell table:style-name="ce9" table:formula="of:=[.C3]" office:value-type="float" office:value="25905">
            <text:p>25905</text:p>
          </table:table-cell>
          <table:table-cell table:style-name="ce9" table:formula="of:=[.D3]" office:value-type="float" office:value="0.009">
            <text:p>0,01</text:p>
          </table:table-cell>
          <table:table-cell table:style-name="ce9" table:formula="of:=[.E3]" office:value-type="float" office:value="18193.2">
            <text:p>18193,2</text:p>
          </table:table-cell>
          <table:table-cell table:style-name="ce14" table:formula="of:=[.F3]" office:value-type="float" office:value="0.085">
            <text:p>0,085</text:p>
          </table:table-cell>
          <table:table-cell table:style-name="ce9" table:formula="of:=MEDIAN([.G3:.G12])" office:value-type="float" office:value="19939.15">
            <text:p>19939,15</text:p>
          </table:table-cell>
          <table:table-cell table:style-name="ce14" table:formula="of:=MEDIAN([.H3:.H12])" office:value-type="float" office:value="0.0025">
            <text:p>0,003</text:p>
          </table:table-cell>
          <table:table-cell table:style-name="ce9" table:formula="of:=MEDIAN([.I3:.I12])" office:value-type="float" office:value="6">
            <text:p>6</text:p>
          </table:table-cell>
          <table:table-cell table:style-name="ce9" table:formula="of:=MEDIAN([.J3:.J12])" office:value-type="float" office:value="21214">
            <text:p>21214</text:p>
          </table:table-cell>
          <table:table-cell table:style-name="ce9" table:formula="of:=MEDIAN([.K3:.K12])" office:value-type="float" office:value="134.5885">
            <text:p>134,59</text:p>
          </table:table-cell>
          <table:table-cell table:style-name="ce9" table:formula="of:=MEDIAN([.L3:.L12])" office:value-type="float" office:value="5.5">
            <text:p>5,5</text:p>
          </table:table-cell>
          <table:table-cell/>
        </table:table-row>
        <table:table-row table:style-name="ro1">
          <table:table-cell table:style-name="ce10" office:value-type="string">
            <text:p>Min</text:p>
          </table:table-cell>
          <table:table-cell table:style-name="ce10"/>
          <table:table-cell table:style-name="ce9" table:formula="of:=[.C3]" office:value-type="float" office:value="25905">
            <text:p>25905</text:p>
          </table:table-cell>
          <table:table-cell table:style-name="ce9" table:formula="of:=[.D3]" office:value-type="float" office:value="0.009">
            <text:p>0,01</text:p>
          </table:table-cell>
          <table:table-cell table:style-name="ce9" table:formula="of:=[.E3]" office:value-type="float" office:value="18193.2">
            <text:p>18193,2</text:p>
          </table:table-cell>
          <table:table-cell table:style-name="ce14" table:formula="of:=[.F3]" office:value-type="float" office:value="0.085">
            <text:p>0,085</text:p>
          </table:table-cell>
          <table:table-cell table:style-name="ce15" table:formula="of:=MIN([.G3:.G12])" office:value-type="float" office:value="19169.4">
            <text:p>19169,4</text:p>
          </table:table-cell>
          <table:table-cell table:style-name="ce16" table:formula="of:=[.H3]" office:value-type="float" office:value="0.002">
            <text:p>0,002</text:p>
          </table:table-cell>
          <table:table-cell table:style-name="ce15" table:formula="of:=[.I3]" office:value-type="float" office:value="4">
            <text:p>4</text:p>
          </table:table-cell>
          <table:table-cell table:style-name="ce15" table:formula="of:=MIN([.J3:.J12])" office:value-type="float" office:value="20247.9">
            <text:p>20247,9</text:p>
          </table:table-cell>
          <table:table-cell table:style-name="ce15" table:formula="of:=MIN([.K3:.K12])" office:value-type="float" office:value="0.177">
            <text:p>0,18</text:p>
          </table:table-cell>
          <table:table-cell table:style-name="ce15" table:formula="of:=MIN([.L3:.L12])" office:value-type="float" office:value="4">
            <text:p>4</text:p>
          </table:table-cell>
          <table:table-cell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 office:value-type="string">
            <text:p>200x15</text:p>
          </table:table-cell>
          <table:table-cell table:style-name="ce6" office:value-type="float" office:value="52121.3">
            <text:p>52121,3</text:p>
          </table:table-cell>
          <table:table-cell table:style-name="ce11" office:value-type="float" office:value="0.03">
            <text:p>0,030</text:p>
          </table:table-cell>
          <table:table-cell table:style-name="ce6" office:value-type="float" office:value="34520.4">
            <text:p>34520,4</text:p>
          </table:table-cell>
          <table:table-cell table:style-name="ce11" office:value-type="float" office:value="0.393">
            <text:p>0,393</text:p>
          </table:table-cell>
          <table:table-cell table:style-name="ce7" office:value-type="float" office:value="35179.5">
            <text:p>35179,5</text:p>
          </table:table-cell>
          <table:table-cell table:style-name="ce12" office:value-type="float" office:value="0.003">
            <text:p>0,003</text:p>
          </table:table-cell>
          <table:table-cell table:style-name="ce7" office:value-type="float" office:value="3">
            <text:p>3</text:p>
          </table:table-cell>
          <table:table-cell table:style-name="ce6" office:value-type="float" office:value="34591.2">
            <text:p>34591,2</text:p>
          </table:table-cell>
          <table:table-cell table:style-name="ce11" office:value-type="float" office:value="3.002">
            <text:p>3,002</text:p>
          </table:table-cell>
          <table:table-cell table:style-name="ce6" office:value-type="float" office:value="11">
            <text:p>11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35686.5">
            <text:p>35686,5</text:p>
          </table:table-cell>
          <table:table-cell table:style-name="ce12" office:value-type="float" office:value="0.012">
            <text:p>0,012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34805.4">
            <text:p>34805,4</text:p>
          </table:table-cell>
          <table:table-cell table:style-name="ce12" office:value-type="float" office:value="5.752">
            <text:p>5,752</text:p>
          </table:table-cell>
          <table:table-cell table:style-name="ce7" office:value-type="float" office:value="19">
            <text:p>19</text:p>
          </table:table-cell>
          <table:table-cell>
            <draw:frame table:end-cell-address="my_results.Q26" table:end-x="0.14cm" table:end-y="0.384cm" draw:z-index="1" draw:style-name="gr1" svg:width="9.171cm" svg:height="4.881cm" svg:x="0.002cm" svg:y="0.001cm">
              <draw:object draw:notify-on-update-of-ranges="my_results.A25:my_results.A26 my_results.C1:my_results.C1 my_results.C25:my_results.C26 my_results.E1:my_results.E1 my_results.E25:my_results.E26 my_results.G1:my_results.G1 my_results.G25:my_results.G26 my_results.J1:my_results.J1 my_results.J25:my_results.J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35876.1">
            <text:p>35876,1</text:p>
          </table:table-cell>
          <table:table-cell table:style-name="ce12" office:value-type="float" office:value="0.009">
            <text:p>0,00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5458.6">
            <text:p>35458,6</text:p>
          </table:table-cell>
          <table:table-cell table:style-name="ce12" office:value-type="float" office:value="4.446">
            <text:p>4,446</text:p>
          </table:table-cell>
          <table:table-cell table:style-name="ce7" office:value-type="float" office:value="14">
            <text:p>14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35974.3">
            <text:p>35974,3</text:p>
          </table:table-cell>
          <table:table-cell table:style-name="ce12" office:value-type="float" office:value="0.004">
            <text:p>0,0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5543.8">
            <text:p>35543,8</text:p>
          </table:table-cell>
          <table:table-cell table:style-name="ce12" office:value-type="float" office:value="4.074">
            <text:p>4,074</text:p>
          </table:table-cell>
          <table:table-cell table:style-name="ce7" office:value-type="float" office:value="13">
            <text:p>13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36178.4">
            <text:p>36178,4</text:p>
          </table:table-cell>
          <table:table-cell table:style-name="ce12" office:value-type="float" office:value="0.009">
            <text:p>0,00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5724.9">
            <text:p>35724,9</text:p>
          </table:table-cell>
          <table:table-cell table:style-name="ce12" office:value-type="float" office:value="5.072">
            <text:p>5,072</text:p>
          </table:table-cell>
          <table:table-cell table:style-name="ce7" office:value-type="float" office:value="17">
            <text:p>17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8" office:value-type="float" office:value="36513.9">
            <text:p>36513,9</text:p>
          </table:table-cell>
          <table:table-cell table:style-name="ce13" office:value-type="float" office:value="0.006">
            <text:p>0,006</text:p>
          </table:table-cell>
          <table:table-cell table:style-name="ce8" office:value-type="float" office:value="5">
            <text:p>5</text:p>
          </table:table-cell>
          <table:table-cell table:style-name="ce7" office:value-type="float" office:value="35853">
            <text:p>35853</text:p>
          </table:table-cell>
          <table:table-cell table:style-name="ce12" office:value-type="float" office:value="6.537">
            <text:p>6,537</text:p>
          </table:table-cell>
          <table:table-cell table:style-name="ce7" office:value-type="float" office:value="21">
            <text:p>21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37308.2">
            <text:p>37308,2</text:p>
          </table:table-cell>
          <table:table-cell table:style-name="ce12" office:value-type="float" office:value="0.004">
            <text:p>0,0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6092.8">
            <text:p>36092,8</text:p>
          </table:table-cell>
          <table:table-cell table:style-name="ce12" office:value-type="float" office:value="4.733">
            <text:p>4,733</text:p>
          </table:table-cell>
          <table:table-cell table:style-name="ce7" office:value-type="float" office:value="15">
            <text:p>15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37496.3">
            <text:p>37496,3</text:p>
          </table:table-cell>
          <table:table-cell table:style-name="ce12" office:value-type="float" office:value="0.008">
            <text:p>0,00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6419.9">
            <text:p>36419,9</text:p>
          </table:table-cell>
          <table:table-cell table:style-name="ce12" office:value-type="float" office:value="5.03">
            <text:p>5,030</text:p>
          </table:table-cell>
          <table:table-cell table:style-name="ce7" office:value-type="float" office:value="15">
            <text:p>15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6" office:value-type="float" office:value="38255">
            <text:p>38255</text:p>
          </table:table-cell>
          <table:table-cell table:style-name="ce11" office:value-type="float" office:value="0.005">
            <text:p>0,005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37457.3">
            <text:p>37457,3</text:p>
          </table:table-cell>
          <table:table-cell table:style-name="ce13" office:value-type="float" office:value="4.891">
            <text:p>4,891</text:p>
          </table:table-cell>
          <table:table-cell table:style-name="ce8" office:value-type="float" office:value="14">
            <text:p>14</text:p>
          </table:table-cell>
          <table:table-cell/>
        </table:table-row>
        <table:table-row table:style-name="ro1">
          <table:table-cell table:style-name="ce8" table:number-columns-repeated="3"/>
          <table:table-cell table:style-name="ce13"/>
          <table:table-cell table:style-name="ce8"/>
          <table:table-cell table:style-name="ce13"/>
          <table:table-cell table:style-name="ce7" office:value-type="float" office:value="39208.7">
            <text:p>39208,7</text:p>
          </table:table-cell>
          <table:table-cell table:style-name="ce12" office:value-type="float" office:value="0.007">
            <text:p>0,00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39149">
            <text:p>39149</text:p>
          </table:table-cell>
          <table:table-cell table:style-name="ce12" office:value-type="float" office:value="2.93">
            <text:p>2,930</text:p>
          </table:table-cell>
          <table:table-cell table:style-name="ce7" office:value-type="float" office:value="10">
            <text:p>10</text:p>
          </table:table-cell>
          <table:table-cell/>
        </table:table-row>
        <table:table-row table:style-name="ro1">
          <table:table-cell table:style-name="ce9" office:value-type="string">
            <text:p>Médias</text:p>
          </table:table-cell>
          <table:table-cell table:style-name="ce9"/>
          <table:table-cell table:style-name="ce9" table:formula="of:=[.C15]" office:value-type="float" office:value="52121.3">
            <text:p>52121,3</text:p>
          </table:table-cell>
          <table:table-cell table:style-name="ce9" table:formula="of:=[.D15]" office:value-type="float" office:value="0.03">
            <text:p>0,03</text:p>
          </table:table-cell>
          <table:table-cell table:style-name="ce9" table:formula="of:=[.E15]" office:value-type="float" office:value="34520.4">
            <text:p>34520,4</text:p>
          </table:table-cell>
          <table:table-cell table:style-name="ce14" table:formula="of:=[.F15]" office:value-type="float" office:value="0.393">
            <text:p>0,393</text:p>
          </table:table-cell>
          <table:table-cell table:style-name="ce9" table:formula="of:=MEDIAN([.G15:.G24])" office:value-type="float" office:value="36346.15">
            <text:p>36346,15</text:p>
          </table:table-cell>
          <table:table-cell table:style-name="ce14" table:formula="of:=MEDIAN([.H15:.H24])" office:value-type="float" office:value="0.0065">
            <text:p>0,007</text:p>
          </table:table-cell>
          <table:table-cell table:style-name="ce9" table:formula="of:=MEDIAN([.I15:.I24])" office:value-type="float" office:value="5.5">
            <text:p>5,5</text:p>
          </table:table-cell>
          <table:table-cell table:style-name="ce9" table:formula="of:=MEDIAN([.J15:.J24])" office:value-type="float" office:value="35788.95">
            <text:p>35788,95</text:p>
          </table:table-cell>
          <table:table-cell table:style-name="ce9" table:formula="of:=MEDIAN([.K15:.K24])" office:value-type="float" office:value="4.812">
            <text:p>4,81</text:p>
          </table:table-cell>
          <table:table-cell table:style-name="ce9" table:formula="of:=MEDIAN([.L15:.L24])" office:value-type="float" office:value="14.5">
            <text:p>14,5</text:p>
          </table:table-cell>
          <table:table-cell/>
        </table:table-row>
        <table:table-row table:style-name="ro1">
          <table:table-cell table:style-name="ce10" office:value-type="string">
            <text:p>Min</text:p>
          </table:table-cell>
          <table:table-cell table:style-name="ce10"/>
          <table:table-cell table:style-name="ce10" table:formula="of:=[.C15]" office:value-type="float" office:value="52121.3">
            <text:p>52121,3</text:p>
          </table:table-cell>
          <table:table-cell table:style-name="ce10" table:formula="of:=[.D15]" office:value-type="float" office:value="0.03">
            <text:p>0,03</text:p>
          </table:table-cell>
          <table:table-cell table:style-name="ce10" table:formula="of:=[.E15]" office:value-type="float" office:value="34520.4">
            <text:p>34520,4</text:p>
          </table:table-cell>
          <table:table-cell table:style-name="ce14" table:formula="of:=[.F15]" office:value-type="float" office:value="0.393">
            <text:p>0,393</text:p>
          </table:table-cell>
          <table:table-cell table:style-name="ce15" table:formula="of:=MIN([.G15:.G24])" office:value-type="float" office:value="35179.5">
            <text:p>35179,5</text:p>
          </table:table-cell>
          <table:table-cell table:style-name="ce16" table:formula="of:=[.H15]" office:value-type="float" office:value="0.003">
            <text:p>0,003</text:p>
          </table:table-cell>
          <table:table-cell table:style-name="ce15" table:formula="of:=[.I15]" office:value-type="float" office:value="3">
            <text:p>3</text:p>
          </table:table-cell>
          <table:table-cell table:style-name="ce15" table:formula="of:=MIN([.J15:.J24])" office:value-type="float" office:value="34591.2">
            <text:p>34591,2</text:p>
          </table:table-cell>
          <table:table-cell table:style-name="ce16" table:formula="of:=[.K15]" office:value-type="float" office:value="3.002">
            <text:p>3,002</text:p>
          </table:table-cell>
          <table:table-cell table:style-name="ce15" table:formula="of:=[.L15]" office:value-type="float" office:value="11">
            <text:p>11</text:p>
          </table:table-cell>
          <table:table-cell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string">
            <text:p>300x25</text:p>
          </table:table-cell>
          <table:table-cell table:style-name="ce7" office:value-type="float" office:value="76345.3">
            <text:p>76345,3</text:p>
          </table:table-cell>
          <table:table-cell table:style-name="ce12" office:value-type="float" office:value="0.036">
            <text:p>0,036</text:p>
          </table:table-cell>
          <table:table-cell table:style-name="ce7" office:value-type="float" office:value="47976.7">
            <text:p>47976,7</text:p>
          </table:table-cell>
          <table:table-cell table:style-name="ce12" office:value-type="float" office:value="1.678">
            <text:p>1,678</text:p>
          </table:table-cell>
          <table:table-cell table:style-name="ce7" office:value-type="float" office:value="49231.8">
            <text:p>49231,8</text:p>
          </table:table-cell>
          <table:table-cell table:style-name="ce12" office:value-type="float" office:value="0.013">
            <text:p>0,01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8140.4">
            <text:p>48140,4</text:p>
          </table:table-cell>
          <table:table-cell table:style-name="ce12" office:value-type="float" office:value="28.983">
            <text:p>28,983</text:p>
          </table:table-cell>
          <table:table-cell table:style-name="ce7" office:value-type="float" office:value="20">
            <text:p>20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49926.9">
            <text:p>49926,9</text:p>
          </table:table-cell>
          <table:table-cell table:style-name="ce12" office:value-type="float" office:value="0.014">
            <text:p>0,01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48492.3">
            <text:p>48492,3</text:p>
          </table:table-cell>
          <table:table-cell table:style-name="ce12" office:value-type="float" office:value="26.769">
            <text:p>26,769</text:p>
          </table:table-cell>
          <table:table-cell table:style-name="ce7" office:value-type="float" office:value="20">
            <text:p>20</text:p>
          </table:table-cell>
          <table:table-cell>
            <draw:frame table:end-cell-address="my_results.Q38" table:end-x="0.14cm" table:end-y="0.382cm" draw:z-index="2" draw:style-name="gr1" svg:width="9.171cm" svg:height="4.881cm" svg:x="0.002cm" svg:y="0cm">
              <draw:object draw:notify-on-update-of-ranges="my_results.A37:my_results.A38 my_results.C1:my_results.C1 my_results.C37:my_results.C38 my_results.E1:my_results.E1 my_results.E37:my_results.E38 my_results.G1:my_results.G1 my_results.G37:my_results.G38 my_results.J1:my_results.J1 my_results.J37:my_results.J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0064.4">
            <text:p>50064,4</text:p>
          </table:table-cell>
          <table:table-cell table:style-name="ce12" office:value-type="float" office:value="0.022">
            <text:p>0,022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49383.4">
            <text:p>49383,4</text:p>
          </table:table-cell>
          <table:table-cell table:style-name="ce12" office:value-type="float" office:value="44.696">
            <text:p>44,696</text:p>
          </table:table-cell>
          <table:table-cell table:style-name="ce7" office:value-type="float" office:value="30">
            <text:p>30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0078.8">
            <text:p>50078,8</text:p>
          </table:table-cell>
          <table:table-cell table:style-name="ce12" office:value-type="float" office:value="0.009">
            <text:p>0,009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9653.4">
            <text:p>49653,4</text:p>
          </table:table-cell>
          <table:table-cell table:style-name="ce12" office:value-type="float" office:value="31.434">
            <text:p>31,434</text:p>
          </table:table-cell>
          <table:table-cell table:style-name="ce7" office:value-type="float" office:value="19">
            <text:p>19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0216.7">
            <text:p>50216,7</text:p>
          </table:table-cell>
          <table:table-cell table:style-name="ce12" office:value-type="float" office:value="0.013">
            <text:p>0,01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9798.9">
            <text:p>49798,9</text:p>
          </table:table-cell>
          <table:table-cell table:style-name="ce12" office:value-type="float" office:value="26.224">
            <text:p>26,224</text:p>
          </table:table-cell>
          <table:table-cell table:style-name="ce7" office:value-type="float" office:value="18">
            <text:p>18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8" office:value-type="float" office:value="50487.6">
            <text:p>50487,6</text:p>
          </table:table-cell>
          <table:table-cell table:style-name="ce13" office:value-type="float" office:value="0.01">
            <text:p>0,010</text:p>
          </table:table-cell>
          <table:table-cell table:style-name="ce8" office:value-type="float" office:value="5">
            <text:p>5</text:p>
          </table:table-cell>
          <table:table-cell table:style-name="ce7" office:value-type="float" office:value="49933.2">
            <text:p>49933,2</text:p>
          </table:table-cell>
          <table:table-cell table:style-name="ce12" office:value-type="float" office:value="30.639">
            <text:p>30,639</text:p>
          </table:table-cell>
          <table:table-cell table:style-name="ce7" office:value-type="float" office:value="21">
            <text:p>21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0603.4">
            <text:p>50603,4</text:p>
          </table:table-cell>
          <table:table-cell table:style-name="ce12" office:value-type="float" office:value="0.009">
            <text:p>0,009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1265.4">
            <text:p>51265,4</text:p>
          </table:table-cell>
          <table:table-cell table:style-name="ce12" office:value-type="float" office:value="22.851">
            <text:p>22,851</text:p>
          </table:table-cell>
          <table:table-cell table:style-name="ce7" office:value-type="float" office:value="14">
            <text:p>14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1299.4">
            <text:p>51299,4</text:p>
          </table:table-cell>
          <table:table-cell table:style-name="ce12" office:value-type="float" office:value="0.013">
            <text:p>0,01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3664.8">
            <text:p>53664,8</text:p>
          </table:table-cell>
          <table:table-cell table:style-name="ce12" office:value-type="float" office:value="14.828">
            <text:p>14,828</text:p>
          </table:table-cell>
          <table:table-cell table:style-name="ce7" office:value-type="float" office:value="10">
            <text:p>10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1566.9">
            <text:p>51566,9</text:p>
          </table:table-cell>
          <table:table-cell table:style-name="ce12" office:value-type="float" office:value="0.036">
            <text:p>0,036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8" table:number-columns-repeated="3"/>
          <table:table-cell table:style-name="ce13"/>
          <table:table-cell table:style-name="ce8"/>
          <table:table-cell table:style-name="ce13"/>
          <table:table-cell table:style-name="ce7" office:value-type="float" office:value="53040.8">
            <text:p>53040,8</text:p>
          </table:table-cell>
          <table:table-cell table:style-name="ce12" office:value-type="float" office:value="0.009">
            <text:p>0,009</text:p>
          </table:table-cell>
          <table:table-cell table:style-name="ce7" office:value-type="float" office:value="5">
            <text:p>5</text:p>
          </table:table-cell>
          <table:table-cell table:style-name="ce8"/>
          <table:table-cell table:style-name="ce13"/>
          <table:table-cell table:style-name="ce8"/>
          <table:table-cell/>
        </table:table-row>
        <table:table-row table:style-name="ro1">
          <table:table-cell table:style-name="ce9" office:value-type="string">
            <text:p>Médias</text:p>
          </table:table-cell>
          <table:table-cell table:style-name="ce9"/>
          <table:table-cell table:style-name="ce9" table:formula="of:=[.C27]" office:value-type="float" office:value="76345.3">
            <text:p>76345,3</text:p>
          </table:table-cell>
          <table:table-cell table:style-name="ce9" table:formula="of:=[.D27]" office:value-type="float" office:value="0.036">
            <text:p>0,04</text:p>
          </table:table-cell>
          <table:table-cell table:style-name="ce9" table:formula="of:=[.E27]" office:value-type="float" office:value="47976.7">
            <text:p>47976,7</text:p>
          </table:table-cell>
          <table:table-cell table:style-name="ce14" table:formula="of:=[.F27]" office:value-type="float" office:value="1.678">
            <text:p>1,678</text:p>
          </table:table-cell>
          <table:table-cell table:style-name="ce9" table:formula="of:=MEDIAN([.G27:.G36])" office:value-type="float" office:value="50352.15">
            <text:p>50352,15</text:p>
          </table:table-cell>
          <table:table-cell table:style-name="ce14" table:formula="of:=MEDIAN([.H27:.H36])" office:value-type="float" office:value="0.013">
            <text:p>0,013</text:p>
          </table:table-cell>
          <table:table-cell table:style-name="ce9" table:formula="of:=MEDIAN([.I27:.I36])" office:value-type="float" office:value="6.5">
            <text:p>6,5</text:p>
          </table:table-cell>
          <table:table-cell table:style-name="ce9" table:formula="of:=MEDIAN([.J27:.J34])" office:value-type="float" office:value="49726.15">
            <text:p>49726,15</text:p>
          </table:table-cell>
          <table:table-cell table:style-name="ce14" table:formula="of:=MEDIAN([.K27:.K34])" office:value-type="float" office:value="27.876">
            <text:p>27,876</text:p>
          </table:table-cell>
          <table:table-cell table:style-name="ce9" table:formula="of:=MEDIAN([.L27:.L34])" office:value-type="float" office:value="19.5">
            <text:p>19,5</text:p>
          </table:table-cell>
          <table:table-cell/>
        </table:table-row>
        <table:table-row table:style-name="ro1">
          <table:table-cell table:style-name="ce10" office:value-type="string">
            <text:p>Min</text:p>
          </table:table-cell>
          <table:table-cell table:style-name="ce10"/>
          <table:table-cell table:style-name="ce9" table:formula="of:=[.C27]" office:value-type="float" office:value="76345.3">
            <text:p>76345,3</text:p>
          </table:table-cell>
          <table:table-cell table:style-name="ce9" table:formula="of:=[.D27]" office:value-type="float" office:value="0.036">
            <text:p>0,04</text:p>
          </table:table-cell>
          <table:table-cell table:style-name="ce9" table:formula="of:=[.E27]" office:value-type="float" office:value="47976.7">
            <text:p>47976,7</text:p>
          </table:table-cell>
          <table:table-cell table:style-name="ce14" table:formula="of:=[.F27]" office:value-type="float" office:value="1.678">
            <text:p>1,678</text:p>
          </table:table-cell>
          <table:table-cell table:style-name="ce15" table:formula="of:=MIN([.G27:.G36])" office:value-type="float" office:value="49231.8">
            <text:p>49231,8</text:p>
          </table:table-cell>
          <table:table-cell table:style-name="ce16" table:formula="of:=[.H27]" office:value-type="float" office:value="0.013">
            <text:p>0,013</text:p>
          </table:table-cell>
          <table:table-cell table:style-name="ce15" table:formula="of:=[.I27]" office:value-type="float" office:value="7">
            <text:p>7</text:p>
          </table:table-cell>
          <table:table-cell table:style-name="ce15" table:formula="of:=MIN([.J27:.J34])" office:value-type="float" office:value="48140.4">
            <text:p>48140,4</text:p>
          </table:table-cell>
          <table:table-cell table:style-name="ce16" table:formula="of:=[.K27]" office:value-type="float" office:value="28.983">
            <text:p>28,983</text:p>
          </table:table-cell>
          <table:table-cell table:style-name="ce15" table:formula="of:=[.L27]" office:value-type="float" office:value="20">
            <text:p>20</text:p>
          </table:table-cell>
          <table:table-cell>
            <draw:frame table:end-cell-address="my_results.Q50" table:end-x="0.163cm" table:end-y="0.316cm" draw:z-index="3" draw:style-name="gr1" svg:width="9.171cm" svg:height="5.374cm" svg:x="0.025cm" svg:y="0.34cm">
              <draw:object draw:notify-on-update-of-ranges="my_results.A37:my_results.A38 my_results.C1:my_results.C1 my_results.C49:my_results.C50 my_results.E1:my_results.E1 my_results.E49:my_results.E50 my_results.G1:my_results.G1 my_results.G49:my_results.G50 my_results.J1:my_results.J1 my_results.J49:my_results.J5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7" office:value-type="string">
            <text:p>300x30</text:p>
          </table:table-cell>
          <table:table-cell table:style-name="ce7" office:value-type="float" office:value="69956.2">
            <text:p>69956,2</text:p>
          </table:table-cell>
          <table:table-cell table:style-name="ce7" office:value-type="float" office:value="0.046">
            <text:p>0,05</text:p>
          </table:table-cell>
          <table:table-cell table:style-name="ce7" office:value-type="float" office:value="42501.7">
            <text:p>42501,7</text:p>
          </table:table-cell>
          <table:table-cell table:style-name="ce12" office:value-type="float" office:value="1.839">
            <text:p>1,839</text:p>
          </table:table-cell>
          <table:table-cell table:style-name="ce7" office:value-type="float" office:value="42607.4">
            <text:p>42607,4</text:p>
          </table:table-cell>
          <table:table-cell table:style-name="ce12" office:value-type="float" office:value="0.01">
            <text:p>0,0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2329">
            <text:p>42329</text:p>
          </table:table-cell>
          <table:table-cell table:style-name="ce12" office:value-type="float" office:value="50.773">
            <text:p>50,773</text:p>
          </table:table-cell>
          <table:table-cell table:style-name="ce7" office:value-type="float" office:value="27">
            <text:p>27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7" office:value-type="float" office:value="43125.9">
            <text:p>43125,9</text:p>
          </table:table-cell>
          <table:table-cell table:style-name="ce12" office:value-type="float" office:value="0.013">
            <text:p>0,01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2876.8">
            <text:p>42876,8</text:p>
          </table:table-cell>
          <table:table-cell table:style-name="ce12" office:value-type="float" office:value="70.13">
            <text:p>70,130</text:p>
          </table:table-cell>
          <table:table-cell table:style-name="ce7" office:value-type="float" office:value="34">
            <text:p>34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7" office:value-type="float" office:value="44858">
            <text:p>44858</text:p>
          </table:table-cell>
          <table:table-cell table:style-name="ce12" office:value-type="float" office:value="0.009">
            <text:p>0,009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42901.6">
            <text:p>42901,6</text:p>
          </table:table-cell>
          <table:table-cell table:style-name="ce13" office:value-type="float" office:value="54.386">
            <text:p>54,386</text:p>
          </table:table-cell>
          <table:table-cell table:style-name="ce8" office:value-type="float" office:value="28">
            <text:p>28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7" office:value-type="float" office:value="45467.6">
            <text:p>45467,6</text:p>
          </table:table-cell>
          <table:table-cell table:style-name="ce12" office:value-type="float" office:value="0.008">
            <text:p>0,00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3527.5">
            <text:p>43527,5</text:p>
          </table:table-cell>
          <table:table-cell table:style-name="ce12" office:value-type="float" office:value="40.278">
            <text:p>40,278</text:p>
          </table:table-cell>
          <table:table-cell table:style-name="ce7" office:value-type="float" office:value="21">
            <text:p>21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7" office:value-type="float" office:value="45639.7">
            <text:p>45639,7</text:p>
          </table:table-cell>
          <table:table-cell table:style-name="ce12" office:value-type="float" office:value="0.01">
            <text:p>0,0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3937.7">
            <text:p>43937,7</text:p>
          </table:table-cell>
          <table:table-cell table:style-name="ce12" office:value-type="float" office:value="43.584">
            <text:p>43,584</text:p>
          </table:table-cell>
          <table:table-cell table:style-name="ce7" office:value-type="float" office:value="22">
            <text:p>22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7" office:value-type="float" office:value="45677.5">
            <text:p>45677,5</text:p>
          </table:table-cell>
          <table:table-cell table:style-name="ce12" office:value-type="float" office:value="0.012">
            <text:p>0,01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4185.4">
            <text:p>44185,4</text:p>
          </table:table-cell>
          <table:table-cell table:style-name="ce12" office:value-type="float" office:value="45.824">
            <text:p>45,824</text:p>
          </table:table-cell>
          <table:table-cell table:style-name="ce7" office:value-type="float" office:value="23">
            <text:p>23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7" office:value-type="float" office:value="46149.5">
            <text:p>46149,5</text:p>
          </table:table-cell>
          <table:table-cell table:style-name="ce12" office:value-type="float" office:value="0.01">
            <text:p>0,0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4668.9">
            <text:p>44668,9</text:p>
          </table:table-cell>
          <table:table-cell table:style-name="ce12" office:value-type="float" office:value="28.237">
            <text:p>28,237</text:p>
          </table:table-cell>
          <table:table-cell table:style-name="ce7" office:value-type="float" office:value="16">
            <text:p>16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8" office:value-type="float" office:value="46208.9">
            <text:p>46208,9</text:p>
          </table:table-cell>
          <table:table-cell table:style-name="ce13" office:value-type="float" office:value="0.01">
            <text:p>0,010</text:p>
          </table:table-cell>
          <table:table-cell table:style-name="ce8" office:value-type="float" office:value="5">
            <text:p>5</text:p>
          </table:table-cell>
          <table:table-cell table:style-name="ce7" office:value-type="float" office:value="45115.7">
            <text:p>45115,7</text:p>
          </table:table-cell>
          <table:table-cell table:style-name="ce12" office:value-type="float" office:value="38.275">
            <text:p>38,275</text:p>
          </table:table-cell>
          <table:table-cell table:style-name="ce7" office:value-type="float" office:value="19">
            <text:p>19</text:p>
          </table:table-cell>
          <table:table-cell/>
        </table:table-row>
        <table:table-row table:style-name="ro1">
          <table:table-cell table:style-name="ce7" table:number-columns-repeated="6"/>
          <table:table-cell table:style-name="ce7" office:value-type="float" office:value="46503.7">
            <text:p>46503,7</text:p>
          </table:table-cell>
          <table:table-cell table:style-name="ce12" office:value-type="float" office:value="0.007">
            <text:p>0,0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561.1">
            <text:p>45561,1</text:p>
          </table:table-cell>
          <table:table-cell table:style-name="ce12" office:value-type="float" office:value="27.136">
            <text:p>27,136</text:p>
          </table:table-cell>
          <table:table-cell table:style-name="ce7" office:value-type="float" office:value="15">
            <text:p>15</text:p>
          </table:table-cell>
          <table:table-cell/>
        </table:table-row>
        <table:table-row table:style-name="ro1">
          <table:table-cell table:style-name="ce8" table:number-columns-repeated="6"/>
          <table:table-cell table:style-name="ce7" office:value-type="float" office:value="47571.9">
            <text:p>47571,9</text:p>
          </table:table-cell>
          <table:table-cell table:style-name="ce12" office:value-type="float" office:value="0.008">
            <text:p>0,00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6536.4">
            <text:p>46536,4</text:p>
          </table:table-cell>
          <table:table-cell table:style-name="ce12" office:value-type="float" office:value="27.294">
            <text:p>27,294</text:p>
          </table:table-cell>
          <table:table-cell table:style-name="ce7" office:value-type="float" office:value="15">
            <text:p>15</text:p>
          </table:table-cell>
          <table:table-cell/>
        </table:table-row>
        <table:table-row table:style-name="ro1">
          <table:table-cell table:style-name="ce9" office:value-type="string">
            <text:p>Médias</text:p>
          </table:table-cell>
          <table:table-cell table:style-name="ce9"/>
          <table:table-cell table:style-name="ce9" table:formula="of:=[.C39]" office:value-type="float" office:value="69956.2">
            <text:p>69956,2</text:p>
          </table:table-cell>
          <table:table-cell table:style-name="ce9" table:formula="of:=[.D39]" office:value-type="float" office:value="0.046">
            <text:p>0,05</text:p>
          </table:table-cell>
          <table:table-cell table:style-name="ce9" table:formula="of:=[.E39]" office:value-type="float" office:value="42501.7">
            <text:p>42501,7</text:p>
          </table:table-cell>
          <table:table-cell table:style-name="ce14" table:formula="of:=[.F39]" office:value-type="float" office:value="1.839">
            <text:p>1,839</text:p>
          </table:table-cell>
          <table:table-cell table:style-name="ce9" table:formula="of:=MEDIAN([.G39:.G48])" office:value-type="float" office:value="45658.6">
            <text:p>45658,6</text:p>
          </table:table-cell>
          <table:table-cell table:style-name="ce14" table:formula="of:=MEDIAN([.H39:.H48])" office:value-type="float" office:value="0.01">
            <text:p>0,010</text:p>
          </table:table-cell>
          <table:table-cell table:style-name="ce9" table:formula="of:=MEDIAN([.I39:.I48])" office:value-type="float" office:value="5">
            <text:p>5</text:p>
          </table:table-cell>
          <table:table-cell table:style-name="ce9" table:formula="of:=MEDIAN([.J39:.J48])" office:value-type="float" office:value="44061.55">
            <text:p>44061,55</text:p>
          </table:table-cell>
          <table:table-cell table:style-name="ce16" table:formula="of:=MEDIAN([.K39:.K48])" office:value-type="float" office:value="41.931">
            <text:p>41,931</text:p>
          </table:table-cell>
          <table:table-cell table:style-name="ce9" table:formula="of:=MEDIAN([.L39:.L48])" office:value-type="float" office:value="21.5">
            <text:p>21,5</text:p>
          </table:table-cell>
          <table:table-cell/>
        </table:table-row>
        <table:table-row table:style-name="ro1">
          <table:table-cell table:style-name="ce10" office:value-type="string">
            <text:p>Min</text:p>
          </table:table-cell>
          <table:table-cell table:style-name="ce10"/>
          <table:table-cell table:style-name="ce9" table:formula="of:=[.C39]" office:value-type="float" office:value="69956.2">
            <text:p>69956,2</text:p>
          </table:table-cell>
          <table:table-cell table:style-name="ce9" table:formula="of:=[.D39]" office:value-type="float" office:value="0.046">
            <text:p>0,05</text:p>
          </table:table-cell>
          <table:table-cell table:style-name="ce9" table:formula="of:=[.E39]" office:value-type="float" office:value="42501.7">
            <text:p>42501,7</text:p>
          </table:table-cell>
          <table:table-cell table:style-name="ce14" table:formula="of:=[.F39]" office:value-type="float" office:value="1.839">
            <text:p>1,839</text:p>
          </table:table-cell>
          <table:table-cell table:style-name="ce15" table:formula="of:=MIN([.G39:.G48])" office:value-type="float" office:value="42607.4">
            <text:p>42607,4</text:p>
          </table:table-cell>
          <table:table-cell table:style-name="ce16" table:formula="of:=[.H39]" office:value-type="float" office:value="0.01">
            <text:p>0,010</text:p>
          </table:table-cell>
          <table:table-cell table:style-name="ce15" table:formula="of:=[.I39]" office:value-type="float" office:value="5">
            <text:p>5</text:p>
          </table:table-cell>
          <table:table-cell table:style-name="ce15" table:formula="of:=MIN([.J39:.J48])" office:value-type="float" office:value="42329">
            <text:p>42329</text:p>
          </table:table-cell>
          <table:table-cell table:style-name="ce16" table:formula="of:=[.K39]" office:value-type="float" office:value="50.773">
            <text:p>50,773</text:p>
          </table:table-cell>
          <table:table-cell table:style-name="ce15" table:formula="of:=[.L39]" office:value-type="float" office:value="27">
            <text:p>27</text:p>
          </table:table-cell>
          <table:table-cell>
            <draw:frame table:end-cell-address="my_results.Q62" table:end-x="0.29cm" table:end-y="0.335cm" draw:z-index="4" draw:style-name="gr1" svg:width="9.171cm" svg:height="5.373cm" svg:x="0.152cm" svg:y="0.36cm">
              <draw:object draw:notify-on-update-of-ranges="my_results.A61:my_results.A62 my_results.C1:my_results.C1 my_results.C61:my_results.C62 my_results.E1:my_results.E1 my_results.E61:my_results.E62 my_results.G1:my_results.G1 my_results.G61:my_results.G62 my_results.J1:my_results.J1 my_results.J61:my_results.J6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7" office:value-type="string">
            <text:p>402x30</text:p>
          </table:table-cell>
          <table:table-cell table:style-name="ce7" office:value-type="float" office:value="103171">
            <text:p>103171</text:p>
          </table:table-cell>
          <table:table-cell table:style-name="ce12" office:value-type="float" office:value="0.056">
            <text:p>0,056</text:p>
          </table:table-cell>
          <table:table-cell table:style-name="ce7" office:value-type="float" office:value="65655.4">
            <text:p>65655,4</text:p>
          </table:table-cell>
          <table:table-cell table:style-name="ce12" office:value-type="float" office:value="6.396">
            <text:p>6,396</text:p>
          </table:table-cell>
          <table:table-cell table:style-name="ce7" office:value-type="float" office:value="66763.9">
            <text:p>66763,9</text:p>
          </table:table-cell>
          <table:table-cell table:style-name="ce12" office:value-type="float" office:value="0.021">
            <text:p>0,02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7595.4">
            <text:p>67595,4</text:p>
          </table:table-cell>
          <table:table-cell table:style-name="ce12" office:value-type="float" office:value="74.55">
            <text:p>74,550</text:p>
          </table:table-cell>
          <table:table-cell table:style-name="ce7" office:value-type="float" office:value="19">
            <text:p>19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66763.9">
            <text:p>66763,9</text:p>
          </table:table-cell>
          <table:table-cell table:style-name="ce12" office:value-type="float" office:value="0.021">
            <text:p>0,02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68755.4">
            <text:p>68755,4</text:p>
          </table:table-cell>
          <table:table-cell table:style-name="ce12" office:value-type="float" office:value="77.642">
            <text:p>77,642</text:p>
          </table:table-cell>
          <table:table-cell table:style-name="ce7" office:value-type="float" office:value="21">
            <text:p>21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68304.3">
            <text:p>68304,3</text:p>
          </table:table-cell>
          <table:table-cell table:style-name="ce12" office:value-type="float" office:value="0.014">
            <text:p>0,01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8832">
            <text:p>68832</text:p>
          </table:table-cell>
          <table:table-cell table:style-name="ce12" office:value-type="float" office:value="68.799">
            <text:p>68,799</text:p>
          </table:table-cell>
          <table:table-cell table:style-name="ce7" office:value-type="float" office:value="18">
            <text:p>18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69572.4">
            <text:p>69572,4</text:p>
          </table:table-cell>
          <table:table-cell table:style-name="ce12" office:value-type="float" office:value="0.044">
            <text:p>0,04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68928">
            <text:p>68928</text:p>
          </table:table-cell>
          <table:table-cell table:style-name="ce12" office:value-type="float" office:value="77.841">
            <text:p>77,841</text:p>
          </table:table-cell>
          <table:table-cell table:style-name="ce7" office:value-type="float" office:value="19">
            <text:p>19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72448.7">
            <text:p>72448,7</text:p>
          </table:table-cell>
          <table:table-cell table:style-name="ce12" office:value-type="float" office:value="2.914">
            <text:p>2,914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69349.3">
            <text:p>69349,3</text:p>
          </table:table-cell>
          <table:table-cell table:style-name="ce12" office:value-type="float" office:value="130.606">
            <text:p>130,606</text:p>
          </table:table-cell>
          <table:table-cell table:style-name="ce7" office:value-type="float" office:value="32">
            <text:p>32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8" office:value-type="float" office:value="74172.1">
            <text:p>74172,1</text:p>
          </table:table-cell>
          <table:table-cell table:style-name="ce13" office:value-type="float" office:value="0.018">
            <text:p>0,018</text:p>
          </table:table-cell>
          <table:table-cell table:style-name="ce8" office:value-type="float" office:value="6">
            <text:p>6</text:p>
          </table:table-cell>
          <table:table-cell table:style-name="ce7" office:value-type="float" office:value="69865.8">
            <text:p>69865,8</text:p>
          </table:table-cell>
          <table:table-cell table:style-name="ce12" office:value-type="float" office:value="97.934">
            <text:p>97,934</text:p>
          </table:table-cell>
          <table:table-cell table:style-name="ce7" office:value-type="float" office:value="24">
            <text:p>24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75391.3">
            <text:p>75391,3</text:p>
          </table:table-cell>
          <table:table-cell table:style-name="ce12" office:value-type="float" office:value="0.016">
            <text:p>0,01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9934">
            <text:p>69934</text:p>
          </table:table-cell>
          <table:table-cell table:style-name="ce12" office:value-type="float" office:value="68.663">
            <text:p>68,663</text:p>
          </table:table-cell>
          <table:table-cell table:style-name="ce7" office:value-type="float" office:value="17">
            <text:p>17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75805.6">
            <text:p>75805,6</text:p>
          </table:table-cell>
          <table:table-cell table:style-name="ce12" office:value-type="float" office:value="0.039">
            <text:p>0,039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70432.8">
            <text:p>70432,8</text:p>
          </table:table-cell>
          <table:table-cell table:style-name="ce12" office:value-type="float" office:value="66.618">
            <text:p>66,618</text:p>
          </table:table-cell>
          <table:table-cell table:style-name="ce7" office:value-type="float" office:value="17">
            <text:p>17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77836.3">
            <text:p>77836,3</text:p>
          </table:table-cell>
          <table:table-cell table:style-name="ce12" office:value-type="float" office:value="0.056">
            <text:p>0,05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70524.2">
            <text:p>70524,2</text:p>
          </table:table-cell>
          <table:table-cell table:style-name="ce12" office:value-type="float" office:value="75.939">
            <text:p>75,939</text:p>
          </table:table-cell>
          <table:table-cell table:style-name="ce7" office:value-type="float" office:value="20">
            <text:p>20</text:p>
          </table:table-cell>
          <table:table-cell/>
        </table:table-row>
        <table:table-row table:style-name="ro1">
          <table:table-cell table:style-name="ce8" table:number-columns-repeated="3"/>
          <table:table-cell table:style-name="ce13"/>
          <table:table-cell table:style-name="ce8"/>
          <table:table-cell table:style-name="ce13"/>
          <table:table-cell table:style-name="ce7" office:value-type="float" office:value="91867.8">
            <text:p>91867,8</text:p>
          </table:table-cell>
          <table:table-cell table:style-name="ce12" office:value-type="float" office:value="0.028">
            <text:p>0,028</text:p>
          </table:table-cell>
          <table:table-cell table:style-name="ce7" office:value-type="float" office:value="8">
            <text:p>8</text:p>
          </table:table-cell>
          <table:table-cell table:style-name="ce8"/>
          <table:table-cell table:style-name="ce13"/>
          <table:table-cell table:style-name="ce8"/>
          <table:table-cell/>
        </table:table-row>
        <table:table-row table:style-name="ro1">
          <table:table-cell table:style-name="ce9" office:value-type="string">
            <text:p>Médias</text:p>
          </table:table-cell>
          <table:table-cell table:style-name="ce9"/>
          <table:table-cell table:style-name="ce9" table:formula="of:=[.C51]" office:value-type="float" office:value="103171">
            <text:p>103171</text:p>
          </table:table-cell>
          <table:table-cell table:style-name="ce9" table:formula="of:=[.D51]" office:value-type="float" office:value="0.056">
            <text:p>0,06</text:p>
          </table:table-cell>
          <table:table-cell table:style-name="ce9" table:formula="of:=[.E51]" office:value-type="float" office:value="65655.4">
            <text:p>65655,4</text:p>
          </table:table-cell>
          <table:table-cell table:style-name="ce14" table:formula="of:=[.F51]" office:value-type="float" office:value="6.396">
            <text:p>6,396</text:p>
          </table:table-cell>
          <table:table-cell table:style-name="ce9" table:formula="of:=MEDIAN([.G51:.G60])" office:value-type="float" office:value="73310.4">
            <text:p>73310,4</text:p>
          </table:table-cell>
          <table:table-cell table:style-name="ce14" table:formula="of:=MEDIAN([.H51:.H60])" office:value-type="float" office:value="0.0245">
            <text:p>0,025</text:p>
          </table:table-cell>
          <table:table-cell table:style-name="ce16" table:formula="of:=MEDIAN([.I51:.I60])" office:value-type="float" office:value="7.5">
            <text:p>7,500</text:p>
          </table:table-cell>
          <table:table-cell table:style-name="ce9" table:formula="of:=MEDIAN([.J51:.J59])" office:value-type="float" office:value="69349.3">
            <text:p>69349,3</text:p>
          </table:table-cell>
          <table:table-cell table:style-name="ce16" table:formula="of:=MEDIAN([.K51:.K59])" office:value-type="float" office:value="75.939">
            <text:p>75,939</text:p>
          </table:table-cell>
          <table:table-cell table:style-name="ce9" table:formula="of:=MEDIAN([.L51:.L59])" office:value-type="float" office:value="19">
            <text:p>19</text:p>
          </table:table-cell>
          <table:table-cell/>
        </table:table-row>
        <table:table-row table:style-name="ro1">
          <table:table-cell table:style-name="ce10" office:value-type="string">
            <text:p>Min</text:p>
          </table:table-cell>
          <table:table-cell table:style-name="ce10"/>
          <table:table-cell table:style-name="ce9" table:formula="of:=[.C51]" office:value-type="float" office:value="103171">
            <text:p>103171</text:p>
          </table:table-cell>
          <table:table-cell table:style-name="ce9" table:formula="of:=[.D51]" office:value-type="float" office:value="0.056">
            <text:p>0,06</text:p>
          </table:table-cell>
          <table:table-cell table:style-name="ce9" table:formula="of:=[.E51]" office:value-type="float" office:value="65655.4">
            <text:p>65655,4</text:p>
          </table:table-cell>
          <table:table-cell table:style-name="ce14" table:formula="of:=[.F51]" office:value-type="float" office:value="6.396">
            <text:p>6,396</text:p>
          </table:table-cell>
          <table:table-cell table:style-name="ce15" table:formula="of:=MIN([.G51:.G60])" office:value-type="float" office:value="66763.9">
            <text:p>66763,9</text:p>
          </table:table-cell>
          <table:table-cell table:style-name="ce16" table:formula="of:=[.H51]" office:value-type="float" office:value="0.021">
            <text:p>0,021</text:p>
          </table:table-cell>
          <table:table-cell table:style-name="ce15" table:formula="of:=[.I51]" office:value-type="float" office:value="7">
            <text:p>7</text:p>
          </table:table-cell>
          <table:table-cell table:style-name="ce15" table:formula="of:=MIN([.J51:.J59])" office:value-type="float" office:value="67595.4">
            <text:p>67595,4</text:p>
          </table:table-cell>
          <table:table-cell table:style-name="ce16" table:formula="of:=[.K51]" office:value-type="float" office:value="74.55">
            <text:p>74,550</text:p>
          </table:table-cell>
          <table:table-cell table:style-name="ce15" table:formula="of:=[.L51]" office:value-type="float" office:value="19">
            <text:p>19</text:p>
            <draw:frame table:end-cell-address="my_results.Q74" table:end-x="0.117cm" table:end-y="0.358cm" draw:z-index="5" draw:style-name="gr1" svg:width="9.171cm" svg:height="5.375cm" svg:x="2.237cm" svg:y="0.382cm">
              <draw:object draw:notify-on-update-of-ranges="my_results.A37:my_results.A38 my_results.C1:my_results.C1 my_results.C73:my_results.C74 my_results.E1:my_results.E1 my_results.E73:my_results.E74 my_results.G1:my_results.G1 my_results.G73:my_results.G74 my_results.J1:my_results.J1 my_results.J73:my_results.J7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7" office:value-type="string">
            <text:p>402x40</text:p>
          </table:table-cell>
          <table:table-cell table:style-name="ce7" office:value-type="float" office:value="92948.9">
            <text:p>92948,9</text:p>
          </table:table-cell>
          <table:table-cell table:style-name="ce12" office:value-type="float" office:value="0.054">
            <text:p>0,054</text:p>
          </table:table-cell>
          <table:table-cell table:style-name="ce7" office:value-type="float" office:value="54077.1">
            <text:p>54077,1</text:p>
          </table:table-cell>
          <table:table-cell table:style-name="ce12" office:value-type="float" office:value="6.254">
            <text:p>6,254</text:p>
          </table:table-cell>
          <table:table-cell table:style-name="ce7" office:value-type="float" office:value="57092.1">
            <text:p>57092,1</text:p>
          </table:table-cell>
          <table:table-cell table:style-name="ce12" office:value-type="float" office:value="2.981">
            <text:p>2,981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55412.2">
            <text:p>55412,2</text:p>
          </table:table-cell>
          <table:table-cell table:style-name="ce12" office:value-type="float" office:value="199.509">
            <text:p>199,509</text:p>
          </table:table-cell>
          <table:table-cell table:style-name="ce7" office:value-type="float" office:value="33">
            <text:p>33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7339.8">
            <text:p>57339,8</text:p>
          </table:table-cell>
          <table:table-cell table:style-name="ce12" office:value-type="float" office:value="0.013">
            <text:p>0,01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5804.7">
            <text:p>55804,7</text:p>
          </table:table-cell>
          <table:table-cell table:style-name="ce12" office:value-type="float" office:value="193.673">
            <text:p>193,673</text:p>
          </table:table-cell>
          <table:table-cell table:style-name="ce7" office:value-type="float" office:value="33">
            <text:p>33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8957.5">
            <text:p>58957,5</text:p>
          </table:table-cell>
          <table:table-cell table:style-name="ce12" office:value-type="float" office:value="0.022">
            <text:p>0,022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6385.4">
            <text:p>56385,4</text:p>
          </table:table-cell>
          <table:table-cell table:style-name="ce12" office:value-type="float" office:value="132.915">
            <text:p>132,915</text:p>
          </table:table-cell>
          <table:table-cell table:style-name="ce7" office:value-type="float" office:value="26">
            <text:p>26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9476.3">
            <text:p>59476,3</text:p>
          </table:table-cell>
          <table:table-cell table:style-name="ce12" office:value-type="float" office:value="0.015">
            <text:p>0,01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6668.1">
            <text:p>56668,1</text:p>
          </table:table-cell>
          <table:table-cell table:style-name="ce12" office:value-type="float" office:value="122.226">
            <text:p>122,226</text:p>
          </table:table-cell>
          <table:table-cell table:style-name="ce7" office:value-type="float" office:value="23">
            <text:p>23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59723.5">
            <text:p>59723,5</text:p>
          </table:table-cell>
          <table:table-cell table:style-name="ce12" office:value-type="float" office:value="0.021">
            <text:p>0,02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6854.9">
            <text:p>56854,9</text:p>
          </table:table-cell>
          <table:table-cell table:style-name="ce12" office:value-type="float" office:value="178.767">
            <text:p>178,767</text:p>
          </table:table-cell>
          <table:table-cell table:style-name="ce7" office:value-type="float" office:value="31">
            <text:p>31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60120.9">
            <text:p>60120,9</text:p>
          </table:table-cell>
          <table:table-cell table:style-name="ce12" office:value-type="float" office:value="0.019">
            <text:p>0,01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7035.9">
            <text:p>57035,9</text:p>
          </table:table-cell>
          <table:table-cell table:style-name="ce12" office:value-type="float" office:value="159.175">
            <text:p>159,175</text:p>
          </table:table-cell>
          <table:table-cell table:style-name="ce7" office:value-type="float" office:value="27">
            <text:p>27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61288.2">
            <text:p>61288,2</text:p>
          </table:table-cell>
          <table:table-cell table:style-name="ce12" office:value-type="float" office:value="0.019">
            <text:p>0,01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7086.3">
            <text:p>57086,3</text:p>
          </table:table-cell>
          <table:table-cell table:style-name="ce12" office:value-type="float" office:value="136.343">
            <text:p>136,343</text:p>
          </table:table-cell>
          <table:table-cell table:style-name="ce7" office:value-type="float" office:value="23">
            <text:p>23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8" office:value-type="float" office:value="64583.1">
            <text:p>64583,1</text:p>
          </table:table-cell>
          <table:table-cell table:style-name="ce13" office:value-type="float" office:value="0.017">
            <text:p>0,017</text:p>
          </table:table-cell>
          <table:table-cell table:style-name="ce8" office:value-type="float" office:value="5">
            <text:p>5</text:p>
          </table:table-cell>
          <table:table-cell table:style-name="ce7" office:value-type="float" office:value="57435.5">
            <text:p>57435,5</text:p>
          </table:table-cell>
          <table:table-cell table:style-name="ce12" office:value-type="float" office:value="150.647">
            <text:p>150,647</text:p>
          </table:table-cell>
          <table:table-cell table:style-name="ce7" office:value-type="float" office:value="27">
            <text:p>27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71340.4">
            <text:p>71340,4</text:p>
          </table:table-cell>
          <table:table-cell table:style-name="ce12" office:value-type="float" office:value="0.021">
            <text:p>0,021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8" table:number-columns-repeated="3"/>
          <table:table-cell table:style-name="ce13"/>
          <table:table-cell table:style-name="ce8"/>
          <table:table-cell table:style-name="ce13"/>
          <table:table-cell table:style-name="ce7" office:value-type="float" office:value="74654">
            <text:p>74654</text:p>
          </table:table-cell>
          <table:table-cell table:style-name="ce12" office:value-type="float" office:value="0.028">
            <text:p>0,028</text:p>
          </table:table-cell>
          <table:table-cell table:style-name="ce7" office:value-type="float" office:value="8">
            <text:p>8</text:p>
          </table:table-cell>
          <table:table-cell table:style-name="ce8"/>
          <table:table-cell table:style-name="ce13"/>
          <table:table-cell table:style-name="ce8"/>
          <table:table-cell/>
        </table:table-row>
        <table:table-row table:style-name="ro1">
          <table:table-cell table:style-name="ce9" office:value-type="string">
            <text:p>Médias</text:p>
          </table:table-cell>
          <table:table-cell table:style-name="ce9"/>
          <table:table-cell table:style-name="ce9" table:formula="of:=[.C63]" office:value-type="float" office:value="92948.9">
            <text:p>92948,9</text:p>
          </table:table-cell>
          <table:table-cell table:style-name="ce9" table:formula="of:=[.D63]" office:value-type="float" office:value="0.054">
            <text:p>0,05</text:p>
          </table:table-cell>
          <table:table-cell table:style-name="ce9" table:formula="of:=[.E63]" office:value-type="float" office:value="54077.1">
            <text:p>54077,1</text:p>
          </table:table-cell>
          <table:table-cell table:style-name="ce14" table:formula="of:=[.F63]" office:value-type="float" office:value="6.254">
            <text:p>6,254</text:p>
          </table:table-cell>
          <table:table-cell table:style-name="ce9" table:formula="of:=MEDIAN([.G63:.G72])" office:value-type="float" office:value="59922.2">
            <text:p>59922,2</text:p>
          </table:table-cell>
          <table:table-cell table:style-name="ce14" table:formula="of:=MEDIAN([.H63:.H72])" office:value-type="float" office:value="0.02">
            <text:p>0,020</text:p>
          </table:table-cell>
          <table:table-cell table:style-name="ce9" table:formula="of:=MEDIAN([.I63:.I72])" office:value-type="float" office:value="6">
            <text:p>6</text:p>
          </table:table-cell>
          <table:table-cell table:style-name="ce9" table:formula="of:=MEDIAN([.J63:.J70])" office:value-type="float" office:value="56761.5">
            <text:p>56761,5</text:p>
          </table:table-cell>
          <table:table-cell table:style-name="ce9" table:formula="of:=MEDIAN([.K63:.K70])" office:value-type="float" office:value="154.911">
            <text:p>154,91</text:p>
          </table:table-cell>
          <table:table-cell table:style-name="ce9" table:formula="of:=MEDIAN([.L63:.L70])" office:value-type="float" office:value="27">
            <text:p>27</text:p>
          </table:table-cell>
          <table:table-cell/>
        </table:table-row>
        <table:table-row table:style-name="ro1">
          <table:table-cell table:style-name="ce10" office:value-type="string">
            <text:p>Min</text:p>
          </table:table-cell>
          <table:table-cell table:style-name="ce10"/>
          <table:table-cell table:style-name="ce9" table:formula="of:=[.C63]" office:value-type="float" office:value="92948.9">
            <text:p>92948,9</text:p>
          </table:table-cell>
          <table:table-cell table:style-name="ce9" table:formula="of:=[.D63]" office:value-type="float" office:value="0.054">
            <text:p>0,05</text:p>
          </table:table-cell>
          <table:table-cell table:style-name="ce9" table:formula="of:=[.E63]" office:value-type="float" office:value="54077.1">
            <text:p>54077,1</text:p>
          </table:table-cell>
          <table:table-cell table:style-name="ce14" table:formula="of:=[.F63]" office:value-type="float" office:value="6.254">
            <text:p>6,254</text:p>
          </table:table-cell>
          <table:table-cell table:style-name="ce15" table:formula="of:=MIN([.G63:.G72])" office:value-type="float" office:value="57092.1">
            <text:p>57092,1</text:p>
          </table:table-cell>
          <table:table-cell table:style-name="ce16" table:formula="of:=[.H63]" office:value-type="float" office:value="2.981">
            <text:p>2,981</text:p>
          </table:table-cell>
          <table:table-cell table:style-name="ce15" table:formula="of:=[.I63]" office:value-type="float" office:value="1001">
            <text:p>1001</text:p>
          </table:table-cell>
          <table:table-cell table:style-name="ce15" table:formula="of:=MIN([.J63:.J72])" office:value-type="float" office:value="55412.2">
            <text:p>55412,2</text:p>
          </table:table-cell>
          <table:table-cell table:style-name="ce15" table:formula="of:=[.K63]" office:value-type="float" office:value="199.509">
            <text:p>199,51</text:p>
          </table:table-cell>
          <table:table-cell table:style-name="ce15" table:formula="of:=[.L63]" office:value-type="float" office:value="33">
            <text:p>33</text:p>
          </table:table-cell>
          <table:table-cell>
            <draw:frame table:end-cell-address="my_results.Q86" table:end-x="0.185cm" table:end-y="0.334cm" draw:z-index="6" draw:style-name="gr1" svg:width="9.171cm" svg:height="5.374cm" svg:x="0.047cm" svg:y="0.358cm">
              <draw:object draw:notify-on-update-of-ranges="my_results.A37:my_results.A38 my_results.C1:my_results.C1 my_results.C80:my_results.C81 my_results.E1:my_results.E1 my_results.E80:my_results.E81 my_results.G1:my_results.G1 my_results.G80:my_results.G81 my_results.J1:my_results.J1 my_results.J80:my_results.J8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7" office:value-type="string">
            <text:p>402x20</text:p>
          </table:table-cell>
          <table:table-cell table:style-name="ce7" office:value-type="float" office:value="134798">
            <text:p>134798</text:p>
          </table:table-cell>
          <table:table-cell table:style-name="ce12" office:value-type="float" office:value="0.05">
            <text:p>0,050</text:p>
          </table:table-cell>
          <table:table-cell table:style-name="ce7" office:value-type="float" office:value="97681.6">
            <text:p>97681,6</text:p>
          </table:table-cell>
          <table:table-cell table:style-name="ce12" office:value-type="float" office:value="5.11">
            <text:p>5,110</text:p>
          </table:table-cell>
          <table:table-cell table:style-name="ce8" office:value-type="float" office:value="99502.9">
            <text:p>99502,9</text:p>
          </table:table-cell>
          <table:table-cell table:style-name="ce13" office:value-type="float" office:value="0.026">
            <text:p>0,026</text:p>
          </table:table-cell>
          <table:table-cell table:style-name="ce8" office:value-type="float" office:value="8">
            <text:p>8</text:p>
          </table:table-cell>
          <table:table-cell table:style-name="ce7" office:value-type="float" office:value="100117">
            <text:p>100117</text:p>
          </table:table-cell>
          <table:table-cell table:style-name="ce12" office:value-type="float" office:value="49.322">
            <text:p>49,322</text:p>
          </table:table-cell>
          <table:table-cell table:style-name="ce7" office:value-type="float" office:value="17">
            <text:p>17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01743">
            <text:p>101743</text:p>
          </table:table-cell>
          <table:table-cell table:style-name="ce12" office:value-type="float" office:value="0.061">
            <text:p>0,061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04990">
            <text:p>104990</text:p>
          </table:table-cell>
          <table:table-cell table:style-name="ce12" office:value-type="float" office:value="34.559">
            <text:p>34,559</text:p>
          </table:table-cell>
          <table:table-cell table:style-name="ce7" office:value-type="float" office:value="13">
            <text:p>13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02168">
            <text:p>102168</text:p>
          </table:table-cell>
          <table:table-cell table:style-name="ce12" office:value-type="float" office:value="0.032">
            <text:p>0,03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2627">
            <text:p>122627</text:p>
          </table:table-cell>
          <table:table-cell table:style-name="ce12" office:value-type="float" office:value="32.684">
            <text:p>32,684</text:p>
          </table:table-cell>
          <table:table-cell table:style-name="ce7" office:value-type="float" office:value="11">
            <text:p>11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12"/>
          <table:table-cell table:style-name="ce7"/>
          <table:table-cell table:style-name="ce12"/>
          <table:table-cell table:style-name="ce7" office:value-type="float" office:value="102830">
            <text:p>102830</text:p>
          </table:table-cell>
          <table:table-cell table:style-name="ce12" office:value-type="float" office:value="3.029">
            <text:p>3,029</text:p>
          </table:table-cell>
          <table:table-cell table:style-name="ce7" office:value-type="float" office:value="1001">
            <text:p>1001</text:p>
          </table:table-cell>
          <table:table-cell table:style-name="ce7"/>
          <table:table-cell table:style-name="ce12"/>
          <table:table-cell table:style-name="ce7"/>
          <table:table-cell/>
        </table:table-row>
        <table:table-row table:style-name="ro1">
          <table:table-cell table:style-name="ce8" table:number-columns-repeated="3"/>
          <table:table-cell table:style-name="ce13"/>
          <table:table-cell table:style-name="ce8"/>
          <table:table-cell table:style-name="ce13"/>
          <table:table-cell table:style-name="ce7" office:value-type="float" office:value="105385">
            <text:p>105385</text:p>
          </table:table-cell>
          <table:table-cell table:style-name="ce12" office:value-type="float" office:value="0.017">
            <text:p>0,017</text:p>
          </table:table-cell>
          <table:table-cell table:style-name="ce7" office:value-type="float" office:value="5">
            <text:p>5</text:p>
          </table:table-cell>
          <table:table-cell table:style-name="ce8"/>
          <table:table-cell table:style-name="ce13"/>
          <table:table-cell table:style-name="ce8"/>
          <table:table-cell/>
        </table:table-row>
        <table:table-row table:style-name="ro1">
          <table:table-cell table:style-name="ce9" office:value-type="string">
            <text:p>Médias</text:p>
          </table:table-cell>
          <table:table-cell table:style-name="ce9"/>
          <table:table-cell table:style-name="ce9" table:formula="of:=[.C75]" office:value-type="float" office:value="134798">
            <text:p>134798</text:p>
          </table:table-cell>
          <table:table-cell table:style-name="ce9" table:formula="of:=[.D75]" office:value-type="float" office:value="0.05">
            <text:p>0,05</text:p>
          </table:table-cell>
          <table:table-cell table:style-name="ce9" table:formula="of:=[.E75]" office:value-type="float" office:value="97681.6">
            <text:p>97681,6</text:p>
          </table:table-cell>
          <table:table-cell table:style-name="ce14" table:formula="of:=[.F75]" office:value-type="float" office:value="5.11">
            <text:p>5,110</text:p>
          </table:table-cell>
          <table:table-cell table:style-name="ce9" table:formula="of:=MEDIAN([.G75:.G79])" office:value-type="float" office:value="102168">
            <text:p>102168</text:p>
          </table:table-cell>
          <table:table-cell table:style-name="ce16" table:formula="of:=MEDIAN([.H75:.H79])" office:value-type="float" office:value="0.032">
            <text:p>0,032</text:p>
          </table:table-cell>
          <table:table-cell table:style-name="ce9" table:formula="of:=MEDIAN([.I75:.I79])" office:value-type="float" office:value="10">
            <text:p>10</text:p>
          </table:table-cell>
          <table:table-cell table:style-name="ce9" table:formula="of:=MEDIAN([.J75:.J77])" office:value-type="float" office:value="104990">
            <text:p>104990</text:p>
          </table:table-cell>
          <table:table-cell table:style-name="ce16" table:formula="of:=MEDIAN([.K75:.K77])" office:value-type="float" office:value="34.559">
            <text:p>34,559</text:p>
          </table:table-cell>
          <table:table-cell table:style-name="ce9" table:formula="of:=MEDIAN([.L75:.L77])" office:value-type="float" office:value="13">
            <text:p>13</text:p>
          </table:table-cell>
          <table:table-cell/>
        </table:table-row>
        <table:table-row table:style-name="ro1">
          <table:table-cell table:style-name="ce10" office:value-type="string">
            <text:p>Min</text:p>
          </table:table-cell>
          <table:table-cell table:style-name="ce10"/>
          <table:table-cell table:style-name="ce9" table:formula="of:=[.C75]" office:value-type="float" office:value="134798">
            <text:p>134798</text:p>
          </table:table-cell>
          <table:table-cell table:style-name="ce9" table:formula="of:=[.D75]" office:value-type="float" office:value="0.05">
            <text:p>0,05</text:p>
          </table:table-cell>
          <table:table-cell table:style-name="ce9" table:formula="of:=[.E75]" office:value-type="float" office:value="97681.6">
            <text:p>97681,6</text:p>
          </table:table-cell>
          <table:table-cell table:style-name="ce14" table:formula="of:=[.F75]" office:value-type="float" office:value="5.11">
            <text:p>5,110</text:p>
          </table:table-cell>
          <table:table-cell table:style-name="ce15" table:formula="of:=MIN([.G75:.G79])" office:value-type="float" office:value="99502.9">
            <text:p>99502,9</text:p>
          </table:table-cell>
          <table:table-cell table:style-name="ce16" table:number-matrix-columns-spanned="1" table:number-matrix-rows-spanned="1" table:formula="of:=LOOKUP([.G81];[.G75:.G79];[.H75:.H79])" office:value-type="float" office:value="0.026">
            <text:p>0,026</text:p>
          </table:table-cell>
          <table:table-cell table:style-name="ce15" table:formula="of:=LOOKUP([.G81];[.G75:.G79];[.I75:.I79])" office:value-type="float" office:value="8">
            <text:p>8</text:p>
          </table:table-cell>
          <table:table-cell table:style-name="ce15" table:formula="of:=MIN([.J75:.J77])" office:value-type="float" office:value="100117">
            <text:p>100117</text:p>
          </table:table-cell>
          <table:table-cell table:style-name="ce16" table:formula="of:=LOOKUP([.J81];[.J75:.J77];[.K75:.K77])" office:value-type="float" office:value="49.322">
            <text:p>49,322</text:p>
          </table:table-cell>
          <table:table-cell table:style-name="ce15" table:formula="of:=LOOKUP([.J81];[.J75:.J77];[.L75:.L77])" office:value-type="float" office:value="17">
            <text:p>17</text:p>
          </table:table-cell>
          <table:table-cell/>
        </table:table-row>
        <table:table-row table:style-name="ro1" table:number-rows-repeated="104849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esumo_Melhoramento" table:style-name="ta1" table:print="false">
        <table:table-column table:style-name="co1" table:number-columns-repeated="17" table:default-cell-style-name="Default"/>
        <table:table-row table:style-name="ro1">
          <table:table-cell/>
          <table:table-cell table:style-name="ce1" office:value-type="string" table:number-columns-spanned="4" table:number-rows-spanned="1">
            <text:p>Farthest</text:p>
          </table:table-cell>
          <table:covered-table-cell table:style-name="ce1"/>
          <table:covered-table-cell table:number-columns-repeated="2"/>
          <table:table-cell table:style-name="ce1" office:value-type="string" table:number-columns-spanned="4" table:number-rows-spanned="1">
            <text:p>Density</text:p>
          </table:table-cell>
          <table:covered-table-cell table:style-name="ce1"/>
          <table:covered-table-cell table:number-columns-repeated="2"/>
          <table:table-cell table:style-name="ce1" office:value-type="string" table:number-columns-spanned="4" table:number-rows-spanned="1">
            <text:p>Hmeans</text:p>
          </table:table-cell>
          <table:covered-table-cell table:style-name="ce1"/>
          <table:covered-table-cell table:number-columns-repeated="2"/>
          <table:table-cell table:style-name="ce19" office:value-type="string" table:number-columns-spanned="4" table:number-rows-spanned="1">
            <text:p>Jmeans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1" office:value-type="string" table:number-columns-spanned="2" table:number-rows-spanned="1">
            <text:p>Farthest-IC</text:p>
          </table:table-cell>
          <table:covered-table-cell/>
          <table:table-cell table:style-name="ce1" office:value-type="string" table:number-columns-spanned="2" table:number-rows-spanned="1">
            <text:p>Farthest-Shift</text:p>
          </table:table-cell>
          <table:covered-table-cell/>
          <table:table-cell table:style-name="ce1" office:value-type="string" table:number-columns-spanned="2" table:number-rows-spanned="1">
            <text:p>Density-IC</text:p>
          </table:table-cell>
          <table:covered-table-cell/>
          <table:table-cell table:style-name="ce1" office:value-type="string" table:number-columns-spanned="2" table:number-rows-spanned="1">
            <text:p>Density-Shift</text:p>
          </table:table-cell>
          <table:covered-table-cell/>
          <table:table-cell table:style-name="ce1" office:value-type="string" table:number-columns-spanned="2" table:number-rows-spanned="1">
            <text:p>Hmeans-IC</text:p>
          </table:table-cell>
          <table:covered-table-cell/>
          <table:table-cell table:style-name="ce1" office:value-type="string" table:number-columns-spanned="2" table:number-rows-spanned="1">
            <text:p>Hmeans-Shift</text:p>
          </table:table-cell>
          <table:covered-table-cell/>
          <table:table-cell table:style-name="ce1" office:value-type="string" table:number-columns-spanned="2" table:number-rows-spanned="1">
            <text:p>Jmeans-IC</text:p>
          </table:table-cell>
          <table:covered-table-cell/>
          <table:table-cell table:style-name="ce1" office:value-type="string" table:number-columns-spanned="2" table:number-rows-spanned="1">
            <text:p>Jmeans-Shift</text:p>
          </table:table-cell>
          <table:covered-table-cell/>
        </table:table-row>
        <table:table-row table:style-name="ro1">
          <table:table-cell/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</table:table-row>
        <table:table-row table:style-name="ro1">
          <table:table-cell office:value-type="string">
            <text:p>SJC1</text:p>
          </table:table-cell>
          <table:table-cell table:formula="of:=[Melhoramentos.G23]" office:value-type="percentage" office:value="0.139949816637715">
            <text:p>13,99%</text:p>
          </table:table-cell>
          <table:table-cell table:formula="of:=[Melhoramentos.H23]" office:value-type="float" office:value="0.066">
            <text:p>0,07</text:p>
          </table:table-cell>
          <table:table-cell table:formula="of:=[Melhoramentos.G24]" office:value-type="percentage" office:value="0.00345879173904651">
            <text:p>0,35%</text:p>
          </table:table-cell>
          <table:table-cell table:formula="of:=[Melhoramentos.H24]" office:value-type="float" office:value="0.091">
            <text:p>0,09</text:p>
          </table:table-cell>
          <table:table-cell table:formula="of:=[Melhoramentos.G26]" office:value-type="percentage" office:value="0">
            <text:p>0,00%</text:p>
          </table:table-cell>
          <table:table-cell table:formula="of:=[Melhoramentos.H26]" office:value-type="float" office:value="0.014">
            <text:p>0,01</text:p>
          </table:table-cell>
          <table:table-cell table:formula="of:=[Melhoramentos.G27]" office:value-type="percentage" office:value="0">
            <text:p>0,00%</text:p>
          </table:table-cell>
          <table:table-cell table:formula="of:=[Melhoramentos.H27]" office:value-type="float" office:value="0.056">
            <text:p>0,06</text:p>
          </table:table-cell>
          <table:table-cell table:formula="of:=[Melhoramentos.$G29]" office:value-type="percentage" office:value="0.0253270519161567">
            <text:p>2,53%</text:p>
          </table:table-cell>
          <table:table-cell table:formula="of:=[Melhoramentos.$H29]" office:value-type="float" office:value="0.0306">
            <text:p>0,03</text:p>
          </table:table-cell>
          <table:table-cell table:formula="of:=[Melhoramentos.$G30]" office:value-type="percentage" office:value="0.000656973891485679">
            <text:p>0,07%</text:p>
          </table:table-cell>
          <table:table-cell table:formula="of:=[Melhoramentos.$H30]" office:value-type="float" office:value="0.0578">
            <text:p>0,06</text:p>
          </table:table-cell>
          <table:table-cell table:formula="of:=[Melhoramentos.G59]" office:value-type="percentage" office:value="0.0269508760824273">
            <text:p>2,70%</text:p>
          </table:table-cell>
          <table:table-cell table:formula="of:=[Melhoramentos.H59]" office:value-type="float" office:value="0.047">
            <text:p>0,05</text:p>
          </table:table-cell>
          <table:table-cell table:formula="of:=[Melhoramentos.G60]" office:value-type="percentage" office:value="0.00994998322076823">
            <text:p>0,99%</text:p>
          </table:table-cell>
          <table:table-cell table:formula="of:=[Melhoramentos.H60]" office:value-type="float" office:value="0.118">
            <text:p>0,12</text:p>
          </table:table-cell>
        </table:table-row>
        <table:table-row table:style-name="ro1">
          <table:table-cell office:value-type="string">
            <text:p>SJC2</text:p>
          </table:table-cell>
          <table:table-cell table:formula="of:=[Melhoramentos.G65]" office:value-type="percentage" office:value="0.110252430388344">
            <text:p>11,03%</text:p>
          </table:table-cell>
          <table:table-cell table:formula="of:=[Melhoramentos.H65]" office:value-type="float" office:value="1.092">
            <text:p>1,09</text:p>
          </table:table-cell>
          <table:table-cell table:formula="of:=[Melhoramentos.$G66]" office:value-type="percentage" office:value="0">
            <text:p>0,00%</text:p>
          </table:table-cell>
          <table:table-cell table:formula="of:=[Melhoramentos.$H66]" office:value-type="float" office:value="0.257">
            <text:p>0,26</text:p>
          </table:table-cell>
          <table:table-cell table:formula="of:=[Melhoramentos.$G68]" office:value-type="percentage" office:value="0">
            <text:p>0,00%</text:p>
          </table:table-cell>
          <table:table-cell table:formula="of:=[Melhoramentos.$H68]" office:value-type="float" office:value="0.039">
            <text:p>0,04</text:p>
          </table:table-cell>
          <table:table-cell table:formula="of:=[Melhoramentos.$G69]" office:value-type="percentage" office:value="0">
            <text:p>0,00%</text:p>
          </table:table-cell>
          <table:table-cell table:formula="of:=[Melhoramentos.$H69]" office:value-type="float" office:value="0.248">
            <text:p>0,25</text:p>
          </table:table-cell>
          <table:table-cell table:formula="of:=[Melhoramentos.G71]" office:value-type="percentage" office:value="0.0224704933104959">
            <text:p>2,25%</text:p>
          </table:table-cell>
          <table:table-cell table:formula="of:=[Melhoramentos.H71]" office:value-type="float" office:value="0.2247">
            <text:p>0,22</text:p>
          </table:table-cell>
          <table:table-cell table:formula="of:=[Melhoramentos.$G72]" office:value-type="percentage" office:value="0.000020618764081104">
            <text:p>0,00%</text:p>
          </table:table-cell>
          <table:table-cell table:formula="of:=[Melhoramentos.$H72]" office:value-type="float" office:value="0.3061">
            <text:p>0,31</text:p>
          </table:table-cell>
          <table:table-cell table:formula="of:=[Melhoramentos.G101]" office:value-type="percentage" office:value="0.00890218795841179">
            <text:p>0,89%</text:p>
          </table:table-cell>
          <table:table-cell table:formula="of:=[Melhoramentos.H101]" office:value-type="float" office:value="0.186222222222222">
            <text:p>0,19</text:p>
          </table:table-cell>
          <table:table-cell table:formula="of:=[Melhoramentos.G102]" office:value-type="percentage" office:value="0">
            <text:p>0,00%</text:p>
          </table:table-cell>
          <table:table-cell table:formula="of:=[Melhoramentos.H102]" office:value-type="float" office:value="0.291666666666667">
            <text:p>0,29</text:p>
          </table:table-cell>
        </table:table-row>
        <table:table-row table:style-name="ro1">
          <table:table-cell office:value-type="string">
            <text:p>SJC3a</text:p>
          </table:table-cell>
          <table:table-cell table:formula="of:=[Melhoramentos.G128]" office:value-type="percentage" office:value="0.164036293000355">
            <text:p>16,40%</text:p>
          </table:table-cell>
          <table:table-cell table:formula="of:=[Melhoramentos.H128]" office:value-type="float" office:value="5.877">
            <text:p>5,88</text:p>
          </table:table-cell>
          <table:table-cell table:formula="of:=[Melhoramentos.$G129]" office:value-type="percentage" office:value="0">
            <text:p>0,00%</text:p>
          </table:table-cell>
          <table:table-cell table:formula="of:=[Melhoramentos.$H129]" office:value-type="float" office:value="0.705">
            <text:p>0,71</text:p>
          </table:table-cell>
          <table:table-cell table:formula="of:=[Melhoramentos.$G131]" office:value-type="percentage" office:value="0">
            <text:p>0,00%</text:p>
          </table:table-cell>
          <table:table-cell table:formula="of:=[Melhoramentos.H131]" office:value-type="float" office:value="0.206">
            <text:p>0,21</text:p>
          </table:table-cell>
          <table:table-cell table:formula="of:=[Melhoramentos.$G132]" office:value-type="percentage" office:value="0.0000833738043675147">
            <text:p>0,01%</text:p>
          </table:table-cell>
          <table:table-cell table:formula="of:=[Melhoramentos.H132]" office:value-type="float" office:value="1.482">
            <text:p>1,48</text:p>
          </table:table-cell>
          <table:table-cell table:formula="of:=[Melhoramentos.G134]" office:value-type="percentage" office:value="0.0160409042069304">
            <text:p>1,60%</text:p>
          </table:table-cell>
          <table:table-cell table:formula="of:=[Melhoramentos.H134]" office:value-type="float" office:value="0.6613">
            <text:p>0,66</text:p>
          </table:table-cell>
          <table:table-cell table:formula="of:=[Melhoramentos.G134]" office:value-type="percentage" office:value="0.0160409042069304">
            <text:p>1,60%</text:p>
          </table:table-cell>
          <table:table-cell table:formula="of:=[Melhoramentos.H134]" office:value-type="float" office:value="0.6613">
            <text:p>0,66</text:p>
          </table:table-cell>
          <table:table-cell table:formula="of:=[Melhoramentos.G164]" office:value-type="percentage" office:value="0.00147657026960554">
            <text:p>0,15%</text:p>
          </table:table-cell>
          <table:table-cell table:formula="of:=[Melhoramentos.H164]" office:value-type="float" office:value="0.3258">
            <text:p>0,33</text:p>
          </table:table-cell>
          <table:table-cell table:formula="of:=[Melhoramentos.G165]" office:value-type="percentage" office:value="0.000990749500683275">
            <text:p>0,10%</text:p>
          </table:table-cell>
          <table:table-cell table:formula="of:=[Melhoramentos.H165]" office:value-type="float" office:value="1.0654">
            <text:p>1,07</text:p>
          </table:table-cell>
        </table:table-row>
        <table:table-row table:style-name="ro1">
          <table:table-cell office:value-type="string">
            <text:p>SJC3b</text:p>
          </table:table-cell>
          <table:table-cell table:formula="of:=[Melhoramentos.G194]" office:value-type="percentage" office:value="0.101114697482139">
            <text:p>10,11%</text:p>
          </table:table-cell>
          <table:table-cell table:formula="of:=[Melhoramentos.H194]" office:value-type="float" office:value="3.381">
            <text:p>3,38</text:p>
          </table:table-cell>
          <table:table-cell table:formula="of:=[Melhoramentos.$G195]" office:value-type="percentage" office:value="0">
            <text:p>0,00%</text:p>
          </table:table-cell>
          <table:table-cell table:formula="of:=[Melhoramentos.$H195]" office:value-type="float" office:value="0.675">
            <text:p>0,68</text:p>
          </table:table-cell>
          <table:table-cell table:formula="of:=[Melhoramentos.$G197]" office:value-type="percentage" office:value="0">
            <text:p>0,00%</text:p>
          </table:table-cell>
          <table:table-cell table:formula="of:=[Melhoramentos.H197]" office:value-type="float" office:value="0.207">
            <text:p>0,21</text:p>
          </table:table-cell>
          <table:table-cell table:formula="of:=[Melhoramentos.$G198]" office:value-type="percentage" office:value="0">
            <text:p>0,00%</text:p>
          </table:table-cell>
          <table:table-cell table:formula="of:=[Melhoramentos.H198]" office:value-type="float" office:value="0.692">
            <text:p>0,69</text:p>
          </table:table-cell>
          <table:table-cell table:formula="of:=[Melhoramentos.G200]" office:value-type="percentage" office:value="0.00764369183532272">
            <text:p>0,76%</text:p>
          </table:table-cell>
          <table:table-cell table:formula="of:=[Melhoramentos.H200]" office:value-type="float" office:value="0.3912">
            <text:p>0,39</text:p>
          </table:table-cell>
          <table:table-cell table:formula="of:=[Melhoramentos.G201]" office:value-type="percentage" office:value="0">
            <text:p>0,00%</text:p>
          </table:table-cell>
          <table:table-cell table:formula="of:=[Melhoramentos.H201]" office:value-type="float" office:value="0.81">
            <text:p>0,81</text:p>
          </table:table-cell>
          <table:table-cell table:formula="of:=[Melhoramentos.G230]" office:value-type="percentage" office:value="0.000325566088307749">
            <text:p>0,03%</text:p>
          </table:table-cell>
          <table:table-cell table:formula="of:=[Melhoramentos.H230]" office:value-type="float" office:value="0.1719">
            <text:p>0,17</text:p>
          </table:table-cell>
          <table:table-cell table:formula="of:=[Melhoramentos.G231]" office:value-type="percentage" office:value="0">
            <text:p>0,00%</text:p>
          </table:table-cell>
          <table:table-cell table:formula="of:=[Melhoramentos.H231]" office:value-type="float" office:value="0.7364">
            <text:p>0,74</text:p>
          </table:table-cell>
        </table:table-row>
        <table:table-row table:style-name="ro1">
          <table:table-cell office:value-type="string">
            <text:p>SJC4a</text:p>
          </table:table-cell>
          <table:table-cell table:formula="of:=[Melhoramentos.G260]" office:value-type="percentage" office:value="0.141422492754747">
            <text:p>14,14%</text:p>
          </table:table-cell>
          <table:table-cell table:formula="of:=[Melhoramentos.H260]" office:value-type="float" office:value="12.82">
            <text:p>12,82</text:p>
          </table:table-cell>
          <table:table-cell table:formula="of:=[Melhoramentos.G261]" office:value-type="percentage" office:value="0">
            <text:p>0,00%</text:p>
          </table:table-cell>
          <table:table-cell table:formula="of:=[Melhoramentos.H261]" office:value-type="float" office:value="1.735">
            <text:p>1,74</text:p>
          </table:table-cell>
          <table:table-cell table:formula="of:=[Melhoramentos.G263]" office:value-type="percentage" office:value="0.00366611124142102">
            <text:p>0,37%</text:p>
          </table:table-cell>
          <table:table-cell table:formula="of:=[Melhoramentos.H263]" office:value-type="float" office:value="0.834">
            <text:p>0,83</text:p>
          </table:table-cell>
          <table:table-cell table:formula="of:=[Melhoramentos.G264]" office:value-type="percentage" office:value="0">
            <text:p>0,00%</text:p>
          </table:table-cell>
          <table:table-cell table:formula="of:=[Melhoramentos.H264]" office:value-type="float" office:value="1.397">
            <text:p>1,4</text:p>
          </table:table-cell>
          <table:table-cell table:formula="of:=[Melhoramentos.G266]" office:value-type="percentage" office:value="0.0251817409439059">
            <text:p>2,52%</text:p>
          </table:table-cell>
          <table:table-cell table:formula="of:=[Melhoramentos.H266]" office:value-type="float" office:value="2.0935">
            <text:p>2,09</text:p>
          </table:table-cell>
          <table:table-cell table:formula="of:=[Melhoramentos.G267]" office:value-type="percentage" office:value="0">
            <text:p>0,00%</text:p>
          </table:table-cell>
          <table:table-cell table:formula="of:=[Melhoramentos.H267]" office:value-type="float" office:value="1.4076">
            <text:p>1,41</text:p>
          </table:table-cell>
          <table:table-cell table:formula="of:=[Melhoramentos.G296]" office:value-type="percentage" office:value="0.00728317218813863">
            <text:p>0,73%</text:p>
          </table:table-cell>
          <table:table-cell table:formula="of:=[Melhoramentos.H296]" office:value-type="float" office:value="1.2811">
            <text:p>1,28</text:p>
          </table:table-cell>
          <table:table-cell table:formula="of:=[Melhoramentos.G297]" office:value-type="percentage" office:value="0.000814348960623923">
            <text:p>0,08%</text:p>
          </table:table-cell>
          <table:table-cell table:formula="of:=[Melhoramentos.H297]" office:value-type="float" office:value="1.5649">
            <text:p>1,56</text:p>
          </table:table-cell>
        </table:table-row>
        <table:table-row table:style-name="ro1">
          <table:table-cell office:value-type="string">
            <text:p>SJC4b</text:p>
          </table:table-cell>
          <table:table-cell table:formula="of:=[Melhoramentos.G326]" office:value-type="percentage" office:value="0.139487395762618">
            <text:p>13,95%</text:p>
          </table:table-cell>
          <table:table-cell table:formula="of:=[Melhoramentos.H326]" office:value-type="float" office:value="11.802">
            <text:p>11,8</text:p>
          </table:table-cell>
          <table:table-cell table:formula="of:=[Melhoramentos.G327]" office:value-type="percentage" office:value="0">
            <text:p>0,00%</text:p>
          </table:table-cell>
          <table:table-cell table:formula="of:=[Melhoramentos.H327]" office:value-type="float" office:value="1.584">
            <text:p>1,58</text:p>
          </table:table-cell>
          <table:table-cell table:formula="of:=[Melhoramentos.G329]" office:value-type="percentage" office:value="0">
            <text:p>0,00%</text:p>
          </table:table-cell>
          <table:table-cell table:formula="of:=[Melhoramentos.H329]" office:value-type="float" office:value="0.359">
            <text:p>0,36</text:p>
          </table:table-cell>
          <table:table-cell table:formula="of:=[Melhoramentos.G330]" office:value-type="percentage" office:value="0">
            <text:p>0,00%</text:p>
          </table:table-cell>
          <table:table-cell table:formula="of:=[Melhoramentos.H330]" office:value-type="float" office:value="1.232">
            <text:p>1,23</text:p>
          </table:table-cell>
          <table:table-cell table:formula="of:=[Melhoramentos.G332]" office:value-type="percentage" office:value="0.00579667188369474">
            <text:p>0,58%</text:p>
          </table:table-cell>
          <table:table-cell table:formula="of:=[Melhoramentos.H332]" office:value-type="float" office:value="0.7874">
            <text:p>0,79</text:p>
          </table:table-cell>
          <table:table-cell table:formula="of:=[Melhoramentos.G333]" office:value-type="percentage" office:value="0">
            <text:p>0,00%</text:p>
          </table:table-cell>
          <table:table-cell table:formula="of:=[Melhoramentos.H333]" office:value-type="float" office:value="1.3637">
            <text:p>1,36</text:p>
          </table:table-cell>
          <table:table-cell table:formula="of:=[Melhoramentos.G362]" office:value-type="percentage" office:value="0.00254369169723166">
            <text:p>0,25%</text:p>
          </table:table-cell>
          <table:table-cell table:formula="of:=[Melhoramentos.H362]" office:value-type="float" office:value="0.5402">
            <text:p>0,54</text:p>
          </table:table-cell>
          <table:table-cell table:formula="of:=[Melhoramentos.G363]" office:value-type="percentage" office:value="0">
            <text:p>0,00%</text:p>
          </table:table-cell>
          <table:table-cell table:formula="of:=[Melhoramentos.H363]" office:value-type="float" office:value="1.2378">
            <text:p>1,24</text:p>
          </table:table-cell>
        </table:table-row>
        <table:table-row table:style-name="ro1">
          <table:table-cell office:value-type="string">
            <text:p>SJC5</text:p>
          </table:table-cell>
          <table:table-cell table:formula="of:=[Melhoramentos.G392]" office:value-type="percentage" office:value="0.156604697399071">
            <text:p>15,66%</text:p>
          </table:table-cell>
          <table:table-cell table:formula="of:=[Melhoramentos.H392]" office:value-type="float" office:value="12.534">
            <text:p>12,53</text:p>
          </table:table-cell>
          <table:table-cell table:formula="of:=[Melhoramentos.G393]" office:value-type="percentage" office:value="0">
            <text:p>0,00%</text:p>
          </table:table-cell>
          <table:table-cell table:formula="of:=[Melhoramentos.H393]" office:value-type="float" office:value="0.706">
            <text:p>0,71</text:p>
          </table:table-cell>
          <table:table-cell table:formula="of:=[Melhoramentos.G395]" office:value-type="percentage" office:value="0.0441792517731078">
            <text:p>4,42%</text:p>
          </table:table-cell>
          <table:table-cell table:formula="of:=[Melhoramentos.H395]" office:value-type="float" office:value="3.029">
            <text:p>3,03</text:p>
          </table:table-cell>
          <table:table-cell table:formula="of:=[Melhoramentos.G396]" office:value-type="percentage" office:value="0">
            <text:p>0,00%</text:p>
          </table:table-cell>
          <table:table-cell table:formula="of:=[Melhoramentos.H396]" office:value-type="float" office:value="0.885">
            <text:p>0,89</text:p>
          </table:table-cell>
          <table:table-cell table:formula="of:=[Melhoramentos.G398]" office:value-type="percentage" office:value="0.0664929367759116">
            <text:p>6,65%</text:p>
          </table:table-cell>
          <table:table-cell table:formula="of:=[Melhoramentos.H398]" office:value-type="float" office:value="6.0935">
            <text:p>6,09</text:p>
          </table:table-cell>
          <table:table-cell table:formula="of:=[Melhoramentos.G399]" office:value-type="percentage" office:value="0.00221571819230507">
            <text:p>0,22%</text:p>
          </table:table-cell>
          <table:table-cell table:formula="of:=[Melhoramentos.H399]" office:value-type="float" office:value="1.4808">
            <text:p>1,48</text:p>
          </table:table-cell>
          <table:table-cell table:formula="of:=[Melhoramentos.G425]" office:value-type="percentage" office:value="0.168954723228292">
            <text:p>16,90%</text:p>
          </table:table-cell>
          <table:table-cell table:formula="of:=[Melhoramentos.H425]" office:value-type="float" office:value="11.216">
            <text:p>11,22</text:p>
          </table:table-cell>
          <table:table-cell table:formula="of:=[Melhoramentos.G426]" office:value-type="percentage" office:value="0.0201117641530576">
            <text:p>2,01%</text:p>
          </table:table-cell>
          <table:table-cell table:formula="of:=[Melhoramentos.H426]" office:value-type="float" office:value="1.907">
            <text:p>1,9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>
            <draw:frame table:end-cell-address="Resumo_Melhoramento.G38" table:end-x="2.217cm" table:end-y="0.225cm" draw:z-index="0" draw:style-name="gr1" svg:width="13.549cm" svg:height="11.369cm" svg:x="2.216cm" svg:y="0.103cm">
              <draw:object draw:notify-on-update-of-ranges="Resumo_Melhoramento.A1:Resumo_Melhoramento.A1 Resumo_Melhoramento.A4:Resumo_Melhoramento.A10 Resumo_Melhoramento.B2:Resumo_Melhoramento.B2 Resumo_Melhoramento.B4:Resumo_Melhoramento.B10 Resumo_Melhoramento.D2:Resumo_Melhoramento.D2 Resumo_Melhoramento.D4:Resumo_Melhoramento.D10 Resumo_Melhoramento.F2:Resumo_Melhoramento.F2 Resumo_Melhoramento.F4:Resumo_Melhoramento.F10 Resumo_Melhoramento.H2:Resumo_Melhoramento.H2 Resumo_Melhoramento.H4:Resumo_Melhoramento.H10 Resumo_Melhoramento.J2:Resumo_Melhoramento.J2 Resumo_Melhoramento.J4:Resumo_Melhoramento.J10 Resumo_Melhoramento.L2:Resumo_Melhoramento.L2 Resumo_Melhoramento.L4:Resumo_Melhoramento.L10 Resumo_Melhoramento.N2:Resumo_Melhoramento.N2 Resumo_Melhoramento.N4:Resumo_Melhoramento.N10 Resumo_Melhoramento.P2:Resumo_Melhoramento.P2 Resumo_Melhoramento.P4:Resumo_Melhoramento.P1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6"/>
          <table:table-cell>
            <draw:frame table:end-cell-address="Resumo_Melhoramento.N38" table:end-x="1.855cm" table:end-y="0.143cm" draw:z-index="1" draw:style-name="gr1" svg:width="13.549cm" svg:height="11.369cm" svg:x="1.855cm" svg:y="0.021cm">
              <draw:object draw:notify-on-update-of-ranges="Resumo_Melhoramento.A4:Resumo_Melhoramento.A10 Resumo_Melhoramento.B2:Resumo_Melhoramento.B2 Resumo_Melhoramento.C4:Resumo_Melhoramento.C10 Resumo_Melhoramento.D2:Resumo_Melhoramento.D2 Resumo_Melhoramento.E4:Resumo_Melhoramento.E10 Resumo_Melhoramento.F2:Resumo_Melhoramento.F2 Resumo_Melhoramento.G4:Resumo_Melhoramento.G10 Resumo_Melhoramento.H2:Resumo_Melhoramento.H2 Resumo_Melhoramento.I4:Resumo_Melhoramento.I10 Resumo_Melhoramento.J2:Resumo_Melhoramento.J2 Resumo_Melhoramento.K4:Resumo_Melhoramento.K10 Resumo_Melhoramento.L2:Resumo_Melhoramento.L2 Resumo_Melhoramento.M4:Resumo_Melhoramento.M10 Resumo_Melhoramento.N2:Resumo_Melhoramento.N2 Resumo_Melhoramento.O4:Resumo_Melhoramento.O10 Resumo_Melhoramento.P2:Resumo_Melhoramento.P2 Resumo_Melhoramento.Q4:Resumo_Melhoramento.Q10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9"/>
        </table:table-row>
      </table:table>
      <table:table table:name="Melhoramentos" table:style-name="ta1" table:print="false">
        <table:table-column table:style-name="co1" table:default-cell-style-name="Default"/>
        <table:table-column table:style-name="co2" table:default-cell-style-name="ce17"/>
        <table:table-column table:style-name="co1" table:number-columns-repeated="2" table:default-cell-style-name="Default"/>
        <table:table-column table:style-name="co1" table:default-cell-style-name="ce23"/>
        <table:table-column table:style-name="co1" table:number-columns-repeated="3" table:default-cell-style-name="Default"/>
        <table:table-row table:style-name="ro1">
          <table:table-cell office:value-type="string">
            <text:p>SJC4b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Farthest</text:p>
          </table:table-cell>
          <table:table-cell table:style-name="ce2" office:value-type="float" office:value="103171">
            <text:p>103171,0</text:p>
          </table:table-cell>
          <table:table-cell table:style-name="ce22" office:value-type="float" office:value="0.15">
            <text:p>0,1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 table:style-name="ce2" office:value-type="float" office:value="88580.3">
            <text:p>88580,3</text:p>
          </table:table-cell>
          <table:table-cell table:style-name="ce22" office:value-type="float" office:value="11.604">
            <text:p>11,60</text:p>
          </table:table-cell>
          <table:table-cell table:style-name="Default" table:formula="of:=[.C3]-[.C2]" office:value-type="float" office:value="-14590.7">
            <text:p>-14590,7</text:p>
          </table:table-cell>
          <table:table-cell table:style-name="ce4" table:formula="of:=([.E3]/[.C2])" office:value-type="percentage" office:value="-0.141422492754747">
            <text:p>-14,14%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Density</text:p>
          </table:table-cell>
          <table:table-cell office:value-type="float" office:value="65655.4">
            <text:p>65655,4</text:p>
          </table:table-cell>
          <table:table-cell office:value-type="float" office:value="6.668">
            <text:p>6,67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 office:value-type="float" office:value="65414.7">
            <text:p>65414,7</text:p>
          </table:table-cell>
          <table:table-cell office:value-type="float" office:value="0.728">
            <text:p>0,73</text:p>
          </table:table-cell>
          <table:table-cell table:style-name="Default" table:formula="of:=[.C5]-[.C4]" office:value-type="float" office:value="-240.699999999997">
            <text:p>-240,7</text:p>
          </table:table-cell>
          <table:table-cell table:style-name="ce4" table:formula="of:=([.E5]/[.C4])" office:value-type="percentage" office:value="-0.00366611124142107">
            <text:p>-0,37%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 office:value-type="float" office:value="74557.8">
            <text:p>74557,8</text:p>
          </table:table-cell>
          <table:table-cell office:value-type="float" office:value="160.551">
            <text:p>160,5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 office:value-type="float" office:value="73004">
            <text:p>73004</text:p>
          </table:table-cell>
          <table:table-cell office:value-type="float" office:value="1.602">
            <text:p>1,6</text:p>
          </table:table-cell>
          <table:table-cell table:style-name="Default" table:formula="of:=[.C7]-[.C6]" office:value-type="float" office:value="-1553.8">
            <text:p>-1553,8</text:p>
          </table:table-cell>
          <table:table-cell table:style-name="ce4" table:formula="of:=([.E7]/[.C6])" office:value-type="percentage" office:value="-0.0208402071949548">
            <text:p>-2,08%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>
            <text:p>HMeans</text:p>
          </table:table-cell>
          <table:table-cell table:style-name="ce21" office:value-type="float" office:value="69973.9">
            <text:p>69973,90</text:p>
          </table:table-cell>
          <table:table-cell office:value-type="float" office:value="2.932">
            <text:p>2,9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0" office:value-type="string">
            <text:p>Hill Climb with Interchange</text:p>
          </table:table-cell>
          <table:table-cell office:value-type="float" office:value="68530">
            <text:p>68530</text:p>
          </table:table-cell>
          <table:table-cell office:value-type="float" office:value="1.405">
            <text:p>1,41</text:p>
          </table:table-cell>
          <table:table-cell table:style-name="Default" table:formula="of:=[.C9]-[.C8]" office:value-type="float" office:value="-1443.89999999999">
            <text:p>-1443,9</text:p>
          </table:table-cell>
          <table:table-cell table:style-name="ce4" table:formula="of:=([.E9]/[.C8])" office:value-type="percentage" office:value="-0.0206348367033993">
            <text:p>-2,06%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SJC3a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0" office:value-type="string">
            <text:p>Farthest</text:p>
          </table:table-cell>
          <table:table-cell office:value-type="float" office:value="76345.3">
            <text:p>76345,3</text:p>
          </table:table-cell>
          <table:table-cell office:value-type="float" office:value="0.096">
            <text:p>0,1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0" office:value-type="string">
            <text:p>Hill Climb with Interchange</text:p>
          </table:table-cell>
          <table:table-cell office:value-type="float" office:value="63821.9">
            <text:p>63821,9</text:p>
          </table:table-cell>
          <table:table-cell office:value-type="float" office:value="5.809">
            <text:p>5,81</text:p>
          </table:table-cell>
          <table:table-cell table:style-name="Default" table:formula="of:=[.C13]-[.C12]" office:value-type="float" office:value="-12523.4">
            <text:p>-12523,4</text:p>
          </table:table-cell>
          <table:table-cell table:style-name="ce4" table:formula="of:=1-([.C13]/[.C12])" office:value-type="percentage" office:value="0.164036293000355">
            <text:p>16,40%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Density</text:p>
          </table:table-cell>
          <table:table-cell office:value-type="float" office:value="47976.7">
            <text:p>47976,7</text:p>
          </table:table-cell>
          <table:table-cell office:value-type="float" office:value="1.811">
            <text:p>1,81</text:p>
          </table:table-cell>
          <table:table-cell table:style-name="Default"/>
          <table:table-cell table:style-name="ce4"/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 office:value-type="float" office:value="47972.7">
            <text:p>47972,7</text:p>
          </table:table-cell>
          <table:table-cell office:value-type="float" office:value="1.472">
            <text:p>1,47</text:p>
          </table:table-cell>
          <table:table-cell table:style-name="Default" table:formula="of:=[.C15]-[.C14]" office:value-type="float" office:value="-4">
            <text:p>-4</text:p>
          </table:table-cell>
          <table:table-cell table:style-name="ce4" table:formula="of:=1-([.C15]/[.C14])" office:value-type="percentage" office:value="0.0000833738043675147">
            <text:p>0,01%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 office:value-type="float" office:value="47954.9">
            <text:p>47954,9</text:p>
          </table:table-cell>
          <table:table-cell office:value-type="float" office:value="0.24">
            <text:p>0,24</text:p>
          </table:table-cell>
          <table:table-cell table:style-name="Default" table:formula="of:=[.C16]-[.C15]" office:value-type="float" office:value="-17.7999999999956">
            <text:p>-17,8</text:p>
          </table:table-cell>
          <table:table-cell table:style-name="ce4" table:formula="of:=1-([.C16]/[.C15])" office:value-type="percentage" office:value="0.00037104436481572">
            <text:p>0,04%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SJC1</text:p>
          </table:table-cell>
          <table:table-cell office:value-type="string">
            <text:p>Farthest</text:p>
          </table:table-cell>
          <table:table-cell/>
          <table:table-cell office:value-type="float" office:value="25905">
            <text:p>25905</text:p>
          </table:table-cell>
          <table:table-cell table:style-name="Default"/>
          <table:table-cell office:value-type="float" office:value="0.02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22279.6">
            <text:p>22279,6</text:p>
          </table:table-cell>
          <table:table-cell table:formula="of:=1-[.D23]/[.D22]" office:value-type="percentage" office:value="0.139949816637715">
            <text:p>13,995%</text:p>
          </table:table-cell>
          <table:table-cell office:value-type="float" office:value="0.066">
            <text:p>0,07</text:p>
          </table:table-cell>
          <table:table-cell table:formula="of:=[.E23]" office:value-type="percentage" office:value="0.139949816637715">
            <text:p>13,99%</text:p>
          </table:table-cell>
          <table:table-cell table:formula="of:=[.F23]" office:value-type="float" office:value="0.066">
            <text:p>0,07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25815.4">
            <text:p>25815,4</text:p>
          </table:table-cell>
          <table:table-cell table:formula="of:=1-[.D24]/[.D22]" office:value-type="percentage" office:value="0.00345879173904651">
            <text:p>0,346%</text:p>
          </table:table-cell>
          <table:table-cell office:value-type="float" office:value="0.091">
            <text:p>0,09</text:p>
          </table:table-cell>
          <table:table-cell table:formula="of:=[.E24]" office:value-type="percentage" office:value="0.00345879173904651">
            <text:p>0,35%</text:p>
          </table:table-cell>
          <table:table-cell table:formula="of:=[.F24]" office:value-type="float" office:value="0.091">
            <text:p>0,09</text:p>
          </table:table-cell>
        </table:table-row>
        <table:table-row table:style-name="ro1">
          <table:table-cell/>
          <table:table-cell office:value-type="string">
            <text:p>Density</text:p>
          </table:table-cell>
          <table:table-cell/>
          <table:table-cell office:value-type="float" office:value="18193.2">
            <text:p>18193,2</text:p>
          </table:table-cell>
          <table:table-cell table:style-name="Default"/>
          <table:table-cell office:value-type="float" office:value="0.082">
            <text:p>0,0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18193.2">
            <text:p>18193,2</text:p>
          </table:table-cell>
          <table:table-cell table:formula="of:=1-[.D26]/[.D25]" office:value-type="percentage" office:value="0">
            <text:p>0,000%</text:p>
          </table:table-cell>
          <table:table-cell office:value-type="float" office:value="0.014">
            <text:p>0,01</text:p>
          </table:table-cell>
          <table:table-cell table:formula="of:=[.E26]" office:value-type="percentage" office:value="0">
            <text:p>0,00%</text:p>
          </table:table-cell>
          <table:table-cell table:formula="of:=[.F26]" office:value-type="float" office:value="0.014">
            <text:p>0,01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8193.2">
            <text:p>18193,2</text:p>
          </table:table-cell>
          <table:table-cell table:formula="of:=1-[.D27]/[.D25]" office:value-type="percentage" office:value="0">
            <text:p>0,000%</text:p>
          </table:table-cell>
          <table:table-cell office:value-type="float" office:value="0.056">
            <text:p>0,06</text:p>
          </table:table-cell>
          <table:table-cell table:formula="of:=[.E27]" office:value-type="percentage" office:value="0">
            <text:p>0,00%</text:p>
          </table:table-cell>
          <table:table-cell table:formula="of:=[.F27]" office:value-type="float" office:value="0.056">
            <text:p>0,06</text:p>
          </table:table-cell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20071.8">
            <text:p>20071,8</text:p>
          </table:table-cell>
          <table:table-cell table:style-name="Default"/>
          <table:table-cell office:value-type="float" office:value="0.002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19753.3">
            <text:p>19753,3</text:p>
          </table:table-cell>
          <table:table-cell table:formula="of:=1-[.D29]/[.D28]" office:value-type="percentage" office:value="0.0158680337588059">
            <text:p>1,587%</text:p>
          </table:table-cell>
          <table:table-cell office:value-type="float" office:value="0.019">
            <text:p>0,02</text:p>
          </table:table-cell>
          <table:table-cell table:formula="of:=AVERAGE([.E29];[.E32];[.E35];[.E38];[.E41];[.E44];[.E47];[.E50];[.E53];[.E56])" office:value-type="percentage" office:value="0.0253270519161567">
            <text:p>2,53%</text:p>
          </table:table-cell>
          <table:table-cell table:formula="of:=AVERAGE([.F29];[.F32];[.F35];[.F38];[.F41];[.F44];[.F47];[.F50];[.F53];[.F56])" office:value-type="float" office:value="0.0306">
            <text:p>0,03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20071.8">
            <text:p>20071,8</text:p>
          </table:table-cell>
          <table:table-cell table:formula="of:=1-[.D30]/[.D28]" office:value-type="percentage" office:value="0">
            <text:p>0,000%</text:p>
          </table:table-cell>
          <table:table-cell office:value-type="float" office:value="0.051">
            <text:p>0,05</text:p>
          </table:table-cell>
          <table:table-cell table:formula="of:=AVERAGE([.E30];[.E33];[.E36];[.E39];[.E42];[.E45];[.E48];[.E51];[.E54];[.E57])" office:value-type="percentage" office:value="0.000656973891485679">
            <text:p>0,07%</text:p>
          </table:table-cell>
          <table:table-cell table:formula="of:=AVERAGE([.F30];[.F33];[.F36];[.F39];[.F42];[.F45];[.F48];[.F51];[.F54];[.F57])" office:value-type="float" office:value="0.0578">
            <text:p>0,06</text:p>
          </table:table-cell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21704">
            <text:p>21704</text:p>
          </table:table-cell>
          <table:table-cell table:style-name="Default"/>
          <table:table-cell office:value-type="float" office:value="0.002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21050.4">
            <text:p>21050,4</text:p>
          </table:table-cell>
          <table:table-cell table:formula="of:=1-[.D32]/[.D31]" office:value-type="percentage" office:value="0.030114264651677">
            <text:p>3,011%</text:p>
          </table:table-cell>
          <table:table-cell office:value-type="float" office:value="0.029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21704">
            <text:p>21704</text:p>
          </table:table-cell>
          <table:table-cell table:formula="of:=1-[.D33]/[.D31]" office:value-type="percentage" office:value="0">
            <text:p>0,000%</text:p>
          </table:table-cell>
          <table:table-cell office:value-type="float" office:value="0.04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21657.2">
            <text:p>21657,2</text:p>
          </table:table-cell>
          <table:table-cell table:style-name="Default"/>
          <table:table-cell office:value-type="float" office:value="0.003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20981.6">
            <text:p>20981,6</text:p>
          </table:table-cell>
          <table:table-cell table:formula="of:=1-[.D35]/[.D34]" office:value-type="percentage" office:value="0.0311951683504794">
            <text:p>3,120%</text:p>
          </table:table-cell>
          <table:table-cell office:value-type="float" office:value="0.054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21657.2">
            <text:p>21657,2</text:p>
          </table:table-cell>
          <table:table-cell table:formula="of:=1-[.D36]/[.D34]" office:value-type="percentage" office:value="0">
            <text:p>0,000%</text:p>
          </table:table-cell>
          <table:table-cell office:value-type="float" office:value="0.049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19361.5">
            <text:p>19361,5</text:p>
          </table:table-cell>
          <table:table-cell table:style-name="Default"/>
          <table:table-cell office:value-type="float" office:value="0.004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19329.1">
            <text:p>19329,1</text:p>
          </table:table-cell>
          <table:table-cell table:formula="of:=1-[.D38]/[.D37]" office:value-type="percentage" office:value="0.00167342406321835">
            <text:p>0,167%</text:p>
          </table:table-cell>
          <table:table-cell office:value-type="float" office:value="0.013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9234.3">
            <text:p>19234,3</text:p>
          </table:table-cell>
          <table:table-cell table:formula="of:=1-[.D39]/[.D37]" office:value-type="percentage" office:value="0.00656973891485679">
            <text:p>0,657%</text:p>
          </table:table-cell>
          <table:table-cell office:value-type="float" office:value="0.128">
            <text:p>0,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19097.2">
            <text:p>19097,2</text:p>
          </table:table-cell>
          <table:table-cell table:style-name="Default"/>
          <table:table-cell office:value-type="float" office:value="0.002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18921.1">
            <text:p>18921,1</text:p>
          </table:table-cell>
          <table:table-cell table:formula="of:=1-[.D41]/[.D40]" office:value-type="percentage" office:value="0.00922124709381489">
            <text:p>0,922%</text:p>
          </table:table-cell>
          <table:table-cell office:value-type="float" office:value="0.018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9097.2">
            <text:p>19097,2</text:p>
          </table:table-cell>
          <table:table-cell table:formula="of:=1-[.D42]/[.D40]" office:value-type="percentage" office:value="0">
            <text:p>0,000%</text:p>
          </table:table-cell>
          <table:table-cell office:value-type="float" office:value="0.057">
            <text:p>0,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20974.6">
            <text:p>20974,6</text:p>
          </table:table-cell>
          <table:table-cell table:style-name="Default"/>
          <table:table-cell office:value-type="float" office:value="0.002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20445.7">
            <text:p>20445,7</text:p>
          </table:table-cell>
          <table:table-cell table:formula="of:=1-[.D44]/[.D43]" office:value-type="percentage" office:value="0.0252162138968084">
            <text:p>2,522%</text:p>
          </table:table-cell>
          <table:table-cell office:value-type="float" office:value="0.018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20974.6">
            <text:p>20974,6</text:p>
          </table:table-cell>
          <table:table-cell table:formula="of:=1-[.D45]/[.D43]" office:value-type="percentage" office:value="0">
            <text:p>0,000%</text:p>
          </table:table-cell>
          <table:table-cell office:value-type="float" office:value="0.04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19238.2">
            <text:p>19238,2</text:p>
          </table:table-cell>
          <table:table-cell table:style-name="Default"/>
          <table:table-cell office:value-type="float" office:value="0.003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18903.8">
            <text:p>18903,8</text:p>
          </table:table-cell>
          <table:table-cell table:formula="of:=1-[.D47]/[.D46]" office:value-type="percentage" office:value="0.0173820835629114">
            <text:p>1,738%</text:p>
          </table:table-cell>
          <table:table-cell office:value-type="float" office:value="0.019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9238.2">
            <text:p>19238,2</text:p>
          </table:table-cell>
          <table:table-cell table:formula="of:=1-[.D48]/[.D46]" office:value-type="percentage" office:value="0">
            <text:p>0,000%</text:p>
          </table:table-cell>
          <table:table-cell office:value-type="float" office:value="0.054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22223.2">
            <text:p>22223,2</text:p>
          </table:table-cell>
          <table:table-cell table:style-name="Default"/>
          <table:table-cell office:value-type="float" office:value="0.002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21314.1">
            <text:p>21314,1</text:p>
          </table:table-cell>
          <table:table-cell table:formula="of:=1-[.D50]/[.D49]" office:value-type="percentage" office:value="0.0409077000611974">
            <text:p>4,091%</text:p>
          </table:table-cell>
          <table:table-cell office:value-type="float" office:value="0.073">
            <text:p>0,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22223.2">
            <text:p>22223,2</text:p>
          </table:table-cell>
          <table:table-cell table:formula="of:=1-[.D51]/[.D49]" office:value-type="percentage" office:value="0">
            <text:p>0,000%</text:p>
          </table:table-cell>
          <table:table-cell office:value-type="float" office:value="0.055">
            <text:p>0,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20941.1">
            <text:p>20941,1</text:p>
          </table:table-cell>
          <table:table-cell table:style-name="Default"/>
          <table:table-cell office:value-type="float" office:value="0.002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20541.6">
            <text:p>20541,6</text:p>
          </table:table-cell>
          <table:table-cell table:formula="of:=1-[.D53]/[.D52]" office:value-type="percentage" office:value="0.0190773168553705">
            <text:p>1,908%</text:p>
          </table:table-cell>
          <table:table-cell office:value-type="float" office:value="0.025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20941.1">
            <text:p>20941,1</text:p>
          </table:table-cell>
          <table:table-cell table:formula="of:=1-[.D54]/[.D52]" office:value-type="percentage" office:value="0">
            <text:p>0,000%</text:p>
          </table:table-cell>
          <table:table-cell office:value-type="float" office:value="0.051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21400.6">
            <text:p>21400,6</text:p>
          </table:table-cell>
          <table:table-cell table:style-name="Default"/>
          <table:table-cell office:value-type="float" office:value="0.002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20060.6">
            <text:p>20060,6</text:p>
          </table:table-cell>
          <table:table-cell table:formula="of:=1-[.D56]/[.D55]" office:value-type="percentage" office:value="0.0626150668672841">
            <text:p>6,262%</text:p>
          </table:table-cell>
          <table:table-cell office:value-type="float" office:value="0.038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21400.6">
            <text:p>21400,6</text:p>
          </table:table-cell>
          <table:table-cell table:formula="of:=1-[.D57]/[.D55]" office:value-type="percentage" office:value="0">
            <text:p>0,000%</text:p>
          </table:table-cell>
          <table:table-cell office:value-type="float" office:value="0.053">
            <text:p>0,0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22180.1">
            <text:p>22180,1</text:p>
          </table:table-cell>
          <table:table-cell table:style-name="Default"/>
          <table:table-cell office:value-type="float" office:value="0.177">
            <text:p>0,1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21280.1">
            <text:p>21280,1</text:p>
          </table:table-cell>
          <table:table-cell table:formula="of:=1-[.D59]/[.D58]" office:value-type="percentage" office:value="0.0405769135396143">
            <text:p>4,058%</text:p>
          </table:table-cell>
          <table:table-cell office:value-type="float" office:value="0.079">
            <text:p>0,08</text:p>
          </table:table-cell>
          <table:table-cell table:formula="of:=AVERAGE([.E59];[.E62])" office:value-type="percentage" office:value="0.0269508760824273">
            <text:p>2,70%</text:p>
          </table:table-cell>
          <table:table-cell table:formula="of:=AVERAGE([.F59];[.F62])" office:value-type="float" office:value="0.047">
            <text:p>0,05</text:p>
          </table:table-cell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21972.7">
            <text:p>21972,7</text:p>
          </table:table-cell>
          <table:table-cell table:formula="of:=1-[.D60]/[.D58]" office:value-type="percentage" office:value="0.00935072429790662">
            <text:p>0,935%</text:p>
          </table:table-cell>
          <table:table-cell office:value-type="float" office:value="0.107">
            <text:p>0,11</text:p>
          </table:table-cell>
          <table:table-cell table:formula="of:=AVERAGE([.E60];[.E63])" office:value-type="percentage" office:value="0.00994998322076823">
            <text:p>0,99%</text:p>
          </table:table-cell>
          <table:table-cell table:formula="of:=AVERAGE([.F60];[.F63])" office:value-type="float" office:value="0.118">
            <text:p>0,12</text:p>
          </table:table-cell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20247.9">
            <text:p>20247,9</text:p>
          </table:table-cell>
          <table:table-cell table:style-name="Default"/>
          <table:table-cell office:value-type="float" office:value="0.269">
            <text:p>0,27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19978.1">
            <text:p>19978,1</text:p>
          </table:table-cell>
          <table:table-cell table:formula="of:=1-[.D62]/[.D61]" office:value-type="percentage" office:value="0.0133248386252403">
            <text:p>1,332%</text:p>
          </table:table-cell>
          <table:table-cell office:value-type="float" office:value="0.015">
            <text:p>0,0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20034.3">
            <text:p>20034,3</text:p>
          </table:table-cell>
          <table:table-cell table:formula="of:=1-[.D63]/[.D61]" office:value-type="percentage" office:value="0.0105492421436298">
            <text:p>1,055%</text:p>
          </table:table-cell>
          <table:table-cell office:value-type="float" office:value="0.129">
            <text:p>0,13</text:p>
          </table:table-cell>
          <table:table-cell table:number-columns-repeated="2"/>
        </table:table-row>
        <table:table-row table:style-name="ro1">
          <table:table-cell office:value-type="string">
            <text:p>SJC2</text:p>
          </table:table-cell>
          <table:table-cell table:style-name="Default" office:value-type="string">
            <text:p>Farthest</text:p>
          </table:table-cell>
          <table:table-cell/>
          <table:table-cell office:value-type="float" office:value="52121.3">
            <text:p>52121,3</text:p>
          </table:table-cell>
          <table:table-cell table:style-name="Default"/>
          <table:table-cell office:value-type="float" office:value="0.04">
            <text:p>0,0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46374.8">
            <text:p>46374,8</text:p>
          </table:table-cell>
          <table:table-cell table:formula="of:=1-[.D65]/[.D64]" office:value-type="percentage" office:value="0.110252430388344">
            <text:p>11,025%</text:p>
          </table:table-cell>
          <table:table-cell office:value-type="float" office:value="1.092">
            <text:p>1,09</text:p>
          </table:table-cell>
          <table:table-cell table:formula="of:=[.E65]" office:value-type="percentage" office:value="0.110252430388344">
            <text:p>11,03%</text:p>
          </table:table-cell>
          <table:table-cell table:formula="of:=[.F65]" office:value-type="float" office:value="1.092">
            <text:p>1,09</text:p>
          </table:table-cell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52121.3">
            <text:p>52121,3</text:p>
          </table:table-cell>
          <table:table-cell table:formula="of:=1-[.D66]/[.D64]" office:value-type="percentage" office:value="0">
            <text:p>0,000%</text:p>
          </table:table-cell>
          <table:table-cell office:value-type="float" office:value="0.257">
            <text:p>0,26</text:p>
          </table:table-cell>
          <table:table-cell table:formula="of:=[.E66]" office:value-type="percentage" office:value="0">
            <text:p>0,00%</text:p>
          </table:table-cell>
          <table:table-cell table:formula="of:=[.F66]" office:value-type="float" office:value="0.257">
            <text:p>0,26</text:p>
          </table:table-cell>
        </table:table-row>
        <table:table-row table:style-name="ro1">
          <table:table-cell/>
          <table:table-cell table:style-name="Default" office:value-type="string">
            <text:p>Density</text:p>
          </table:table-cell>
          <table:table-cell/>
          <table:table-cell office:value-type="float" office:value="34520.4">
            <text:p>34520,4</text:p>
          </table:table-cell>
          <table:table-cell table:style-name="Default"/>
          <table:table-cell office:value-type="float" office:value="0.407">
            <text:p>0,4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4520.4">
            <text:p>34520,4</text:p>
          </table:table-cell>
          <table:table-cell table:formula="of:=1-[.D68]/[.D67]" office:value-type="percentage" office:value="0">
            <text:p>0,000%</text:p>
          </table:table-cell>
          <table:table-cell office:value-type="float" office:value="0.039">
            <text:p>0,04</text:p>
          </table:table-cell>
          <table:table-cell table:formula="of:=[.E68]" office:value-type="percentage" office:value="0">
            <text:p>0,00%</text:p>
          </table:table-cell>
          <table:table-cell table:formula="of:=[.F68]" office:value-type="float" office:value="0.039">
            <text:p>0,04</text:p>
          </table:table-cell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4520.4">
            <text:p>34520,4</text:p>
          </table:table-cell>
          <table:table-cell table:formula="of:=1-[.D69]/[.D67]" office:value-type="percentage" office:value="0">
            <text:p>0,000%</text:p>
          </table:table-cell>
          <table:table-cell office:value-type="float" office:value="0.248">
            <text:p>0,25</text:p>
          </table:table-cell>
          <table:table-cell table:formula="of:=[.E69]" office:value-type="percentage" office:value="0">
            <text:p>0,00%</text:p>
          </table:table-cell>
          <table:table-cell table:formula="of:=[.F69]" office:value-type="float" office:value="0.248">
            <text:p>0,25</text:p>
          </table:table-cell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6977.4">
            <text:p>36977,4</text:p>
          </table:table-cell>
          <table:table-cell table:style-name="Default"/>
          <table:table-cell office:value-type="float" office:value="0.004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6236.3">
            <text:p>36236,3</text:p>
          </table:table-cell>
          <table:table-cell table:formula="of:=1-[.D71]/[.D70]" office:value-type="percentage" office:value="0.0200419715826423">
            <text:p>2,004%</text:p>
          </table:table-cell>
          <table:table-cell office:value-type="float" office:value="0.312">
            <text:p>0,31</text:p>
          </table:table-cell>
          <table:table-cell table:formula="of:=AVERAGE([.E71];[.E74];[.E77];[.E80];[.E83];[.E86];[.E89];[.E92];[.E95];[.E98])" office:value-type="percentage" office:value="0.0224704933104959">
            <text:p>2,25%</text:p>
          </table:table-cell>
          <table:table-cell table:formula="of:=AVERAGE([.F71];[.F74];[.F77];[.F80];[.F83];[.F86];[.F89];[.F92];[.F95];[.F98])" office:value-type="float" office:value="0.2247">
            <text:p>0,22</text:p>
          </table:table-cell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6977.4">
            <text:p>36977,4</text:p>
          </table:table-cell>
          <table:table-cell table:formula="of:=1-[.D72]/[.D70]" office:value-type="percentage" office:value="0">
            <text:p>0,000%</text:p>
          </table:table-cell>
          <table:table-cell office:value-type="float" office:value="0.327">
            <text:p>0,33</text:p>
          </table:table-cell>
          <table:table-cell table:formula="of:=AVERAGE([.E72];[.E75];[.E78];[.E81];[.E84];[.E87];[.E90];[.E93];[.E96];[.E99])" office:value-type="percentage" office:value="0.000020618764081104">
            <text:p>0,00%</text:p>
          </table:table-cell>
          <table:table-cell table:formula="of:=AVERAGE([.F72];[.F75];[.F78];[.F81];[.F84];[.F87];[.F90];[.F93];[.F96];[.F99])" office:value-type="float" office:value="0.3061">
            <text:p>0,31</text:p>
          </table:table-cell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7694.8">
            <text:p>37694,8</text:p>
          </table:table-cell>
          <table:table-cell table:style-name="Default"/>
          <table:table-cell office:value-type="float" office:value="0.005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6961.2">
            <text:p>36961,2</text:p>
          </table:table-cell>
          <table:table-cell table:formula="of:=1-[.D74]/[.D73]" office:value-type="percentage" office:value="0.0194615702961684">
            <text:p>1,946%</text:p>
          </table:table-cell>
          <table:table-cell office:value-type="float" office:value="0.203">
            <text:p>0,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7694.8">
            <text:p>37694,8</text:p>
          </table:table-cell>
          <table:table-cell table:formula="of:=1-[.D75]/[.D73]" office:value-type="percentage" office:value="0">
            <text:p>0,000%</text:p>
          </table:table-cell>
          <table:table-cell office:value-type="float" office:value="0.28">
            <text:p>0,2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9769.6">
            <text:p>39769,6</text:p>
          </table:table-cell>
          <table:table-cell table:style-name="Default"/>
          <table:table-cell office:value-type="float" office:value="0.005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8577.4">
            <text:p>38577,4</text:p>
          </table:table-cell>
          <table:table-cell table:formula="of:=1-[.D77]/[.D76]" office:value-type="percentage" office:value="0.0299776713871901">
            <text:p>2,998%</text:p>
          </table:table-cell>
          <table:table-cell office:value-type="float" office:value="0.18">
            <text:p>0,1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9761.4">
            <text:p>39761,4</text:p>
          </table:table-cell>
          <table:table-cell table:formula="of:=1-[.D78]/[.D76]" office:value-type="percentage" office:value="0.00020618764081104">
            <text:p>0,021%</text:p>
          </table:table-cell>
          <table:table-cell office:value-type="float" office:value="0.438">
            <text:p>0,4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5335.8">
            <text:p>35335,8</text:p>
          </table:table-cell>
          <table:table-cell table:style-name="Default"/>
          <table:table-cell office:value-type="float" office:value="0.007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4819.9">
            <text:p>34819,9</text:p>
          </table:table-cell>
          <table:table-cell table:formula="of:=1-[.D80]/[.D79]" office:value-type="percentage" office:value="0.0145999241562382">
            <text:p>1,460%</text:p>
          </table:table-cell>
          <table:table-cell office:value-type="float" office:value="0.154">
            <text:p>0,1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5335.8">
            <text:p>35335,8</text:p>
          </table:table-cell>
          <table:table-cell table:formula="of:=1-[.D81]/[.D79]" office:value-type="percentage" office:value="0">
            <text:p>0,000%</text:p>
          </table:table-cell>
          <table:table-cell office:value-type="float" office:value="0.245">
            <text:p>0,2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8207.8">
            <text:p>38207,8</text:p>
          </table:table-cell>
          <table:table-cell table:style-name="Default"/>
          <table:table-cell office:value-type="float" office:value="0.004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6769.5">
            <text:p>36769,5</text:p>
          </table:table-cell>
          <table:table-cell table:formula="of:=1-[.D83]/[.D82]" office:value-type="percentage" office:value="0.0376441459597255">
            <text:p>3,764%</text:p>
          </table:table-cell>
          <table:table-cell office:value-type="float" office:value="0.269">
            <text:p>0,27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8207.8">
            <text:p>38207,8</text:p>
          </table:table-cell>
          <table:table-cell table:formula="of:=1-[.D84]/[.D82]" office:value-type="percentage" office:value="0">
            <text:p>0,000%</text:p>
          </table:table-cell>
          <table:table-cell office:value-type="float" office:value="0.286">
            <text:p>0,29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41894.3">
            <text:p>41894,3</text:p>
          </table:table-cell>
          <table:table-cell table:style-name="Default"/>
          <table:table-cell office:value-type="float" office:value="0.007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9429.4">
            <text:p>39429,4</text:p>
          </table:table-cell>
          <table:table-cell table:formula="of:=1-[.D86]/[.D85]" office:value-type="percentage" office:value="0.0588361662565074">
            <text:p>5,884%</text:p>
          </table:table-cell>
          <table:table-cell office:value-type="float" office:value="0.395">
            <text:p>0,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41894.3">
            <text:p>41894,3</text:p>
          </table:table-cell>
          <table:table-cell table:formula="of:=1-[.D87]/[.D85]" office:value-type="percentage" office:value="0">
            <text:p>0,000%</text:p>
          </table:table-cell>
          <table:table-cell office:value-type="float" office:value="0.256">
            <text:p>0,2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6096.2">
            <text:p>36096,2</text:p>
          </table:table-cell>
          <table:table-cell table:style-name="Default"/>
          <table:table-cell office:value-type="float" office:value="0.005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5481.3">
            <text:p>35481,3</text:p>
          </table:table-cell>
          <table:table-cell table:formula="of:=1-[.D89]/[.D88]" office:value-type="percentage" office:value="0.0170350341587201">
            <text:p>1,704%</text:p>
          </table:table-cell>
          <table:table-cell office:value-type="float" office:value="0.248">
            <text:p>0,2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6096.2">
            <text:p>36096,2</text:p>
          </table:table-cell>
          <table:table-cell table:formula="of:=1-[.D90]/[.D88]" office:value-type="percentage" office:value="0">
            <text:p>0,000%</text:p>
          </table:table-cell>
          <table:table-cell office:value-type="float" office:value="0.255">
            <text:p>0,2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4730.9">
            <text:p>34730,9</text:p>
          </table:table-cell>
          <table:table-cell table:style-name="Default"/>
          <table:table-cell office:value-type="float" office:value="0.007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4543">
            <text:p>34543</text:p>
          </table:table-cell>
          <table:table-cell table:formula="of:=1-[.D92]/[.D91]" office:value-type="percentage" office:value="0.00541016789084081">
            <text:p>0,541%</text:p>
          </table:table-cell>
          <table:table-cell office:value-type="float" office:value="0.214">
            <text:p>0,2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4730.9">
            <text:p>34730,9</text:p>
          </table:table-cell>
          <table:table-cell table:formula="of:=1-[.D93]/[.D91]" office:value-type="percentage" office:value="0">
            <text:p>0,000%</text:p>
          </table:table-cell>
          <table:table-cell office:value-type="float" office:value="0.313">
            <text:p>0,3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6137">
            <text:p>36137</text:p>
          </table:table-cell>
          <table:table-cell table:style-name="Default"/>
          <table:table-cell office:value-type="float" office:value="0.007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5868.1">
            <text:p>35868,1</text:p>
          </table:table-cell>
          <table:table-cell table:formula="of:=1-[.D95]/[.D94]" office:value-type="percentage" office:value="0.00744112682292386">
            <text:p>0,744%</text:p>
          </table:table-cell>
          <table:table-cell office:value-type="float" office:value="0.121">
            <text:p>0,1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6137">
            <text:p>36137</text:p>
          </table:table-cell>
          <table:table-cell table:formula="of:=1-[.D96]/[.D94]" office:value-type="percentage" office:value="0">
            <text:p>0,000%</text:p>
          </table:table-cell>
          <table:table-cell office:value-type="float" office:value="0.32">
            <text:p>0,3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Means</text:p>
          </table:table-cell>
          <table:table-cell/>
          <table:table-cell office:value-type="float" office:value="36515">
            <text:p>36515</text:p>
          </table:table-cell>
          <table:table-cell table:style-name="Default"/>
          <table:table-cell office:value-type="float" office:value="0.005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5994.4">
            <text:p>35994,4</text:p>
          </table:table-cell>
          <table:table-cell table:formula="of:=1-[.D98]/[.D97]" office:value-type="percentage" office:value="0.0142571545940025">
            <text:p>1,426%</text:p>
          </table:table-cell>
          <table:table-cell office:value-type="float" office:value="0.151">
            <text:p>0,1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6515">
            <text:p>36515</text:p>
          </table:table-cell>
          <table:table-cell table:formula="of:=1-[.D99]/[.D97]" office:value-type="percentage" office:value="0">
            <text:p>0,000%</text:p>
          </table:table-cell>
          <table:table-cell office:value-type="float" office:value="0.341">
            <text:p>0,3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8032.3">
            <text:p>38032,3</text:p>
          </table:table-cell>
          <table:table-cell table:style-name="Default"/>
          <table:table-cell office:value-type="float" office:value="5.184">
            <text:p>5,1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7575.7">
            <text:p>37575,7</text:p>
          </table:table-cell>
          <table:table-cell table:formula="of:=1-[.D101]/[.D100]" office:value-type="percentage" office:value="0.0120055847266667">
            <text:p>1,201%</text:p>
          </table:table-cell>
          <table:table-cell office:value-type="float" office:value="0.159">
            <text:p>0,16</text:p>
          </table:table-cell>
          <table:table-cell table:formula="of:=AVERAGE([.E101];[.E104];[.E107];[.E110];[.E113];[.E116];[.E119];[.E122];[.E125])" office:value-type="percentage" office:value="0.00890218795841179">
            <text:p>0,89%</text:p>
          </table:table-cell>
          <table:table-cell table:formula="of:=AVERAGE([.F101];[.F104];[.F107];[.F110];[.F113];[.F116];[.F119];[.F122];[.F125])" office:value-type="float" office:value="0.186222222222222">
            <text:p>0,19</text:p>
          </table:table-cell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8032.3">
            <text:p>38032,3</text:p>
          </table:table-cell>
          <table:table-cell table:formula="of:=1-[.D102]/[.D100]" office:value-type="percentage" office:value="0">
            <text:p>0,000%</text:p>
          </table:table-cell>
          <table:table-cell office:value-type="float" office:value="0.312">
            <text:p>0,31</text:p>
          </table:table-cell>
          <table:table-cell table:formula="of:=AVERAGE([.E102];[.E105];[.E108];[.E111];[.E114];[.E117];[.E120];[.E123];[.E126])" office:value-type="percentage" office:value="0">
            <text:p>0,00%</text:p>
          </table:table-cell>
          <table:table-cell table:formula="of:=AVERAGE([.F102];[.F105];[.F108];[.F111];[.F114];[.F117];[.F120];[.F123];[.F126])" office:value-type="float" office:value="0.291666666666667">
            <text:p>0,29</text:p>
          </table:table-cell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6360.9">
            <text:p>36360,9</text:p>
          </table:table-cell>
          <table:table-cell table:style-name="Default"/>
          <table:table-cell office:value-type="float" office:value="2.253">
            <text:p>2,2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6261">
            <text:p>36261</text:p>
          </table:table-cell>
          <table:table-cell table:formula="of:=1-[.D104]/[.D103]" office:value-type="percentage" office:value="0.0027474567461202">
            <text:p>0,275%</text:p>
          </table:table-cell>
          <table:table-cell office:value-type="float" office:value="0.083">
            <text:p>0,0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6360.9">
            <text:p>36360,9</text:p>
          </table:table-cell>
          <table:table-cell table:formula="of:=1-[.D105]/[.D103]" office:value-type="percentage" office:value="0">
            <text:p>0,000%</text:p>
          </table:table-cell>
          <table:table-cell office:value-type="float" office:value="0.286">
            <text:p>0,29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8455.2">
            <text:p>38455,2</text:p>
          </table:table-cell>
          <table:table-cell table:style-name="Default"/>
          <table:table-cell office:value-type="float" office:value="4.549">
            <text:p>4,5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7751.5">
            <text:p>37751,5</text:p>
          </table:table-cell>
          <table:table-cell table:formula="of:=1-[.D107]/[.D106]" office:value-type="percentage" office:value="0.0182992157107491">
            <text:p>1,830%</text:p>
          </table:table-cell>
          <table:table-cell office:value-type="float" office:value="0.267">
            <text:p>0,27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8455.2">
            <text:p>38455,2</text:p>
          </table:table-cell>
          <table:table-cell table:formula="of:=1-[.D108]/[.D106]" office:value-type="percentage" office:value="0">
            <text:p>0,000%</text:p>
          </table:table-cell>
          <table:table-cell office:value-type="float" office:value="0.279">
            <text:p>0,2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6814.5">
            <text:p>36814,5</text:p>
          </table:table-cell>
          <table:table-cell table:style-name="Default"/>
          <table:table-cell office:value-type="float" office:value="4.714">
            <text:p>4,7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6501.9">
            <text:p>36501,9</text:p>
          </table:table-cell>
          <table:table-cell table:formula="of:=1-[.D110]/[.D109]" office:value-type="percentage" office:value="0.00849121949231957">
            <text:p>0,849%</text:p>
          </table:table-cell>
          <table:table-cell office:value-type="float" office:value="0.244">
            <text:p>0,2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6814.5">
            <text:p>36814,5</text:p>
          </table:table-cell>
          <table:table-cell table:formula="of:=1-[.D111]/[.D109]" office:value-type="percentage" office:value="0">
            <text:p>0,000%</text:p>
          </table:table-cell>
          <table:table-cell office:value-type="float" office:value="0.284">
            <text:p>0,2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8298">
            <text:p>38298</text:p>
          </table:table-cell>
          <table:table-cell table:style-name="Default"/>
          <table:table-cell office:value-type="float" office:value="2.849">
            <text:p>2,8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7637.1">
            <text:p>37637,1</text:p>
          </table:table-cell>
          <table:table-cell table:formula="of:=1-[.D113]/[.D112]" office:value-type="percentage" office:value="0.0172567758107474">
            <text:p>1,726%</text:p>
          </table:table-cell>
          <table:table-cell office:value-type="float" office:value="0.325">
            <text:p>0,33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8298">
            <text:p>38298</text:p>
          </table:table-cell>
          <table:table-cell table:formula="of:=1-[.D114]/[.D112]" office:value-type="percentage" office:value="0">
            <text:p>0,000%</text:p>
          </table:table-cell>
          <table:table-cell office:value-type="float" office:value="0.266">
            <text:p>0,27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5364.6">
            <text:p>35364,6</text:p>
          </table:table-cell>
          <table:table-cell table:style-name="Default"/>
          <table:table-cell office:value-type="float" office:value="3.51">
            <text:p>3,5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5293.2">
            <text:p>35293,2</text:p>
          </table:table-cell>
          <table:table-cell table:formula="of:=1-[.D116]/[.D115]" office:value-type="percentage" office:value="0.00201896812066304">
            <text:p>0,202%</text:p>
          </table:table-cell>
          <table:table-cell office:value-type="float" office:value="0.148">
            <text:p>0,1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5364.6">
            <text:p>35364,6</text:p>
          </table:table-cell>
          <table:table-cell table:formula="of:=1-[.D117]/[.D115]" office:value-type="percentage" office:value="0">
            <text:p>0,000%</text:p>
          </table:table-cell>
          <table:table-cell office:value-type="float" office:value="0.331">
            <text:p>0,33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5924.4">
            <text:p>35924,4</text:p>
          </table:table-cell>
          <table:table-cell table:style-name="Default"/>
          <table:table-cell office:value-type="float" office:value="3.956">
            <text:p>3,9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5816.9">
            <text:p>35816,9</text:p>
          </table:table-cell>
          <table:table-cell table:formula="of:=1-[.D119]/[.D118]" office:value-type="percentage" office:value="0.00299239514090699">
            <text:p>0,299%</text:p>
          </table:table-cell>
          <table:table-cell office:value-type="float" office:value="0.134">
            <text:p>0,13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5924.4">
            <text:p>35924,4</text:p>
          </table:table-cell>
          <table:table-cell table:formula="of:=1-[.D120]/[.D118]" office:value-type="percentage" office:value="0">
            <text:p>0,000%</text:p>
          </table:table-cell>
          <table:table-cell office:value-type="float" office:value="0.326">
            <text:p>0,33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9590.3">
            <text:p>39590,3</text:p>
          </table:table-cell>
          <table:table-cell table:style-name="Default"/>
          <table:table-cell office:value-type="float" office:value="3.125">
            <text:p>3,13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9147.1">
            <text:p>39147,1</text:p>
          </table:table-cell>
          <table:table-cell table:formula="of:=1-[.D122]/[.D121]" office:value-type="percentage" office:value="0.0111946613185554">
            <text:p>1,119%</text:p>
          </table:table-cell>
          <table:table-cell office:value-type="float" office:value="0.115">
            <text:p>0,1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9590.3">
            <text:p>39590,3</text:p>
          </table:table-cell>
          <table:table-cell table:formula="of:=1-[.D123]/[.D121]" office:value-type="percentage" office:value="0">
            <text:p>0,000%</text:p>
          </table:table-cell>
          <table:table-cell office:value-type="float" office:value="0.256">
            <text:p>0,2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JMeans</text:p>
          </table:table-cell>
          <table:table-cell/>
          <table:table-cell office:value-type="float" office:value="38936.8">
            <text:p>38936,8</text:p>
          </table:table-cell>
          <table:table-cell table:style-name="Default"/>
          <table:table-cell office:value-type="float" office:value="2.038">
            <text:p>2,0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Interchange</text:p>
          </table:table-cell>
          <table:table-cell/>
          <table:table-cell office:value-type="float" office:value="38737.7">
            <text:p>38737,7</text:p>
          </table:table-cell>
          <table:table-cell table:formula="of:=1-[.D125]/[.D124]" office:value-type="percentage" office:value="0.00511341455897774">
            <text:p>0,511%</text:p>
          </table:table-cell>
          <table:table-cell office:value-type="float" office:value="0.201">
            <text:p>0,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Hill Climb with Shift</text:p>
          </table:table-cell>
          <table:table-cell/>
          <table:table-cell office:value-type="float" office:value="38936.8">
            <text:p>38936,8</text:p>
          </table:table-cell>
          <table:table-cell table:formula="of:=1-[.D126]/[.D124]" office:value-type="percentage" office:value="0">
            <text:p>0,000%</text:p>
          </table:table-cell>
          <table:table-cell office:value-type="float" office:value="0.285">
            <text:p>0,29</text:p>
          </table:table-cell>
          <table:table-cell table:number-columns-repeated="2"/>
        </table:table-row>
        <table:table-row table:style-name="ro1">
          <table:table-cell office:value-type="string">
            <text:p>SJCa</text:p>
          </table:table-cell>
          <table:table-cell office:value-type="string">
            <text:p>Farthest</text:p>
          </table:table-cell>
          <table:table-cell/>
          <table:table-cell office:value-type="float" office:value="76345.3">
            <text:p>76345,3</text:p>
          </table:table-cell>
          <table:table-cell table:style-name="Default"/>
          <table:table-cell office:value-type="float" office:value="0.097">
            <text:p>0,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3821.9">
            <text:p>63821,9</text:p>
          </table:table-cell>
          <table:table-cell table:formula="of:=1-[.D128]/[.D127]" office:value-type="percentage" office:value="0.164036293000355">
            <text:p>16,404%</text:p>
          </table:table-cell>
          <table:table-cell office:value-type="float" office:value="5.877">
            <text:p>5,88</text:p>
          </table:table-cell>
          <table:table-cell table:formula="of:=[.E128]" office:value-type="percentage" office:value="0.164036293000355">
            <text:p>16,40%</text:p>
          </table:table-cell>
          <table:table-cell table:formula="of:=[.F128]" office:value-type="float" office:value="5.877">
            <text:p>5,88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76345.3">
            <text:p>76345,3</text:p>
          </table:table-cell>
          <table:table-cell table:formula="of:=1-[.D129]/[.D127]" office:value-type="percentage" office:value="0">
            <text:p>0,000%</text:p>
          </table:table-cell>
          <table:table-cell office:value-type="float" office:value="0.705">
            <text:p>0,71</text:p>
          </table:table-cell>
          <table:table-cell table:formula="of:=[.E129]" office:value-type="percentage" office:value="0">
            <text:p>0,00%</text:p>
          </table:table-cell>
          <table:table-cell table:formula="of:=[.F129]" office:value-type="float" office:value="0.705">
            <text:p>0,71</text:p>
          </table:table-cell>
        </table:table-row>
        <table:table-row table:style-name="ro1">
          <table:table-cell/>
          <table:table-cell office:value-type="string">
            <text:p>Density</text:p>
          </table:table-cell>
          <table:table-cell/>
          <table:table-cell office:value-type="float" office:value="47976.7">
            <text:p>47976,7</text:p>
          </table:table-cell>
          <table:table-cell table:style-name="Default"/>
          <table:table-cell office:value-type="float" office:value="1.714">
            <text:p>1,7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7976.7">
            <text:p>47976,7</text:p>
          </table:table-cell>
          <table:table-cell table:formula="of:=1-[.D131]/[.D130]" office:value-type="percentage" office:value="0">
            <text:p>0,000%</text:p>
          </table:table-cell>
          <table:table-cell office:value-type="float" office:value="0.206">
            <text:p>0,21</text:p>
          </table:table-cell>
          <table:table-cell table:formula="of:=[.E131]" office:value-type="percentage" office:value="0">
            <text:p>0,00%</text:p>
          </table:table-cell>
          <table:table-cell table:formula="of:=[.F131]" office:value-type="float" office:value="0.206">
            <text:p>0,21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7972.7">
            <text:p>47972,7</text:p>
          </table:table-cell>
          <table:table-cell table:formula="of:=1-[.D132]/[.D130]" office:value-type="percentage" office:value="0.0000833738043675147">
            <text:p>0,008%</text:p>
          </table:table-cell>
          <table:table-cell office:value-type="float" office:value="1.482">
            <text:p>1,48</text:p>
          </table:table-cell>
          <table:table-cell table:formula="of:=[.E132]" office:value-type="percentage" office:value="0.0000833738043675147">
            <text:p>0,01%</text:p>
          </table:table-cell>
          <table:table-cell table:formula="of:=[.F132]" office:value-type="float" office:value="1.482">
            <text:p>1,48</text:p>
          </table:table-cell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3340.9">
            <text:p>53340,9</text:p>
          </table:table-cell>
          <table:table-cell table:style-name="Default"/>
          <table:table-cell office:value-type="float" office:value="0.008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2435.3">
            <text:p>52435,3</text:p>
          </table:table-cell>
          <table:table-cell table:formula="of:=1-[.D134]/[.D133]" office:value-type="percentage" office:value="0.0169775913042337">
            <text:p>1,698%</text:p>
          </table:table-cell>
          <table:table-cell office:value-type="float" office:value="0.746">
            <text:p>0,75</text:p>
          </table:table-cell>
          <table:table-cell table:formula="of:=AVERAGE([.E134];[.E137];[.E140];[.E143];[.E146];[.E149];[.E152];[.E155];[.E158];[.E161])" office:value-type="percentage" office:value="0.0160409042069304">
            <text:p>1,60%</text:p>
          </table:table-cell>
          <table:table-cell table:formula="of:=AVERAGE([.F134];[.F137];[.F140];[.F143];[.F146];[.F149];[.F152];[.F155];[.F158];[.F161])" office:value-type="float" office:value="0.6613">
            <text:p>0,66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3340.9">
            <text:p>53340,9</text:p>
          </table:table-cell>
          <table:table-cell table:formula="of:=1-[.D135]/[.D133]" office:value-type="percentage" office:value="0">
            <text:p>0,000%</text:p>
          </table:table-cell>
          <table:table-cell office:value-type="float" office:value="0.84">
            <text:p>0,84</text:p>
          </table:table-cell>
          <table:table-cell table:formula="of:=AVERAGE([.E135];[.E138];[.E141];[.E144];[.E147];[.E150];[.E153];[.E156];[.E159];[.E162])" office:value-type="percentage" office:value="0.000215470572339227">
            <text:p>0,02%</text:p>
          </table:table-cell>
          <table:table-cell table:formula="of:=AVERAGE([.F135];[.F138];[.F141];[.F144];[.F147];[.F150];[.F153];[.F156];[.F159];[.F162])" office:value-type="float" office:value="0.8139">
            <text:p>0,81</text:p>
          </table:table-cell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2563.2">
            <text:p>52563,2</text:p>
          </table:table-cell>
          <table:table-cell table:style-name="Default"/>
          <table:table-cell office:value-type="float" office:value="0.028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1893.7">
            <text:p>51893,7</text:p>
          </table:table-cell>
          <table:table-cell table:formula="of:=1-[.D137]/[.D136]" office:value-type="percentage" office:value="0.0127370479727261">
            <text:p>1,274%</text:p>
          </table:table-cell>
          <table:table-cell office:value-type="float" office:value="0.613">
            <text:p>0,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2563.2">
            <text:p>52563,2</text:p>
          </table:table-cell>
          <table:table-cell table:formula="of:=1-[.D138]/[.D136]" office:value-type="percentage" office:value="0">
            <text:p>0,000%</text:p>
          </table:table-cell>
          <table:table-cell office:value-type="float" office:value="0.734">
            <text:p>0,7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5877.7">
            <text:p>55877,7</text:p>
          </table:table-cell>
          <table:table-cell table:style-name="Default"/>
          <table:table-cell office:value-type="float" office:value="0.01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2926.5">
            <text:p>52926,5</text:p>
          </table:table-cell>
          <table:table-cell table:formula="of:=1-[.D140]/[.D139]" office:value-type="percentage" office:value="0.0528153449408261">
            <text:p>5,282%</text:p>
          </table:table-cell>
          <table:table-cell office:value-type="float" office:value="1.333">
            <text:p>1,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5757.3">
            <text:p>55757,3</text:p>
          </table:table-cell>
          <table:table-cell table:formula="of:=1-[.D141]/[.D139]" office:value-type="percentage" office:value="0.00215470572339227">
            <text:p>0,215%</text:p>
          </table:table-cell>
          <table:table-cell office:value-type="float" office:value="1.295">
            <text:p>1,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3988.3">
            <text:p>53988,3</text:p>
          </table:table-cell>
          <table:table-cell table:style-name="Default"/>
          <table:table-cell office:value-type="float" office:value="0.008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3517.8">
            <text:p>53517,8</text:p>
          </table:table-cell>
          <table:table-cell table:formula="of:=1-[.D143]/[.D142]" office:value-type="percentage" office:value="0.0087148511807188">
            <text:p>0,871%</text:p>
          </table:table-cell>
          <table:table-cell office:value-type="float" office:value="0.624">
            <text:p>0,6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3988.3">
            <text:p>53988,3</text:p>
          </table:table-cell>
          <table:table-cell table:formula="of:=1-[.D144]/[.D142]" office:value-type="percentage" office:value="0">
            <text:p>0,000%</text:p>
          </table:table-cell>
          <table:table-cell office:value-type="float" office:value="0.785">
            <text:p>0,7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7569.5">
            <text:p>57569,5</text:p>
          </table:table-cell>
          <table:table-cell table:style-name="Default"/>
          <table:table-cell office:value-type="float" office:value="0.008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6455.7">
            <text:p>56455,7</text:p>
          </table:table-cell>
          <table:table-cell table:formula="of:=1-[.D146]/[.D145]" office:value-type="percentage" office:value="0.0193470500872859">
            <text:p>1,935%</text:p>
          </table:table-cell>
          <table:table-cell office:value-type="float" office:value="0.837">
            <text:p>0,8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569.5">
            <text:p>57569,5</text:p>
          </table:table-cell>
          <table:table-cell table:formula="of:=1-[.D147]/[.D145]" office:value-type="percentage" office:value="0">
            <text:p>0,000%</text:p>
          </table:table-cell>
          <table:table-cell office:value-type="float" office:value="0.818">
            <text:p>0,8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0570.2">
            <text:p>50570,2</text:p>
          </table:table-cell>
          <table:table-cell table:style-name="Default"/>
          <table:table-cell office:value-type="float" office:value="0.012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0236">
            <text:p>50236</text:p>
          </table:table-cell>
          <table:table-cell table:formula="of:=1-[.D149]/[.D148]" office:value-type="percentage" office:value="0.00660863512503407">
            <text:p>0,661%</text:p>
          </table:table-cell>
          <table:table-cell office:value-type="float" office:value="0.295">
            <text:p>0,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0570.2">
            <text:p>50570,2</text:p>
          </table:table-cell>
          <table:table-cell table:formula="of:=1-[.D150]/[.D148]" office:value-type="percentage" office:value="0">
            <text:p>0,000%</text:p>
          </table:table-cell>
          <table:table-cell office:value-type="float" office:value="0.696">
            <text:p>0,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48828.9">
            <text:p>48828,9</text:p>
          </table:table-cell>
          <table:table-cell table:style-name="Default"/>
          <table:table-cell office:value-type="float" office:value="0.013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8828.9">
            <text:p>48828,9</text:p>
          </table:table-cell>
          <table:table-cell table:formula="of:=1-[.D152]/[.D151]" office:value-type="percentage" office:value="0">
            <text:p>0,000%</text:p>
          </table:table-cell>
          <table:table-cell office:value-type="float" office:value="0.106">
            <text:p>0,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8828.9">
            <text:p>48828,9</text:p>
          </table:table-cell>
          <table:table-cell table:formula="of:=1-[.D153]/[.D151]" office:value-type="percentage" office:value="0">
            <text:p>0,000%</text:p>
          </table:table-cell>
          <table:table-cell office:value-type="float" office:value="0.735">
            <text:p>0,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1216">
            <text:p>51216</text:p>
          </table:table-cell>
          <table:table-cell table:style-name="Default"/>
          <table:table-cell office:value-type="float" office:value="0.013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0221.4">
            <text:p>50221,4</text:p>
          </table:table-cell>
          <table:table-cell table:formula="of:=1-[.D155]/[.D154]" office:value-type="percentage" office:value="0.0194197125898157">
            <text:p>1,942%</text:p>
          </table:table-cell>
          <table:table-cell office:value-type="float" office:value="0.82">
            <text:p>0,8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1216">
            <text:p>51216</text:p>
          </table:table-cell>
          <table:table-cell table:formula="of:=1-[.D156]/[.D154]" office:value-type="percentage" office:value="0">
            <text:p>0,000%</text:p>
          </table:table-cell>
          <table:table-cell office:value-type="float" office:value="0.786">
            <text:p>0,7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48641.1">
            <text:p>48641,1</text:p>
          </table:table-cell>
          <table:table-cell table:style-name="Default"/>
          <table:table-cell office:value-type="float" office:value="0.017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8579.8">
            <text:p>48579,8</text:p>
          </table:table-cell>
          <table:table-cell table:formula="of:=1-[.D158]/[.D157]" office:value-type="percentage" office:value="0.00126025110451855">
            <text:p>0,126%</text:p>
          </table:table-cell>
          <table:table-cell office:value-type="float" office:value="0.205">
            <text:p>0,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8641.1">
            <text:p>48641,1</text:p>
          </table:table-cell>
          <table:table-cell table:formula="of:=1-[.D159]/[.D157]" office:value-type="percentage" office:value="0">
            <text:p>0,000%</text:p>
          </table:table-cell>
          <table:table-cell office:value-type="float" office:value="0.729">
            <text:p>0,7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6350.7">
            <text:p>56350,7</text:p>
          </table:table-cell>
          <table:table-cell table:style-name="Default"/>
          <table:table-cell office:value-type="float" office:value="0.006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5081.2">
            <text:p>55081,2</text:p>
          </table:table-cell>
          <table:table-cell table:formula="of:=1-[.D161]/[.D160]" office:value-type="percentage" office:value="0.0225285577641449">
            <text:p>2,253%</text:p>
          </table:table-cell>
          <table:table-cell office:value-type="float" office:value="1.034">
            <text:p>1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6350.7">
            <text:p>56350,7</text:p>
          </table:table-cell>
          <table:table-cell table:formula="of:=1-[.D162]/[.D160]" office:value-type="percentage" office:value="0">
            <text:p>0,000%</text:p>
          </table:table-cell>
          <table:table-cell office:value-type="float" office:value="0.721">
            <text:p>0,7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8492.3">
            <text:p>48492,3</text:p>
          </table:table-cell>
          <table:table-cell table:style-name="Default"/>
          <table:table-cell office:value-type="float" office:value="28.058">
            <text:p>28,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8398.9">
            <text:p>48398,9</text:p>
          </table:table-cell>
          <table:table-cell table:formula="of:=1-[.D164]/[.D163]" office:value-type="percentage" office:value="0.00192607898573594">
            <text:p>0,193%</text:p>
          </table:table-cell>
          <table:table-cell office:value-type="float" office:value="0.453">
            <text:p>0,45</text:p>
          </table:table-cell>
          <table:table-cell table:formula="of:=AVERAGE([.E164];[.E167];[.E170];[.E173];[.E176];[.E179];[.E182];[.E185];[.E188];[.E191])" office:value-type="percentage" office:value="0.00147657026960554">
            <text:p>0,15%</text:p>
          </table:table-cell>
          <table:table-cell table:formula="of:=AVERAGE([.F164];[.F167];[.F170];[.F173];[.F176];[.F179];[.F182];[.F185];[.F188];[.F191])" office:value-type="float" office:value="0.3258">
            <text:p>0,33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8492.3">
            <text:p>48492,3</text:p>
          </table:table-cell>
          <table:table-cell table:formula="of:=1-[.D165]/[.D163]" office:value-type="percentage" office:value="0">
            <text:p>0,000%</text:p>
          </table:table-cell>
          <table:table-cell office:value-type="float" office:value="0.73">
            <text:p>0,73</text:p>
          </table:table-cell>
          <table:table-cell table:formula="of:=AVERAGE([.E165];[.E168];[.E171];[.E174];[.E177];[.E180];[.E183];[.E186];[.E189];[.E192])" office:value-type="percentage" office:value="0.000990749500683275">
            <text:p>0,10%</text:p>
          </table:table-cell>
          <table:table-cell table:formula="of:=AVERAGE([.F165];[.F168];[.F171];[.F174];[.F177];[.F180];[.F183];[.F186];[.F189];[.F192])" office:value-type="float" office:value="1.0654">
            <text:p>1,07</text:p>
          </table:table-cell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8658">
            <text:p>48658</text:p>
          </table:table-cell>
          <table:table-cell table:style-name="Default"/>
          <table:table-cell office:value-type="float" office:value="40.834">
            <text:p>40,8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8451.7">
            <text:p>48451,7</text:p>
          </table:table-cell>
          <table:table-cell table:formula="of:=1-[.D167]/[.D166]" office:value-type="percentage" office:value="0.00423979612807768">
            <text:p>0,424%</text:p>
          </table:table-cell>
          <table:table-cell office:value-type="float" office:value="0.439">
            <text:p>0,4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8658">
            <text:p>48658</text:p>
          </table:table-cell>
          <table:table-cell table:formula="of:=1-[.D168]/[.D166]" office:value-type="percentage" office:value="0">
            <text:p>0,000%</text:p>
          </table:table-cell>
          <table:table-cell office:value-type="float" office:value="0.807">
            <text:p>0,8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0210.4">
            <text:p>50210,4</text:p>
          </table:table-cell>
          <table:table-cell table:style-name="Default"/>
          <table:table-cell office:value-type="float" office:value="26.432">
            <text:p>26,4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0179">
            <text:p>50179</text:p>
          </table:table-cell>
          <table:table-cell table:formula="of:=1-[.D170]/[.D169]" office:value-type="percentage" office:value="0.00062536844956429">
            <text:p>0,063%</text:p>
          </table:table-cell>
          <table:table-cell office:value-type="float" office:value="0.488">
            <text:p>0,4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0210.4">
            <text:p>50210,4</text:p>
          </table:table-cell>
          <table:table-cell table:formula="of:=1-[.D171]/[.D169]" office:value-type="percentage" office:value="0">
            <text:p>0,000%</text:p>
          </table:table-cell>
          <table:table-cell office:value-type="float" office:value="0.861">
            <text:p>0,8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8505.3">
            <text:p>48505,3</text:p>
          </table:table-cell>
          <table:table-cell table:style-name="Default"/>
          <table:table-cell office:value-type="float" office:value="44.058">
            <text:p>44,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8413.3">
            <text:p>48413,3</text:p>
          </table:table-cell>
          <table:table-cell table:formula="of:=1-[.D173]/[.D172]" office:value-type="percentage" office:value="0.00189669994825303">
            <text:p>0,190%</text:p>
          </table:table-cell>
          <table:table-cell office:value-type="float" office:value="0.331">
            <text:p>0,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8505.3">
            <text:p>48505,3</text:p>
          </table:table-cell>
          <table:table-cell table:formula="of:=1-[.D174]/[.D172]" office:value-type="percentage" office:value="0">
            <text:p>0,000%</text:p>
          </table:table-cell>
          <table:table-cell office:value-type="float" office:value="0.775">
            <text:p>0,7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9467.6">
            <text:p>49467,6</text:p>
          </table:table-cell>
          <table:table-cell table:style-name="Default"/>
          <table:table-cell office:value-type="float" office:value="22.037">
            <text:p>22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9448.9">
            <text:p>49448,9</text:p>
          </table:table-cell>
          <table:table-cell table:formula="of:=1-[.D176]/[.D175]" office:value-type="percentage" office:value="0.000378025212462219">
            <text:p>0,038%</text:p>
          </table:table-cell>
          <table:table-cell office:value-type="float" office:value="0.218">
            <text:p>0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8977.5">
            <text:p>48977,5</text:p>
          </table:table-cell>
          <table:table-cell table:formula="of:=1-[.D177]/[.D175]" office:value-type="percentage" office:value="0.00990749500683275">
            <text:p>0,991%</text:p>
          </table:table-cell>
          <table:table-cell office:value-type="float" office:value="2.448">
            <text:p>2,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2695.4">
            <text:p>52695,4</text:p>
          </table:table-cell>
          <table:table-cell table:style-name="Default"/>
          <table:table-cell office:value-type="float" office:value="33.104">
            <text:p>33,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2511.8">
            <text:p>52511,8</text:p>
          </table:table-cell>
          <table:table-cell table:formula="of:=1-[.D179]/[.D178]" office:value-type="percentage" office:value="0.00348417508928667">
            <text:p>0,348%</text:p>
          </table:table-cell>
          <table:table-cell office:value-type="float" office:value="0.466">
            <text:p>0,4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2695.4">
            <text:p>52695,4</text:p>
          </table:table-cell>
          <table:table-cell table:formula="of:=1-[.D180]/[.D178]" office:value-type="percentage" office:value="0">
            <text:p>0,000%</text:p>
          </table:table-cell>
          <table:table-cell office:value-type="float" office:value="0.854">
            <text:p>0,8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1426.8">
            <text:p>51426,8</text:p>
          </table:table-cell>
          <table:table-cell table:style-name="Default"/>
          <table:table-cell office:value-type="float" office:value="30.724">
            <text:p>30,7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1342.6">
            <text:p>51342,6</text:p>
          </table:table-cell>
          <table:table-cell table:formula="of:=1-[.D182]/[.D181]" office:value-type="percentage" office:value="0.00163727861737473">
            <text:p>0,164%</text:p>
          </table:table-cell>
          <table:table-cell office:value-type="float" office:value="0.237">
            <text:p>0,2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1426.8">
            <text:p>51426,8</text:p>
          </table:table-cell>
          <table:table-cell table:formula="of:=1-[.D183]/[.D181]" office:value-type="percentage" office:value="0">
            <text:p>0,000%</text:p>
          </table:table-cell>
          <table:table-cell office:value-type="float" office:value="1.392">
            <text:p>1,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8802.1">
            <text:p>48802,1</text:p>
          </table:table-cell>
          <table:table-cell table:style-name="Default"/>
          <table:table-cell office:value-type="float" office:value="25.144">
            <text:p>25,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8802.1">
            <text:p>48802,1</text:p>
          </table:table-cell>
          <table:table-cell table:formula="of:=1-[.D185]/[.D184]" office:value-type="percentage" office:value="0">
            <text:p>0,000%</text:p>
          </table:table-cell>
          <table:table-cell office:value-type="float" office:value="0.108">
            <text:p>0,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8802.1">
            <text:p>48802,1</text:p>
          </table:table-cell>
          <table:table-cell table:formula="of:=1-[.D186]/[.D184]" office:value-type="percentage" office:value="0">
            <text:p>0,000%</text:p>
          </table:table-cell>
          <table:table-cell office:value-type="float" office:value="0.749">
            <text:p>0,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0840.4">
            <text:p>50840,4</text:p>
          </table:table-cell>
          <table:table-cell table:style-name="Default"/>
          <table:table-cell office:value-type="float" office:value="33.867">
            <text:p>33,8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0811">
            <text:p>50811</text:p>
          </table:table-cell>
          <table:table-cell table:formula="of:=1-[.D188]/[.D187]" office:value-type="percentage" office:value="0.000578280265300823">
            <text:p>0,058%</text:p>
          </table:table-cell>
          <table:table-cell office:value-type="float" office:value="0.345">
            <text:p>0,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0840.4">
            <text:p>50840,4</text:p>
          </table:table-cell>
          <table:table-cell table:formula="of:=1-[.D189]/[.D187]" office:value-type="percentage" office:value="0">
            <text:p>0,000%</text:p>
          </table:table-cell>
          <table:table-cell office:value-type="float" office:value="1.347">
            <text:p>1,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9204.8">
            <text:p>49204,8</text:p>
          </table:table-cell>
          <table:table-cell table:style-name="Default"/>
          <table:table-cell office:value-type="float" office:value="27.263">
            <text:p>27,2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9204.8">
            <text:p>49204,8</text:p>
          </table:table-cell>
          <table:table-cell table:formula="of:=1-[.D191]/[.D190]" office:value-type="percentage" office:value="0">
            <text:p>0,000%</text:p>
          </table:table-cell>
          <table:table-cell office:value-type="float" office:value="0.173">
            <text:p>0,1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9204.8">
            <text:p>49204,8</text:p>
          </table:table-cell>
          <table:table-cell table:formula="of:=1-[.D192]/[.D190]" office:value-type="percentage" office:value="0">
            <text:p>0,000%</text:p>
          </table:table-cell>
          <table:table-cell office:value-type="float" office:value="0.691">
            <text:p>0,69</text:p>
          </table:table-cell>
          <table:table-cell table:number-columns-repeated="2"/>
        </table:table-row>
        <table:table-row table:style-name="ro1">
          <table:table-cell office:value-type="string">
            <text:p>SJC3b</text:p>
          </table:table-cell>
          <table:table-cell office:value-type="string">
            <text:p>Farthest</text:p>
          </table:table-cell>
          <table:table-cell/>
          <table:table-cell office:value-type="float" office:value="69956.2">
            <text:p>69956,2</text:p>
          </table:table-cell>
          <table:table-cell table:style-name="Default"/>
          <table:table-cell office:value-type="float" office:value="0.096">
            <text:p>0,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2882.6">
            <text:p>62882,6</text:p>
          </table:table-cell>
          <table:table-cell table:formula="of:=1-[.D194]/[.D193]" office:value-type="percentage" office:value="0.101114697482139">
            <text:p>10,111%</text:p>
          </table:table-cell>
          <table:table-cell office:value-type="float" office:value="3.381">
            <text:p>3,38</text:p>
          </table:table-cell>
          <table:table-cell table:formula="of:=[.E194]" office:value-type="percentage" office:value="0.101114697482139">
            <text:p>10,11%</text:p>
          </table:table-cell>
          <table:table-cell table:formula="of:=[.F194]" office:value-type="float" office:value="3.381">
            <text:p>3,38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69956.2">
            <text:p>69956,2</text:p>
          </table:table-cell>
          <table:table-cell table:formula="of:=1-[.D195]/[.D193]" office:value-type="percentage" office:value="0">
            <text:p>0,000%</text:p>
          </table:table-cell>
          <table:table-cell office:value-type="float" office:value="0.675">
            <text:p>0,68</text:p>
          </table:table-cell>
          <table:table-cell table:formula="of:=[.E195]" office:value-type="percentage" office:value="0">
            <text:p>0,00%</text:p>
          </table:table-cell>
          <table:table-cell table:formula="of:=[.F195]" office:value-type="float" office:value="0.675">
            <text:p>0,68</text:p>
          </table:table-cell>
        </table:table-row>
        <table:table-row table:style-name="ro1">
          <table:table-cell/>
          <table:table-cell office:value-type="string">
            <text:p>Density</text:p>
          </table:table-cell>
          <table:table-cell/>
          <table:table-cell office:value-type="float" office:value="42501.7">
            <text:p>42501,7</text:p>
          </table:table-cell>
          <table:table-cell table:style-name="Default"/>
          <table:table-cell office:value-type="float" office:value="1.905">
            <text:p>1,9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2501.7">
            <text:p>42501,7</text:p>
          </table:table-cell>
          <table:table-cell table:formula="of:=1-[.D197]/[.D196]" office:value-type="percentage" office:value="0">
            <text:p>0,000%</text:p>
          </table:table-cell>
          <table:table-cell office:value-type="float" office:value="0.207">
            <text:p>0,21</text:p>
          </table:table-cell>
          <table:table-cell table:formula="of:=[.E197]" office:value-type="percentage" office:value="0">
            <text:p>0,00%</text:p>
          </table:table-cell>
          <table:table-cell table:formula="of:=[.F197]" office:value-type="float" office:value="0.207">
            <text:p>0,21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2501.7">
            <text:p>42501,7</text:p>
          </table:table-cell>
          <table:table-cell table:formula="of:=1-[.D198]/[.D196]" office:value-type="percentage" office:value="0">
            <text:p>0,000%</text:p>
          </table:table-cell>
          <table:table-cell office:value-type="float" office:value="0.692">
            <text:p>0,69</text:p>
          </table:table-cell>
          <table:table-cell table:formula="of:=[.E198]" office:value-type="percentage" office:value="0">
            <text:p>0,00%</text:p>
          </table:table-cell>
          <table:table-cell table:formula="of:=[.F198]" office:value-type="float" office:value="0.692">
            <text:p>0,69</text:p>
          </table:table-cell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45568.9">
            <text:p>45568,9</text:p>
          </table:table-cell>
          <table:table-cell table:style-name="Default"/>
          <table:table-cell office:value-type="float" office:value="0.021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5567.3">
            <text:p>45567,3</text:p>
          </table:table-cell>
          <table:table-cell table:formula="of:=1-[.D200]/[.D199]" office:value-type="percentage" office:value="0.0000351116660705086">
            <text:p>0,004%</text:p>
          </table:table-cell>
          <table:table-cell office:value-type="float" office:value="0.203">
            <text:p>0,2</text:p>
          </table:table-cell>
          <table:table-cell table:formula="of:=AVERAGE([.E200];[.E203];[.E206];[.E209];[.E212];[.E215];[.E218];[.E221];[.E224];[.E227])" office:value-type="percentage" office:value="0.00764369183532272">
            <text:p>0,76%</text:p>
          </table:table-cell>
          <table:table-cell table:formula="of:=AVERAGE([.F200];[.F203];[.F206];[.F209];[.F212];[.F215];[.F218];[.F221];[.F224];[.F227])" office:value-type="float" office:value="0.3912">
            <text:p>0,39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5568.9">
            <text:p>45568,9</text:p>
          </table:table-cell>
          <table:table-cell table:formula="of:=1-[.D201]/[.D199]" office:value-type="percentage" office:value="0">
            <text:p>0,000%</text:p>
          </table:table-cell>
          <table:table-cell office:value-type="float" office:value="0.768">
            <text:p>0,77</text:p>
          </table:table-cell>
          <table:table-cell table:formula="of:=AVERAGE([.E201];[.E204];[.E207];[.E210];[.E213];[.E216];[.E219];[.E222];[.E225];[.E228])" office:value-type="percentage" office:value="0">
            <text:p>0,00%</text:p>
          </table:table-cell>
          <table:table-cell table:formula="of:=AVERAGE([.F201];[.F204];[.F207];[.F210];[.F213];[.F216];[.F219];[.F222];[.F225];[.F228])" office:value-type="float" office:value="0.81">
            <text:p>0,81</text:p>
          </table:table-cell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44691.8">
            <text:p>44691,8</text:p>
          </table:table-cell>
          <table:table-cell table:style-name="Default"/>
          <table:table-cell office:value-type="float" office:value="0.023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4660.8">
            <text:p>44660,8</text:p>
          </table:table-cell>
          <table:table-cell table:formula="of:=1-[.D203]/[.D202]" office:value-type="percentage" office:value="0.00069363954908952">
            <text:p>0,069%</text:p>
          </table:table-cell>
          <table:table-cell office:value-type="float" office:value="0.186">
            <text:p>0,1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4691.8">
            <text:p>44691,8</text:p>
          </table:table-cell>
          <table:table-cell table:formula="of:=1-[.D204]/[.D202]" office:value-type="percentage" office:value="0">
            <text:p>0,000%</text:p>
          </table:table-cell>
          <table:table-cell office:value-type="float" office:value="0.748">
            <text:p>0,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45190.5">
            <text:p>45190,5</text:p>
          </table:table-cell>
          <table:table-cell table:style-name="Default"/>
          <table:table-cell office:value-type="float" office:value="0.012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5022.5">
            <text:p>45022,5</text:p>
          </table:table-cell>
          <table:table-cell table:formula="of:=1-[.D206]/[.D205]" office:value-type="percentage" office:value="0.00371759551233108">
            <text:p>0,372%</text:p>
          </table:table-cell>
          <table:table-cell office:value-type="float" office:value="0.372">
            <text:p>0,3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5190.5">
            <text:p>45190,5</text:p>
          </table:table-cell>
          <table:table-cell table:formula="of:=1-[.D207]/[.D205]" office:value-type="percentage" office:value="0">
            <text:p>0,000%</text:p>
          </table:table-cell>
          <table:table-cell office:value-type="float" office:value="0.694">
            <text:p>0,6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48553">
            <text:p>48553</text:p>
          </table:table-cell>
          <table:table-cell table:style-name="Default"/>
          <table:table-cell office:value-type="float" office:value="0.011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6591.5">
            <text:p>46591,5</text:p>
          </table:table-cell>
          <table:table-cell table:formula="of:=1-[.D209]/[.D208]" office:value-type="percentage" office:value="0.0403991514427533">
            <text:p>4,040%</text:p>
          </table:table-cell>
          <table:table-cell office:value-type="float" office:value="1.04">
            <text:p>1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8553">
            <text:p>48553</text:p>
          </table:table-cell>
          <table:table-cell table:formula="of:=1-[.D210]/[.D208]" office:value-type="percentage" office:value="0">
            <text:p>0,000%</text:p>
          </table:table-cell>
          <table:table-cell office:value-type="float" office:value="0.86">
            <text:p>0,8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44621.3">
            <text:p>44621,3</text:p>
          </table:table-cell>
          <table:table-cell table:style-name="Default"/>
          <table:table-cell office:value-type="float" office:value="0.016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4620.4">
            <text:p>44620,4</text:p>
          </table:table-cell>
          <table:table-cell table:formula="of:=1-[.D212]/[.D211]" office:value-type="percentage" office:value="0.0000201697395638689">
            <text:p>0,002%</text:p>
          </table:table-cell>
          <table:table-cell office:value-type="float" office:value="0.227">
            <text:p>0,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4621.3">
            <text:p>44621,3</text:p>
          </table:table-cell>
          <table:table-cell table:formula="of:=1-[.D213]/[.D211]" office:value-type="percentage" office:value="0">
            <text:p>0,000%</text:p>
          </table:table-cell>
          <table:table-cell office:value-type="float" office:value="0.837">
            <text:p>0,8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45586.9">
            <text:p>45586,9</text:p>
          </table:table-cell>
          <table:table-cell table:style-name="Default"/>
          <table:table-cell office:value-type="float" office:value="0.019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5428.6">
            <text:p>45428,6</text:p>
          </table:table-cell>
          <table:table-cell table:formula="of:=1-[.D215]/[.D214]" office:value-type="percentage" office:value="0.00347248880709161">
            <text:p>0,347%</text:p>
          </table:table-cell>
          <table:table-cell office:value-type="float" office:value="0.408">
            <text:p>0,4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5586.9">
            <text:p>45586,9</text:p>
          </table:table-cell>
          <table:table-cell table:formula="of:=1-[.D216]/[.D214]" office:value-type="percentage" office:value="0">
            <text:p>0,000%</text:p>
          </table:table-cell>
          <table:table-cell office:value-type="float" office:value="0.797">
            <text:p>0,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44233.3">
            <text:p>44233,3</text:p>
          </table:table-cell>
          <table:table-cell table:style-name="Default"/>
          <table:table-cell office:value-type="float" office:value="0.011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4155">
            <text:p>44155</text:p>
          </table:table-cell>
          <table:table-cell table:formula="of:=1-[.D218]/[.D217]" office:value-type="percentage" office:value="0.00177015958565163">
            <text:p>0,177%</text:p>
          </table:table-cell>
          <table:table-cell office:value-type="float" office:value="0.202">
            <text:p>0,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4233.3">
            <text:p>44233,3</text:p>
          </table:table-cell>
          <table:table-cell table:formula="of:=1-[.D219]/[.D217]" office:value-type="percentage" office:value="0">
            <text:p>0,000%</text:p>
          </table:table-cell>
          <table:table-cell office:value-type="float" office:value="0.82">
            <text:p>0,8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46595">
            <text:p>46595</text:p>
          </table:table-cell>
          <table:table-cell table:style-name="Default"/>
          <table:table-cell office:value-type="float" office:value="0.011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5547.6">
            <text:p>45547,6</text:p>
          </table:table-cell>
          <table:table-cell table:formula="of:=1-[.D221]/[.D220]" office:value-type="percentage" office:value="0.0224788067389206">
            <text:p>2,248%</text:p>
          </table:table-cell>
          <table:table-cell office:value-type="float" office:value="0.589">
            <text:p>0,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6595">
            <text:p>46595</text:p>
          </table:table-cell>
          <table:table-cell table:formula="of:=1-[.D222]/[.D220]" office:value-type="percentage" office:value="0">
            <text:p>0,000%</text:p>
          </table:table-cell>
          <table:table-cell office:value-type="float" office:value="0.789">
            <text:p>0,7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44677.7">
            <text:p>44677,7</text:p>
          </table:table-cell>
          <table:table-cell table:style-name="Default"/>
          <table:table-cell office:value-type="float" office:value="0.015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4505.7">
            <text:p>44505,7</text:p>
          </table:table-cell>
          <table:table-cell table:formula="of:=1-[.D224]/[.D223]" office:value-type="percentage" office:value="0.00384979531175511">
            <text:p>0,385%</text:p>
          </table:table-cell>
          <table:table-cell office:value-type="float" office:value="0.575">
            <text:p>0,5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4677.7">
            <text:p>44677,7</text:p>
          </table:table-cell>
          <table:table-cell table:formula="of:=1-[.D225]/[.D223]" office:value-type="percentage" office:value="0">
            <text:p>0,000%</text:p>
          </table:table-cell>
          <table:table-cell office:value-type="float" office:value="0.952">
            <text:p>0,9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43287.1">
            <text:p>43287,1</text:p>
          </table:table-cell>
          <table:table-cell table:style-name="Default"/>
          <table:table-cell office:value-type="float" office:value="0.023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3287.1">
            <text:p>43287,1</text:p>
          </table:table-cell>
          <table:table-cell table:formula="of:=1-[.D227]/[.D226]" office:value-type="percentage" office:value="0">
            <text:p>0,000%</text:p>
          </table:table-cell>
          <table:table-cell office:value-type="float" office:value="0.11">
            <text:p>0,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3287.1">
            <text:p>43287,1</text:p>
          </table:table-cell>
          <table:table-cell table:formula="of:=1-[.D228]/[.D226]" office:value-type="percentage" office:value="0">
            <text:p>0,000%</text:p>
          </table:table-cell>
          <table:table-cell office:value-type="float" office:value="0.835">
            <text:p>0,8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5272.5">
            <text:p>45272,5</text:p>
          </table:table-cell>
          <table:table-cell table:style-name="Default"/>
          <table:table-cell office:value-type="float" office:value="52.222">
            <text:p>52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5243.3">
            <text:p>45243,3</text:p>
          </table:table-cell>
          <table:table-cell table:formula="of:=1-[.D230]/[.D229]" office:value-type="percentage" office:value="0.000644983157545909">
            <text:p>0,064%</text:p>
          </table:table-cell>
          <table:table-cell office:value-type="float" office:value="0.221">
            <text:p>0,22</text:p>
          </table:table-cell>
          <table:table-cell table:formula="of:=AVERAGE([.E230];[.E233];[.E236];[.E239];[.E242];[.E245];[.E248];[.E251];[.E254];[.E257])" office:value-type="percentage" office:value="0.000325566088307749">
            <text:p>0,03%</text:p>
          </table:table-cell>
          <table:table-cell table:formula="of:=AVERAGE([.F230];[.F233];[.F236];[.F239];[.F242];[.F245];[.F248];[.F251];[.F254];[.F257])" office:value-type="float" office:value="0.1719">
            <text:p>0,17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5272.5">
            <text:p>45272,5</text:p>
          </table:table-cell>
          <table:table-cell table:formula="of:=1-[.D231]/[.D229]" office:value-type="percentage" office:value="0">
            <text:p>0,000%</text:p>
          </table:table-cell>
          <table:table-cell office:value-type="float" office:value="0.8">
            <text:p>0,8</text:p>
          </table:table-cell>
          <table:table-cell table:formula="of:=AVERAGE([.E231];[.E234];[.E237];[.E240];[.E243];[.E246];[.E249];[.E252];[.E255];[.E258])" office:value-type="percentage" office:value="0">
            <text:p>0,00%</text:p>
          </table:table-cell>
          <table:table-cell table:formula="of:=AVERAGE([.F231];[.F234];[.F237];[.F240];[.F243];[.F246];[.F249];[.F252];[.F255];[.F258])" office:value-type="float" office:value="0.7364">
            <text:p>0,74</text:p>
          </table:table-cell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4302.8">
            <text:p>44302,8</text:p>
          </table:table-cell>
          <table:table-cell table:style-name="Default"/>
          <table:table-cell office:value-type="float" office:value="41.049">
            <text:p>41,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4302.8">
            <text:p>44302,8</text:p>
          </table:table-cell>
          <table:table-cell table:formula="of:=1-[.D233]/[.D232]" office:value-type="percentage" office:value="0">
            <text:p>0,000%</text:p>
          </table:table-cell>
          <table:table-cell office:value-type="float" office:value="0.211">
            <text:p>0,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4302.8">
            <text:p>44302,8</text:p>
          </table:table-cell>
          <table:table-cell table:formula="of:=1-[.D234]/[.D232]" office:value-type="percentage" office:value="0">
            <text:p>0,000%</text:p>
          </table:table-cell>
          <table:table-cell office:value-type="float" office:value="0.849">
            <text:p>0,8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3122.2">
            <text:p>43122,2</text:p>
          </table:table-cell>
          <table:table-cell table:style-name="Default"/>
          <table:table-cell office:value-type="float" office:value="56.74">
            <text:p>56,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3122.2">
            <text:p>43122,2</text:p>
          </table:table-cell>
          <table:table-cell table:formula="of:=1-[.D236]/[.D235]" office:value-type="percentage" office:value="0">
            <text:p>0,000%</text:p>
          </table:table-cell>
          <table:table-cell office:value-type="float" office:value="0.109">
            <text:p>0,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3122.2">
            <text:p>43122,2</text:p>
          </table:table-cell>
          <table:table-cell table:formula="of:=1-[.D237]/[.D235]" office:value-type="percentage" office:value="0">
            <text:p>0,000%</text:p>
          </table:table-cell>
          <table:table-cell office:value-type="float" office:value="0.758">
            <text:p>0,7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5051.7">
            <text:p>45051,7</text:p>
          </table:table-cell>
          <table:table-cell table:style-name="Default"/>
          <table:table-cell office:value-type="float" office:value="55.238">
            <text:p>55,2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5051.7">
            <text:p>45051,7</text:p>
          </table:table-cell>
          <table:table-cell table:formula="of:=1-[.D239]/[.D238]" office:value-type="percentage" office:value="0">
            <text:p>0,000%</text:p>
          </table:table-cell>
          <table:table-cell office:value-type="float" office:value="0.219">
            <text:p>0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5051.7">
            <text:p>45051,7</text:p>
          </table:table-cell>
          <table:table-cell table:formula="of:=1-[.D240]/[.D238]" office:value-type="percentage" office:value="0">
            <text:p>0,000%</text:p>
          </table:table-cell>
          <table:table-cell office:value-type="float" office:value="0.827">
            <text:p>0,8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3459.9">
            <text:p>43459,9</text:p>
          </table:table-cell>
          <table:table-cell table:style-name="Default"/>
          <table:table-cell office:value-type="float" office:value="58.903">
            <text:p>58,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3459.9">
            <text:p>43459,9</text:p>
          </table:table-cell>
          <table:table-cell table:formula="of:=1-[.D242]/[.D241]" office:value-type="percentage" office:value="0">
            <text:p>0,000%</text:p>
          </table:table-cell>
          <table:table-cell office:value-type="float" office:value="0.095">
            <text:p>0,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3459.9">
            <text:p>43459,9</text:p>
          </table:table-cell>
          <table:table-cell table:formula="of:=1-[.D243]/[.D241]" office:value-type="percentage" office:value="0">
            <text:p>0,000%</text:p>
          </table:table-cell>
          <table:table-cell office:value-type="float" office:value="0.693">
            <text:p>0,6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3584.9">
            <text:p>43584,9</text:p>
          </table:table-cell>
          <table:table-cell table:style-name="Default"/>
          <table:table-cell office:value-type="float" office:value="33.013">
            <text:p>33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3514">
            <text:p>43514</text:p>
          </table:table-cell>
          <table:table-cell table:formula="of:=1-[.D245]/[.D244]" office:value-type="percentage" office:value="0.001626710167971">
            <text:p>0,163%</text:p>
          </table:table-cell>
          <table:table-cell office:value-type="float" office:value="0.297">
            <text:p>0,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3584.9">
            <text:p>43584,9</text:p>
          </table:table-cell>
          <table:table-cell table:formula="of:=1-[.D246]/[.D244]" office:value-type="percentage" office:value="0">
            <text:p>0,000%</text:p>
          </table:table-cell>
          <table:table-cell office:value-type="float" office:value="0.678">
            <text:p>0,6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4923">
            <text:p>44923</text:p>
          </table:table-cell>
          <table:table-cell table:style-name="Default"/>
          <table:table-cell office:value-type="float" office:value="32.941">
            <text:p>32,9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4883.7">
            <text:p>44883,7</text:p>
          </table:table-cell>
          <table:table-cell table:formula="of:=1-[.D248]/[.D247]" office:value-type="percentage" office:value="0.000874830265120363">
            <text:p>0,087%</text:p>
          </table:table-cell>
          <table:table-cell office:value-type="float" office:value="0.184">
            <text:p>0,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4923">
            <text:p>44923</text:p>
          </table:table-cell>
          <table:table-cell table:formula="of:=1-[.D249]/[.D247]" office:value-type="percentage" office:value="0">
            <text:p>0,000%</text:p>
          </table:table-cell>
          <table:table-cell office:value-type="float" office:value="0.676">
            <text:p>0,6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3981.3">
            <text:p>43981,3</text:p>
          </table:table-cell>
          <table:table-cell table:style-name="Default"/>
          <table:table-cell office:value-type="float" office:value="31.65">
            <text:p>31,6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3976.5">
            <text:p>43976,5</text:p>
          </table:table-cell>
          <table:table-cell table:formula="of:=1-[.D251]/[.D250]" office:value-type="percentage" office:value="0.00010913729244022">
            <text:p>0,011%</text:p>
          </table:table-cell>
          <table:table-cell office:value-type="float" office:value="0.191">
            <text:p>0,1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3981.3">
            <text:p>43981,3</text:p>
          </table:table-cell>
          <table:table-cell table:formula="of:=1-[.D252]/[.D250]" office:value-type="percentage" office:value="0">
            <text:p>0,000%</text:p>
          </table:table-cell>
          <table:table-cell office:value-type="float" office:value="0.735">
            <text:p>0,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2378.4">
            <text:p>42378,4</text:p>
          </table:table-cell>
          <table:table-cell table:style-name="Default"/>
          <table:table-cell office:value-type="float" office:value="39.889">
            <text:p>39,8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2378.4">
            <text:p>42378,4</text:p>
          </table:table-cell>
          <table:table-cell table:formula="of:=1-[.D254]/[.D253]" office:value-type="percentage" office:value="0">
            <text:p>0,000%</text:p>
          </table:table-cell>
          <table:table-cell office:value-type="float" office:value="0.097">
            <text:p>0,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2378.4">
            <text:p>42378,4</text:p>
          </table:table-cell>
          <table:table-cell table:formula="of:=1-[.D255]/[.D253]" office:value-type="percentage" office:value="0">
            <text:p>0,000%</text:p>
          </table:table-cell>
          <table:table-cell office:value-type="float" office:value="0.644">
            <text:p>0,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45042.7">
            <text:p>45042,7</text:p>
          </table:table-cell>
          <table:table-cell table:style-name="Default"/>
          <table:table-cell office:value-type="float" office:value="28.685">
            <text:p>28,6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45042.7">
            <text:p>45042,7</text:p>
          </table:table-cell>
          <table:table-cell table:formula="of:=1-[.D257]/[.D256]" office:value-type="percentage" office:value="0">
            <text:p>0,000%</text:p>
          </table:table-cell>
          <table:table-cell office:value-type="float" office:value="0.095">
            <text:p>0,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45042.7">
            <text:p>45042,7</text:p>
          </table:table-cell>
          <table:table-cell table:formula="of:=1-[.D258]/[.D256]" office:value-type="percentage" office:value="0">
            <text:p>0,000%</text:p>
          </table:table-cell>
          <table:table-cell office:value-type="float" office:value="0.704">
            <text:p>0,7</text:p>
          </table:table-cell>
          <table:table-cell table:number-columns-repeated="2"/>
        </table:table-row>
        <table:table-row table:style-name="ro1">
          <table:table-cell office:value-type="string">
            <text:p>SJC4a</text:p>
          </table:table-cell>
          <table:table-cell office:value-type="string">
            <text:p>Farthest</text:p>
          </table:table-cell>
          <table:table-cell/>
          <table:table-cell office:value-type="float" office:value="103171">
            <text:p>103171</text:p>
          </table:table-cell>
          <table:table-cell table:style-name="Default"/>
          <table:table-cell office:value-type="float" office:value="0.168">
            <text:p>0,1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88580.3">
            <text:p>88580,3</text:p>
          </table:table-cell>
          <table:table-cell table:formula="of:=1-[.D260]/[.D259]" office:value-type="percentage" office:value="0.141422492754747">
            <text:p>14,142%</text:p>
          </table:table-cell>
          <table:table-cell office:value-type="float" office:value="12.82">
            <text:p>12,82</text:p>
          </table:table-cell>
          <table:table-cell table:formula="of:=[.E260]" office:value-type="percentage" office:value="0.141422492754747">
            <text:p>14,14%</text:p>
          </table:table-cell>
          <table:table-cell table:formula="of:=[.F260]" office:value-type="float" office:value="12.82">
            <text:p>12,82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03171">
            <text:p>103171</text:p>
          </table:table-cell>
          <table:table-cell table:formula="of:=1-[.D261]/[.D259]" office:value-type="percentage" office:value="0">
            <text:p>0,000%</text:p>
          </table:table-cell>
          <table:table-cell office:value-type="float" office:value="1.735">
            <text:p>1,74</text:p>
          </table:table-cell>
          <table:table-cell table:formula="of:=[.E261]" office:value-type="percentage" office:value="0">
            <text:p>0,00%</text:p>
          </table:table-cell>
          <table:table-cell table:formula="of:=[.F261]" office:value-type="float" office:value="1.735">
            <text:p>1,74</text:p>
          </table:table-cell>
        </table:table-row>
        <table:table-row table:style-name="ro1">
          <table:table-cell/>
          <table:table-cell office:value-type="string">
            <text:p>Density</text:p>
          </table:table-cell>
          <table:table-cell/>
          <table:table-cell office:value-type="float" office:value="65655.4">
            <text:p>65655,4</text:p>
          </table:table-cell>
          <table:table-cell table:style-name="Default"/>
          <table:table-cell office:value-type="float" office:value="7.318">
            <text:p>7,3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5414.7">
            <text:p>65414,7</text:p>
          </table:table-cell>
          <table:table-cell table:formula="of:=1-[.D263]/[.D262]" office:value-type="percentage" office:value="0.00366611124142102">
            <text:p>0,367%</text:p>
          </table:table-cell>
          <table:table-cell office:value-type="float" office:value="0.834">
            <text:p>0,83</text:p>
          </table:table-cell>
          <table:table-cell table:formula="of:=[.E263]" office:value-type="percentage" office:value="0.00366611124142102">
            <text:p>0,37%</text:p>
          </table:table-cell>
          <table:table-cell table:formula="of:=[.F263]" office:value-type="float" office:value="0.834">
            <text:p>0,83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65655.4">
            <text:p>65655,4</text:p>
          </table:table-cell>
          <table:table-cell table:formula="of:=1-[.D264]/[.D262]" office:value-type="percentage" office:value="0">
            <text:p>0,000%</text:p>
          </table:table-cell>
          <table:table-cell office:value-type="float" office:value="1.397">
            <text:p>1,4</text:p>
          </table:table-cell>
          <table:table-cell table:formula="of:=[.E264]" office:value-type="percentage" office:value="0">
            <text:p>0,00%</text:p>
          </table:table-cell>
          <table:table-cell table:formula="of:=[.F264]" office:value-type="float" office:value="1.397">
            <text:p>1,4</text:p>
          </table:table-cell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71241.3">
            <text:p>71241,3</text:p>
          </table:table-cell>
          <table:table-cell table:style-name="Default"/>
          <table:table-cell office:value-type="float" office:value="0.038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9845.5">
            <text:p>69845,5</text:p>
          </table:table-cell>
          <table:table-cell table:formula="of:=1-[.D266]/[.D265]" office:value-type="percentage" office:value="0.019592567794243">
            <text:p>1,959%</text:p>
          </table:table-cell>
          <table:table-cell office:value-type="float" office:value="2.942">
            <text:p>2,94</text:p>
          </table:table-cell>
          <table:table-cell table:formula="of:=AVERAGE([.E266];[.E269];[.E272];[.E275];[.E278];[.E281];[.E284];[.E287];[.E290];[.E293])" office:value-type="percentage" office:value="0.0251817409439059">
            <text:p>2,52%</text:p>
          </table:table-cell>
          <table:table-cell table:formula="of:=AVERAGE([.F266];[.F269];[.F272];[.F275];[.F278];[.F281];[.F284];[.F287];[.F290];[.F293])" office:value-type="float" office:value="2.0935">
            <text:p>2,09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71241.3">
            <text:p>71241,3</text:p>
          </table:table-cell>
          <table:table-cell table:formula="of:=1-[.D267]/[.D265]" office:value-type="percentage" office:value="0">
            <text:p>0,000%</text:p>
          </table:table-cell>
          <table:table-cell office:value-type="float" office:value="1.59">
            <text:p>1,59</text:p>
          </table:table-cell>
          <table:table-cell table:formula="of:=AVERAGE([.E267];[.E270];[.E273];[.E276];[.E279];[.E282];[.E285];[.E288];[.E291];[.E294])" office:value-type="percentage" office:value="0">
            <text:p>0,00%</text:p>
          </table:table-cell>
          <table:table-cell table:formula="of:=AVERAGE([.F267];[.F270];[.F273];[.F276];[.F279];[.F282];[.F285];[.F288];[.F291];[.F294])" office:value-type="float" office:value="1.4076">
            <text:p>1,41</text:p>
          </table:table-cell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69823.4">
            <text:p>69823,4</text:p>
          </table:table-cell>
          <table:table-cell table:style-name="Default"/>
          <table:table-cell office:value-type="float" office:value="0.033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9458.8">
            <text:p>69458,8</text:p>
          </table:table-cell>
          <table:table-cell table:formula="of:=1-[.D269]/[.D268]" office:value-type="percentage" office:value="0.00522174514561014">
            <text:p>0,522%</text:p>
          </table:table-cell>
          <table:table-cell office:value-type="float" office:value="0.757">
            <text:p>0,7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69823.4">
            <text:p>69823,4</text:p>
          </table:table-cell>
          <table:table-cell table:formula="of:=1-[.D270]/[.D268]" office:value-type="percentage" office:value="0">
            <text:p>0,000%</text:p>
          </table:table-cell>
          <table:table-cell office:value-type="float" office:value="1.379">
            <text:p>1,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71005">
            <text:p>71005</text:p>
          </table:table-cell>
          <table:table-cell table:style-name="Default"/>
          <table:table-cell office:value-type="float" office:value="0.016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9378.5">
            <text:p>69378,5</text:p>
          </table:table-cell>
          <table:table-cell table:formula="of:=1-[.D272]/[.D271]" office:value-type="percentage" office:value="0.0229068375466517">
            <text:p>2,291%</text:p>
          </table:table-cell>
          <table:table-cell office:value-type="float" office:value="1.776">
            <text:p>1,7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71005">
            <text:p>71005</text:p>
          </table:table-cell>
          <table:table-cell table:formula="of:=1-[.D273]/[.D271]" office:value-type="percentage" office:value="0">
            <text:p>0,000%</text:p>
          </table:table-cell>
          <table:table-cell office:value-type="float" office:value="1.216">
            <text:p>1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73901.2">
            <text:p>73901,2</text:p>
          </table:table-cell>
          <table:table-cell table:style-name="Default"/>
          <table:table-cell office:value-type="float" office:value="0.037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71592.7">
            <text:p>71592,7</text:p>
          </table:table-cell>
          <table:table-cell table:formula="of:=1-[.D275]/[.D274]" office:value-type="percentage" office:value="0.0312376524332487">
            <text:p>3,124%</text:p>
          </table:table-cell>
          <table:table-cell office:value-type="float" office:value="1.836">
            <text:p>1,8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73901.2">
            <text:p>73901,2</text:p>
          </table:table-cell>
          <table:table-cell table:formula="of:=1-[.D276]/[.D274]" office:value-type="percentage" office:value="0">
            <text:p>0,000%</text:p>
          </table:table-cell>
          <table:table-cell office:value-type="float" office:value="1.763">
            <text:p>1,7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71449.6">
            <text:p>71449,6</text:p>
          </table:table-cell>
          <table:table-cell table:style-name="Default"/>
          <table:table-cell office:value-type="float" office:value="0.034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8973.8">
            <text:p>68973,8</text:p>
          </table:table-cell>
          <table:table-cell table:formula="of:=1-[.D278]/[.D277]" office:value-type="percentage" office:value="0.0346509987459692">
            <text:p>3,465%</text:p>
          </table:table-cell>
          <table:table-cell office:value-type="float" office:value="2.219">
            <text:p>2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71449.6">
            <text:p>71449,6</text:p>
          </table:table-cell>
          <table:table-cell table:formula="of:=1-[.D279]/[.D277]" office:value-type="percentage" office:value="0">
            <text:p>0,000%</text:p>
          </table:table-cell>
          <table:table-cell office:value-type="float" office:value="1.164">
            <text:p>1,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69739.9">
            <text:p>69739,9</text:p>
          </table:table-cell>
          <table:table-cell table:style-name="Default"/>
          <table:table-cell office:value-type="float" office:value="0.024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9184.1">
            <text:p>69184,1</text:p>
          </table:table-cell>
          <table:table-cell table:formula="of:=1-[.D281]/[.D280]" office:value-type="percentage" office:value="0.00796961280414776">
            <text:p>0,797%</text:p>
          </table:table-cell>
          <table:table-cell office:value-type="float" office:value="1.472">
            <text:p>1,4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69739.9">
            <text:p>69739,9</text:p>
          </table:table-cell>
          <table:table-cell table:formula="of:=1-[.D282]/[.D280]" office:value-type="percentage" office:value="0">
            <text:p>0,000%</text:p>
          </table:table-cell>
          <table:table-cell office:value-type="float" office:value="1.452">
            <text:p>1,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76341.9">
            <text:p>76341,9</text:p>
          </table:table-cell>
          <table:table-cell table:style-name="Default"/>
          <table:table-cell office:value-type="float" office:value="3.879">
            <text:p>3,8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73954.2">
            <text:p>73954,2</text:p>
          </table:table-cell>
          <table:table-cell table:formula="of:=1-[.D284]/[.D283]" office:value-type="percentage" office:value="0.0312764026045985">
            <text:p>3,128%</text:p>
          </table:table-cell>
          <table:table-cell office:value-type="float" office:value="3.545">
            <text:p>3,5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76341.9">
            <text:p>76341,9</text:p>
          </table:table-cell>
          <table:table-cell table:formula="of:=1-[.D285]/[.D283]" office:value-type="percentage" office:value="0">
            <text:p>0,000%</text:p>
          </table:table-cell>
          <table:table-cell office:value-type="float" office:value="1.521">
            <text:p>1,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79179.9">
            <text:p>79179,9</text:p>
          </table:table-cell>
          <table:table-cell table:style-name="Default"/>
          <table:table-cell office:value-type="float" office:value="0.089">
            <text:p>0,0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75713.3">
            <text:p>75713,3</text:p>
          </table:table-cell>
          <table:table-cell table:formula="of:=1-[.D287]/[.D286]" office:value-type="percentage" office:value="0.0437813131868061">
            <text:p>4,378%</text:p>
          </table:table-cell>
          <table:table-cell office:value-type="float" office:value="2.68">
            <text:p>2,6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79179.9">
            <text:p>79179,9</text:p>
          </table:table-cell>
          <table:table-cell table:formula="of:=1-[.D288]/[.D286]" office:value-type="percentage" office:value="0">
            <text:p>0,000%</text:p>
          </table:table-cell>
          <table:table-cell office:value-type="float" office:value="1.292">
            <text:p>1,2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74460.1">
            <text:p>74460,1</text:p>
          </table:table-cell>
          <table:table-cell table:style-name="Default"/>
          <table:table-cell office:value-type="float" office:value="0.04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72130.2">
            <text:p>72130,2</text:p>
          </table:table-cell>
          <table:table-cell table:formula="of:=1-[.D290]/[.D289]" office:value-type="percentage" office:value="0.0312905838160304">
            <text:p>3,129%</text:p>
          </table:table-cell>
          <table:table-cell office:value-type="float" office:value="1.954">
            <text:p>1,9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74460.1">
            <text:p>74460,1</text:p>
          </table:table-cell>
          <table:table-cell table:formula="of:=1-[.D291]/[.D289]" office:value-type="percentage" office:value="0">
            <text:p>0,000%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76740.2">
            <text:p>76740,2</text:p>
          </table:table-cell>
          <table:table-cell table:style-name="Default"/>
          <table:table-cell office:value-type="float" office:value="0.022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74906.9">
            <text:p>74906,9</text:p>
          </table:table-cell>
          <table:table-cell table:formula="of:=1-[.D293]/[.D292]" office:value-type="percentage" office:value="0.0238896953617531">
            <text:p>2,389%</text:p>
          </table:table-cell>
          <table:table-cell office:value-type="float" office:value="1.754">
            <text:p>1,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76740.2">
            <text:p>76740,2</text:p>
          </table:table-cell>
          <table:table-cell table:formula="of:=1-[.D294]/[.D292]" office:value-type="percentage" office:value="0">
            <text:p>0,000%</text:p>
          </table:table-cell>
          <table:table-cell office:value-type="float" office:value="1.419">
            <text:p>1,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66501">
            <text:p>66501</text:p>
          </table:table-cell>
          <table:table-cell table:style-name="Default"/>
          <table:table-cell office:value-type="float" office:value="84.853">
            <text:p>84,8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6370">
            <text:p>66370</text:p>
          </table:table-cell>
          <table:table-cell table:formula="of:=1-[.D296]/[.D295]" office:value-type="percentage" office:value="0.00196989518954604">
            <text:p>0,197%</text:p>
          </table:table-cell>
          <table:table-cell office:value-type="float" office:value="0.832">
            <text:p>0,83</text:p>
          </table:table-cell>
          <table:table-cell table:formula="of:=AVERAGE([.E296];[.E299];[.E302];[.E305];[.E308];[.E311];[.E314];[.E317];[.E320];[.E323])" office:value-type="percentage" office:value="0.00728317218813863">
            <text:p>0,73%</text:p>
          </table:table-cell>
          <table:table-cell table:formula="of:=AVERAGE([.F296];[.F299];[.F302];[.F305];[.F308];[.F311];[.F314];[.F317];[.F320];[.F323])" office:value-type="float" office:value="1.2811">
            <text:p>1,28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66501">
            <text:p>66501</text:p>
          </table:table-cell>
          <table:table-cell table:formula="of:=1-[.D297]/[.D295]" office:value-type="percentage" office:value="0">
            <text:p>0,000%</text:p>
          </table:table-cell>
          <table:table-cell office:value-type="float" office:value="1.528">
            <text:p>1,53</text:p>
          </table:table-cell>
          <table:table-cell table:formula="of:=AVERAGE([.E297];[.E300];[.E303];[.E306];[.E309];[.E312];[.E315];[.E318];[.E321];[.E324])" office:value-type="percentage" office:value="0.000814348960623923">
            <text:p>0,08%</text:p>
          </table:table-cell>
          <table:table-cell table:formula="of:=AVERAGE([.F297];[.F300];[.F303];[.F306];[.F309];[.F312];[.F315];[.F318];[.F321];[.F324])" office:value-type="float" office:value="1.5649">
            <text:p>1,56</text:p>
          </table:table-cell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68214">
            <text:p>68214</text:p>
          </table:table-cell>
          <table:table-cell table:style-name="Default"/>
          <table:table-cell office:value-type="float" office:value="68.433">
            <text:p>68,4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8020.8">
            <text:p>68020,8</text:p>
          </table:table-cell>
          <table:table-cell table:formula="of:=1-[.D299]/[.D298]" office:value-type="percentage" office:value="0.00283226317178287">
            <text:p>0,283%</text:p>
          </table:table-cell>
          <table:table-cell office:value-type="float" office:value="0.543">
            <text:p>0,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67658.5">
            <text:p>67658,5</text:p>
          </table:table-cell>
          <table:table-cell table:formula="of:=1-[.D300]/[.D298]" office:value-type="percentage" office:value="0.00814348960623923">
            <text:p>0,814%</text:p>
          </table:table-cell>
          <table:table-cell office:value-type="float" office:value="2.617">
            <text:p>2,6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72258.9">
            <text:p>72258,9</text:p>
          </table:table-cell>
          <table:table-cell table:style-name="Default"/>
          <table:table-cell office:value-type="float" office:value="63.831">
            <text:p>63,8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71847.9">
            <text:p>71847,9</text:p>
          </table:table-cell>
          <table:table-cell table:formula="of:=1-[.D302]/[.D301]" office:value-type="percentage" office:value="0.00568788066245129">
            <text:p>0,569%</text:p>
          </table:table-cell>
          <table:table-cell office:value-type="float" office:value="1.733">
            <text:p>1,7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72258.9">
            <text:p>72258,9</text:p>
          </table:table-cell>
          <table:table-cell table:formula="of:=1-[.D303]/[.D301]" office:value-type="percentage" office:value="0">
            <text:p>0,000%</text:p>
          </table:table-cell>
          <table:table-cell office:value-type="float" office:value="1.851">
            <text:p>1,8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67727.9">
            <text:p>67727,9</text:p>
          </table:table-cell>
          <table:table-cell table:style-name="Default"/>
          <table:table-cell office:value-type="float" office:value="74.461">
            <text:p>74,4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7389.7">
            <text:p>67389,7</text:p>
          </table:table-cell>
          <table:table-cell table:formula="of:=1-[.D305]/[.D304]" office:value-type="percentage" office:value="0.0049935107983563">
            <text:p>0,499%</text:p>
          </table:table-cell>
          <table:table-cell office:value-type="float" office:value="0.693">
            <text:p>0,6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67727.9">
            <text:p>67727,9</text:p>
          </table:table-cell>
          <table:table-cell table:formula="of:=1-[.D306]/[.D304]" office:value-type="percentage" office:value="0">
            <text:p>0,000%</text:p>
          </table:table-cell>
          <table:table-cell office:value-type="float" office:value="1.506">
            <text:p>1,5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68222.7">
            <text:p>68222,7</text:p>
          </table:table-cell>
          <table:table-cell table:style-name="Default"/>
          <table:table-cell office:value-type="float" office:value="120.601">
            <text:p>120,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8216.5">
            <text:p>68216,5</text:p>
          </table:table-cell>
          <table:table-cell table:formula="of:=1-[.D308]/[.D307]" office:value-type="percentage" office:value="0.0000908788423793494">
            <text:p>0,009%</text:p>
          </table:table-cell>
          <table:table-cell office:value-type="float" office:value="0.368">
            <text:p>0,3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68222.7">
            <text:p>68222,7</text:p>
          </table:table-cell>
          <table:table-cell table:formula="of:=1-[.D309]/[.D307]" office:value-type="percentage" office:value="0">
            <text:p>0,000%</text:p>
          </table:table-cell>
          <table:table-cell office:value-type="float" office:value="1.344">
            <text:p>1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67465.8">
            <text:p>67465,8</text:p>
          </table:table-cell>
          <table:table-cell table:style-name="Default"/>
          <table:table-cell office:value-type="float" office:value="84.186">
            <text:p>84,1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7373.5">
            <text:p>67373,5</text:p>
          </table:table-cell>
          <table:table-cell table:formula="of:=1-[.D311]/[.D310]" office:value-type="percentage" office:value="0.00136810057836712">
            <text:p>0,137%</text:p>
          </table:table-cell>
          <table:table-cell office:value-type="float" office:value="0.706">
            <text:p>0,7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67465.8">
            <text:p>67465,8</text:p>
          </table:table-cell>
          <table:table-cell table:formula="of:=1-[.D312]/[.D310]" office:value-type="percentage" office:value="0">
            <text:p>0,000%</text:p>
          </table:table-cell>
          <table:table-cell office:value-type="float" office:value="1.42">
            <text:p>1,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67614.4">
            <text:p>67614,4</text:p>
          </table:table-cell>
          <table:table-cell table:style-name="Default"/>
          <table:table-cell office:value-type="float" office:value="92.063">
            <text:p>92,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7561.1">
            <text:p>67561,1</text:p>
          </table:table-cell>
          <table:table-cell table:formula="of:=1-[.D314]/[.D313]" office:value-type="percentage" office:value="0.000788293617927316">
            <text:p>0,079%</text:p>
          </table:table-cell>
          <table:table-cell office:value-type="float" office:value="0.373">
            <text:p>0,3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67614.4">
            <text:p>67614,4</text:p>
          </table:table-cell>
          <table:table-cell table:formula="of:=1-[.D315]/[.D313]" office:value-type="percentage" office:value="0">
            <text:p>0,000%</text:p>
          </table:table-cell>
          <table:table-cell office:value-type="float" office:value="1.433">
            <text:p>1,4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81657.1">
            <text:p>81657,1</text:p>
          </table:table-cell>
          <table:table-cell table:style-name="Default"/>
          <table:table-cell office:value-type="float" office:value="36.798">
            <text:p>36,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78577.2">
            <text:p>78577,2</text:p>
          </table:table-cell>
          <table:table-cell table:formula="of:=1-[.D317]/[.D316]" office:value-type="percentage" office:value="0.0377174795578096">
            <text:p>3,772%</text:p>
          </table:table-cell>
          <table:table-cell office:value-type="float" office:value="4.353">
            <text:p>4,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81657.1">
            <text:p>81657,1</text:p>
          </table:table-cell>
          <table:table-cell table:formula="of:=1-[.D318]/[.D316]" office:value-type="percentage" office:value="0">
            <text:p>0,000%</text:p>
          </table:table-cell>
          <table:table-cell office:value-type="float" office:value="1.175">
            <text:p>1,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68503.4">
            <text:p>68503,4</text:p>
          </table:table-cell>
          <table:table-cell table:style-name="Default"/>
          <table:table-cell office:value-type="float" office:value="83.963">
            <text:p>83,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7746.7">
            <text:p>67746,7</text:p>
          </table:table-cell>
          <table:table-cell table:formula="of:=1-[.D320]/[.D319]" office:value-type="percentage" office:value="0.0110461670515624">
            <text:p>1,105%</text:p>
          </table:table-cell>
          <table:table-cell office:value-type="float" office:value="1.611">
            <text:p>1,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68503.4">
            <text:p>68503,4</text:p>
          </table:table-cell>
          <table:table-cell table:formula="of:=1-[.D321]/[.D319]" office:value-type="percentage" office:value="0">
            <text:p>0,000%</text:p>
          </table:table-cell>
          <table:table-cell office:value-type="float" office:value="1.336">
            <text:p>1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70535.3">
            <text:p>70535,3</text:p>
          </table:table-cell>
          <table:table-cell table:style-name="Default"/>
          <table:table-cell office:value-type="float" office:value="89.951">
            <text:p>89,9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70088.3">
            <text:p>70088,3</text:p>
          </table:table-cell>
          <table:table-cell table:formula="of:=1-[.D323]/[.D322]" office:value-type="percentage" office:value="0.00633725241120409">
            <text:p>0,634%</text:p>
          </table:table-cell>
          <table:table-cell office:value-type="float" office:value="1.599">
            <text:p>1,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70535.3">
            <text:p>70535,3</text:p>
          </table:table-cell>
          <table:table-cell table:formula="of:=1-[.D324]/[.D322]" office:value-type="percentage" office:value="0">
            <text:p>0,000%</text:p>
          </table:table-cell>
          <table:table-cell office:value-type="float" office:value="1.439">
            <text:p>1,44</text:p>
          </table:table-cell>
          <table:table-cell table:number-columns-repeated="2"/>
        </table:table-row>
        <table:table-row table:style-name="ro1">
          <table:table-cell office:value-type="string">
            <text:p>SJC4b</text:p>
          </table:table-cell>
          <table:table-cell office:value-type="string">
            <text:p>Farthest</text:p>
          </table:table-cell>
          <table:table-cell/>
          <table:table-cell office:value-type="float" office:value="92948.9">
            <text:p>92948,9</text:p>
          </table:table-cell>
          <table:table-cell table:style-name="Default"/>
          <table:table-cell office:value-type="float" office:value="0.161">
            <text:p>0,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79983.7">
            <text:p>79983,7</text:p>
          </table:table-cell>
          <table:table-cell table:formula="of:=1-[.D326]/[.D325]" office:value-type="percentage" office:value="0.139487395762618">
            <text:p>13,949%</text:p>
          </table:table-cell>
          <table:table-cell office:value-type="float" office:value="11.802">
            <text:p>11,8</text:p>
          </table:table-cell>
          <table:table-cell table:formula="of:=[.E326]" office:value-type="percentage" office:value="0.139487395762618">
            <text:p>13,95%</text:p>
          </table:table-cell>
          <table:table-cell table:formula="of:=[.F326]" office:value-type="float" office:value="11.802">
            <text:p>11,8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92948.9">
            <text:p>92948,9</text:p>
          </table:table-cell>
          <table:table-cell table:formula="of:=1-[.D327]/[.D325]" office:value-type="percentage" office:value="0">
            <text:p>0,000%</text:p>
          </table:table-cell>
          <table:table-cell office:value-type="float" office:value="1.584">
            <text:p>1,58</text:p>
          </table:table-cell>
          <table:table-cell table:formula="of:=[.E327]" office:value-type="percentage" office:value="0">
            <text:p>0,00%</text:p>
          </table:table-cell>
          <table:table-cell table:formula="of:=[.F327]" office:value-type="float" office:value="1.584">
            <text:p>1,58</text:p>
          </table:table-cell>
        </table:table-row>
        <table:table-row table:style-name="ro1">
          <table:table-cell/>
          <table:table-cell office:value-type="string">
            <text:p>Density</text:p>
          </table:table-cell>
          <table:table-cell/>
          <table:table-cell office:value-type="float" office:value="54077.1">
            <text:p>54077,1</text:p>
          </table:table-cell>
          <table:table-cell table:style-name="Default"/>
          <table:table-cell office:value-type="float" office:value="6.435">
            <text:p>6,4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4077.1">
            <text:p>54077,1</text:p>
          </table:table-cell>
          <table:table-cell table:formula="of:=1-[.D329]/[.D328]" office:value-type="percentage" office:value="0">
            <text:p>0,000%</text:p>
          </table:table-cell>
          <table:table-cell office:value-type="float" office:value="0.359">
            <text:p>0,36</text:p>
          </table:table-cell>
          <table:table-cell table:formula="of:=[.E329]" office:value-type="percentage" office:value="0">
            <text:p>0,00%</text:p>
          </table:table-cell>
          <table:table-cell table:formula="of:=[.F329]" office:value-type="float" office:value="0.359">
            <text:p>0,36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4077.1">
            <text:p>54077,1</text:p>
          </table:table-cell>
          <table:table-cell table:formula="of:=1-[.D330]/[.D328]" office:value-type="percentage" office:value="0">
            <text:p>0,000%</text:p>
          </table:table-cell>
          <table:table-cell office:value-type="float" office:value="1.232">
            <text:p>1,23</text:p>
          </table:table-cell>
          <table:table-cell table:formula="of:=[.E330]" office:value-type="percentage" office:value="0">
            <text:p>0,00%</text:p>
          </table:table-cell>
          <table:table-cell table:formula="of:=[.F330]" office:value-type="float" office:value="1.232">
            <text:p>1,23</text:p>
          </table:table-cell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7415.9">
            <text:p>57415,9</text:p>
          </table:table-cell>
          <table:table-cell table:style-name="Default"/>
          <table:table-cell office:value-type="float" office:value="0.026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7299.4">
            <text:p>57299,4</text:p>
          </table:table-cell>
          <table:table-cell table:formula="of:=1-[.D332]/[.D331]" office:value-type="percentage" office:value="0.0020290546695253">
            <text:p>0,203%</text:p>
          </table:table-cell>
          <table:table-cell office:value-type="float" office:value="0.371">
            <text:p>0,37</text:p>
          </table:table-cell>
          <table:table-cell table:formula="of:=AVERAGE([.E332];[.E335];[.E338];[.E341];[.E344];[.E347];[.E350];[.E353];[.E356];[.E359])" office:value-type="percentage" office:value="0.00579667188369474">
            <text:p>0,58%</text:p>
          </table:table-cell>
          <table:table-cell table:formula="of:=AVERAGE([.F332];[.F335];[.F338];[.F341];[.F344];[.F347];[.F350];[.F353];[.F356];[.F359])" office:value-type="float" office:value="0.7874">
            <text:p>0,79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415.9">
            <text:p>57415,9</text:p>
          </table:table-cell>
          <table:table-cell table:formula="of:=1-[.D333]/[.D331]" office:value-type="percentage" office:value="0">
            <text:p>0,000%</text:p>
          </table:table-cell>
          <table:table-cell office:value-type="float" office:value="1.381">
            <text:p>1,38</text:p>
          </table:table-cell>
          <table:table-cell table:formula="of:=AVERAGE([.E333];[.E336];[.E339];[.E342];[.E345];[.E348];[.E351];[.E354];[.E357];[.E360])" office:value-type="percentage" office:value="0">
            <text:p>0,00%</text:p>
          </table:table-cell>
          <table:table-cell table:formula="of:=AVERAGE([.F333];[.F336];[.F339];[.F342];[.F345];[.F348];[.F351];[.F354];[.F357];[.F360])" office:value-type="float" office:value="1.3637">
            <text:p>1,36</text:p>
          </table:table-cell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6800.7">
            <text:p>56800,7</text:p>
          </table:table-cell>
          <table:table-cell table:style-name="Default"/>
          <table:table-cell office:value-type="float" office:value="0.015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6800.7">
            <text:p>56800,7</text:p>
          </table:table-cell>
          <table:table-cell table:formula="of:=1-[.D335]/[.D334]" office:value-type="percentage" office:value="0">
            <text:p>0,000%</text:p>
          </table:table-cell>
          <table:table-cell office:value-type="float" office:value="0.356">
            <text:p>0,3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6800.7">
            <text:p>56800,7</text:p>
          </table:table-cell>
          <table:table-cell table:formula="of:=1-[.D336]/[.D334]" office:value-type="percentage" office:value="0">
            <text:p>0,000%</text:p>
          </table:table-cell>
          <table:table-cell office:value-type="float" office:value="1.29">
            <text:p>1,2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9595">
            <text:p>59595</text:p>
          </table:table-cell>
          <table:table-cell table:style-name="Default"/>
          <table:table-cell office:value-type="float" office:value="0.016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8971.1">
            <text:p>58971,1</text:p>
          </table:table-cell>
          <table:table-cell table:formula="of:=1-[.D338]/[.D337]" office:value-type="percentage" office:value="0.0104689990771039">
            <text:p>1,047%</text:p>
          </table:table-cell>
          <table:table-cell office:value-type="float" office:value="0.915">
            <text:p>0,9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9595">
            <text:p>59595</text:p>
          </table:table-cell>
          <table:table-cell table:formula="of:=1-[.D339]/[.D337]" office:value-type="percentage" office:value="0">
            <text:p>0,000%</text:p>
          </table:table-cell>
          <table:table-cell office:value-type="float" office:value="1.42">
            <text:p>1,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60350.2">
            <text:p>60350,2</text:p>
          </table:table-cell>
          <table:table-cell table:style-name="Default"/>
          <table:table-cell office:value-type="float" office:value="0.016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0164">
            <text:p>60164</text:p>
          </table:table-cell>
          <table:table-cell table:formula="of:=1-[.D341]/[.D340]" office:value-type="percentage" office:value="0.00308532531789452">
            <text:p>0,309%</text:p>
          </table:table-cell>
          <table:table-cell office:value-type="float" office:value="0.387">
            <text:p>0,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60350.2">
            <text:p>60350,2</text:p>
          </table:table-cell>
          <table:table-cell table:formula="of:=1-[.D342]/[.D340]" office:value-type="percentage" office:value="0">
            <text:p>0,000%</text:p>
          </table:table-cell>
          <table:table-cell office:value-type="float" office:value="1.84">
            <text:p>1,8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9158.2">
            <text:p>59158,2</text:p>
          </table:table-cell>
          <table:table-cell table:style-name="Default"/>
          <table:table-cell office:value-type="float" office:value="0.019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8690.9">
            <text:p>58690,9</text:p>
          </table:table-cell>
          <table:table-cell table:formula="of:=1-[.D344]/[.D343]" office:value-type="percentage" office:value="0.00789915852747369">
            <text:p>0,790%</text:p>
          </table:table-cell>
          <table:table-cell office:value-type="float" office:value="0.759">
            <text:p>0,7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9158.2">
            <text:p>59158,2</text:p>
          </table:table-cell>
          <table:table-cell table:formula="of:=1-[.D345]/[.D343]" office:value-type="percentage" office:value="0">
            <text:p>0,000%</text:p>
          </table:table-cell>
          <table:table-cell office:value-type="float" office:value="1.257">
            <text:p>1,2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8620.2">
            <text:p>58620,2</text:p>
          </table:table-cell>
          <table:table-cell table:style-name="Default"/>
          <table:table-cell office:value-type="float" office:value="0.021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8401.9">
            <text:p>58401,9</text:p>
          </table:table-cell>
          <table:table-cell table:formula="of:=1-[.D347]/[.D346]" office:value-type="percentage" office:value="0.00372397228259191">
            <text:p>0,372%</text:p>
          </table:table-cell>
          <table:table-cell office:value-type="float" office:value="1.047">
            <text:p>1,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8620.2">
            <text:p>58620,2</text:p>
          </table:table-cell>
          <table:table-cell table:formula="of:=1-[.D348]/[.D346]" office:value-type="percentage" office:value="0">
            <text:p>0,000%</text:p>
          </table:table-cell>
          <table:table-cell office:value-type="float" office:value="1.356">
            <text:p>1,3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7874.9">
            <text:p>57874,9</text:p>
          </table:table-cell>
          <table:table-cell table:style-name="Default"/>
          <table:table-cell office:value-type="float" office:value="0.012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7331.7">
            <text:p>57331,7</text:p>
          </table:table-cell>
          <table:table-cell table:formula="of:=1-[.D350]/[.D349]" office:value-type="percentage" office:value="0.00938576135768709">
            <text:p>0,939%</text:p>
          </table:table-cell>
          <table:table-cell office:value-type="float" office:value="1.061">
            <text:p>1,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874.9">
            <text:p>57874,9</text:p>
          </table:table-cell>
          <table:table-cell table:formula="of:=1-[.D351]/[.D349]" office:value-type="percentage" office:value="0">
            <text:p>0,000%</text:p>
          </table:table-cell>
          <table:table-cell office:value-type="float" office:value="1.305">
            <text:p>1,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6737.7">
            <text:p>56737,7</text:p>
          </table:table-cell>
          <table:table-cell table:style-name="Default"/>
          <table:table-cell office:value-type="float" office:value="0.016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6227.7">
            <text:p>56227,7</text:p>
          </table:table-cell>
          <table:table-cell table:formula="of:=1-[.D353]/[.D352]" office:value-type="percentage" office:value="0.00898873235961273">
            <text:p>0,899%</text:p>
          </table:table-cell>
          <table:table-cell office:value-type="float" office:value="0.9">
            <text:p>0,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6737.7">
            <text:p>56737,7</text:p>
          </table:table-cell>
          <table:table-cell table:formula="of:=1-[.D354]/[.D352]" office:value-type="percentage" office:value="0">
            <text:p>0,000%</text:p>
          </table:table-cell>
          <table:table-cell office:value-type="float" office:value="1.299">
            <text:p>1,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7098.4">
            <text:p>57098,4</text:p>
          </table:table-cell>
          <table:table-cell table:style-name="Default"/>
          <table:table-cell office:value-type="float" office:value="0.015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6691.4">
            <text:p>56691,4</text:p>
          </table:table-cell>
          <table:table-cell table:formula="of:=1-[.D356]/[.D355]" office:value-type="percentage" office:value="0.00712804561949199">
            <text:p>0,713%</text:p>
          </table:table-cell>
          <table:table-cell office:value-type="float" office:value="0.717">
            <text:p>0,7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098.4">
            <text:p>57098,4</text:p>
          </table:table-cell>
          <table:table-cell table:formula="of:=1-[.D357]/[.D355]" office:value-type="percentage" office:value="0">
            <text:p>0,000%</text:p>
          </table:table-cell>
          <table:table-cell office:value-type="float" office:value="1.282">
            <text:p>1,2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57059.5">
            <text:p>57059,5</text:p>
          </table:table-cell>
          <table:table-cell table:style-name="Default"/>
          <table:table-cell office:value-type="float" office:value="0.019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6759.5">
            <text:p>56759,5</text:p>
          </table:table-cell>
          <table:table-cell table:formula="of:=1-[.D359]/[.D358]" office:value-type="percentage" office:value="0.00525766962556629">
            <text:p>0,526%</text:p>
          </table:table-cell>
          <table:table-cell office:value-type="float" office:value="1.361">
            <text:p>1,3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059.5">
            <text:p>57059,5</text:p>
          </table:table-cell>
          <table:table-cell table:formula="of:=1-[.D360]/[.D358]" office:value-type="percentage" office:value="0">
            <text:p>0,000%</text:p>
          </table:table-cell>
          <table:table-cell office:value-type="float" office:value="1.207">
            <text:p>1,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7807.6">
            <text:p>57807,6</text:p>
          </table:table-cell>
          <table:table-cell table:style-name="Default"/>
          <table:table-cell office:value-type="float" office:value="171.641">
            <text:p>171,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7669.8">
            <text:p>57669,8</text:p>
          </table:table-cell>
          <table:table-cell table:formula="of:=1-[.D362]/[.D361]" office:value-type="percentage" office:value="0.00238376960814834">
            <text:p>0,238%</text:p>
          </table:table-cell>
          <table:table-cell office:value-type="float" office:value="0.524">
            <text:p>0,52</text:p>
          </table:table-cell>
          <table:table-cell table:formula="of:=AVERAGE([.E362];[.E365];[.E368];[.E371];[.E374];[.E377];[.E380];[.E383];[.E386];[.E389])" office:value-type="percentage" office:value="0.00254369169723166">
            <text:p>0,25%</text:p>
          </table:table-cell>
          <table:table-cell table:formula="of:=AVERAGE([.F362];[.F365];[.F368];[.F371];[.F374];[.F377];[.F380];[.F383];[.F386];[.F389])" office:value-type="float" office:value="0.5402">
            <text:p>0,54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807.6">
            <text:p>57807,6</text:p>
          </table:table-cell>
          <table:table-cell table:formula="of:=1-[.D363]/[.D361]" office:value-type="percentage" office:value="0">
            <text:p>0,000%</text:p>
          </table:table-cell>
          <table:table-cell office:value-type="float" office:value="1.195">
            <text:p>1,2</text:p>
          </table:table-cell>
          <table:table-cell table:formula="of:=AVERAGE([.E363];[.E366];[.E369];[.E372];[.E375];[.E378];[.E381];[.E384];[.E387];[.E390])" office:value-type="percentage" office:value="0">
            <text:p>0,00%</text:p>
          </table:table-cell>
          <table:table-cell table:formula="of:=AVERAGE([.F363];[.F366];[.F369];[.F372];[.F375];[.F378];[.F381];[.F384];[.F387];[.F390])" office:value-type="float" office:value="1.2378">
            <text:p>1,24</text:p>
          </table:table-cell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60349.4">
            <text:p>60349,4</text:p>
          </table:table-cell>
          <table:table-cell table:style-name="Default"/>
          <table:table-cell office:value-type="float" office:value="130.467">
            <text:p>130,4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60082.5">
            <text:p>60082,5</text:p>
          </table:table-cell>
          <table:table-cell table:formula="of:=1-[.D365]/[.D364]" office:value-type="percentage" office:value="0.00442257918057187">
            <text:p>0,442%</text:p>
          </table:table-cell>
          <table:table-cell office:value-type="float" office:value="0.762">
            <text:p>0,7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60349.4">
            <text:p>60349,4</text:p>
          </table:table-cell>
          <table:table-cell table:formula="of:=1-[.D366]/[.D364]" office:value-type="percentage" office:value="0">
            <text:p>0,000%</text:p>
          </table:table-cell>
          <table:table-cell office:value-type="float" office:value="1.399">
            <text:p>1,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8637">
            <text:p>58637</text:p>
          </table:table-cell>
          <table:table-cell table:style-name="Default"/>
          <table:table-cell office:value-type="float" office:value="138.028">
            <text:p>138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8536.7">
            <text:p>58536,7</text:p>
          </table:table-cell>
          <table:table-cell table:formula="of:=1-[.D368]/[.D367]" office:value-type="percentage" office:value="0.00171052407183181">
            <text:p>0,171%</text:p>
          </table:table-cell>
          <table:table-cell office:value-type="float" office:value="0.529">
            <text:p>0,5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8637">
            <text:p>58637</text:p>
          </table:table-cell>
          <table:table-cell table:formula="of:=1-[.D369]/[.D367]" office:value-type="percentage" office:value="0">
            <text:p>0,000%</text:p>
          </table:table-cell>
          <table:table-cell office:value-type="float" office:value="1.179">
            <text:p>1,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7241.4">
            <text:p>57241,4</text:p>
          </table:table-cell>
          <table:table-cell table:style-name="Default"/>
          <table:table-cell office:value-type="float" office:value="134.041">
            <text:p>134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7241.4">
            <text:p>57241,4</text:p>
          </table:table-cell>
          <table:table-cell table:formula="of:=1-[.D371]/[.D370]" office:value-type="percentage" office:value="0">
            <text:p>0,000%</text:p>
          </table:table-cell>
          <table:table-cell office:value-type="float" office:value="0.357">
            <text:p>0,3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241.4">
            <text:p>57241,4</text:p>
          </table:table-cell>
          <table:table-cell table:formula="of:=1-[.D372]/[.D370]" office:value-type="percentage" office:value="0">
            <text:p>0,000%</text:p>
          </table:table-cell>
          <table:table-cell office:value-type="float" office:value="1.181">
            <text:p>1,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7326.9">
            <text:p>57326,9</text:p>
          </table:table-cell>
          <table:table-cell table:style-name="Default"/>
          <table:table-cell office:value-type="float" office:value="139.058">
            <text:p>139,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7289.9">
            <text:p>57289,9</text:p>
          </table:table-cell>
          <table:table-cell table:formula="of:=1-[.D374]/[.D373]" office:value-type="percentage" office:value="0.000645421259478529">
            <text:p>0,065%</text:p>
          </table:table-cell>
          <table:table-cell office:value-type="float" office:value="0.722">
            <text:p>0,7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326.9">
            <text:p>57326,9</text:p>
          </table:table-cell>
          <table:table-cell table:formula="of:=1-[.D375]/[.D373]" office:value-type="percentage" office:value="0">
            <text:p>0,000%</text:p>
          </table:table-cell>
          <table:table-cell office:value-type="float" office:value="1.287">
            <text:p>1,2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6145.9">
            <text:p>56145,9</text:p>
          </table:table-cell>
          <table:table-cell table:style-name="Default"/>
          <table:table-cell office:value-type="float" office:value="148.126">
            <text:p>148,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6108.2">
            <text:p>56108,2</text:p>
          </table:table-cell>
          <table:table-cell table:formula="of:=1-[.D377]/[.D376]" office:value-type="percentage" office:value="0.000671464879893335">
            <text:p>0,067%</text:p>
          </table:table-cell>
          <table:table-cell office:value-type="float" office:value="0.359">
            <text:p>0,3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6145.9">
            <text:p>56145,9</text:p>
          </table:table-cell>
          <table:table-cell table:formula="of:=1-[.D378]/[.D376]" office:value-type="percentage" office:value="0">
            <text:p>0,000%</text:p>
          </table:table-cell>
          <table:table-cell office:value-type="float" office:value="1.234">
            <text:p>1,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8874.1">
            <text:p>58874,1</text:p>
          </table:table-cell>
          <table:table-cell table:style-name="Default"/>
          <table:table-cell office:value-type="float" office:value="151.917">
            <text:p>151,9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8874.1">
            <text:p>58874,1</text:p>
          </table:table-cell>
          <table:table-cell table:formula="of:=1-[.D380]/[.D379]" office:value-type="percentage" office:value="0">
            <text:p>0,000%</text:p>
          </table:table-cell>
          <table:table-cell office:value-type="float" office:value="0.365">
            <text:p>0,3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8874.1">
            <text:p>58874,1</text:p>
          </table:table-cell>
          <table:table-cell table:formula="of:=1-[.D381]/[.D379]" office:value-type="percentage" office:value="0">
            <text:p>0,000%</text:p>
          </table:table-cell>
          <table:table-cell office:value-type="float" office:value="1.155">
            <text:p>1,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7523.4">
            <text:p>57523,4</text:p>
          </table:table-cell>
          <table:table-cell table:style-name="Default"/>
          <table:table-cell office:value-type="float" office:value="106.047">
            <text:p>106,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7520.5">
            <text:p>57520,5</text:p>
          </table:table-cell>
          <table:table-cell table:formula="of:=1-[.D383]/[.D382]" office:value-type="percentage" office:value="0.000050414266194343">
            <text:p>0,005%</text:p>
          </table:table-cell>
          <table:table-cell office:value-type="float" office:value="0.343">
            <text:p>0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523.4">
            <text:p>57523,4</text:p>
          </table:table-cell>
          <table:table-cell table:formula="of:=1-[.D384]/[.D382]" office:value-type="percentage" office:value="0">
            <text:p>0,000%</text:p>
          </table:table-cell>
          <table:table-cell office:value-type="float" office:value="1.169">
            <text:p>1,1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7738.8">
            <text:p>57738,8</text:p>
          </table:table-cell>
          <table:table-cell table:style-name="Default"/>
          <table:table-cell office:value-type="float" office:value="162.145">
            <text:p>162,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7202.3">
            <text:p>57202,3</text:p>
          </table:table-cell>
          <table:table-cell table:formula="of:=1-[.D386]/[.D385]" office:value-type="percentage" office:value="0.00929184534489802">
            <text:p>0,929%</text:p>
          </table:table-cell>
          <table:table-cell office:value-type="float" office:value="0.925">
            <text:p>0,9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738.8">
            <text:p>57738,8</text:p>
          </table:table-cell>
          <table:table-cell table:formula="of:=1-[.D387]/[.D385]" office:value-type="percentage" office:value="0">
            <text:p>0,000%</text:p>
          </table:table-cell>
          <table:table-cell office:value-type="float" office:value="1.285">
            <text:p>1,2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57978.9">
            <text:p>57978,9</text:p>
          </table:table-cell>
          <table:table-cell table:style-name="Default"/>
          <table:table-cell office:value-type="float" office:value="225.971">
            <text:p>225,9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57615.9">
            <text:p>57615,9</text:p>
          </table:table-cell>
          <table:table-cell table:formula="of:=1-[.D389]/[.D388]" office:value-type="percentage" office:value="0.00626089836130039">
            <text:p>0,626%</text:p>
          </table:table-cell>
          <table:table-cell office:value-type="float" office:value="0.516">
            <text:p>0,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57978.9">
            <text:p>57978,9</text:p>
          </table:table-cell>
          <table:table-cell table:formula="of:=1-[.D390]/[.D388]" office:value-type="percentage" office:value="0">
            <text:p>0,000%</text:p>
          </table:table-cell>
          <table:table-cell office:value-type="float" office:value="1.294">
            <text:p>1,29</text:p>
          </table:table-cell>
          <table:table-cell table:number-columns-repeated="2"/>
        </table:table-row>
        <table:table-row table:style-name="ro1">
          <table:table-cell office:value-type="string">
            <text:p>SJC5</text:p>
          </table:table-cell>
          <table:table-cell office:value-type="string">
            <text:p>Farthest</text:p>
          </table:table-cell>
          <table:table-cell/>
          <table:table-cell office:value-type="float" office:value="134798">
            <text:p>134798</text:p>
          </table:table-cell>
          <table:table-cell table:style-name="Default"/>
          <table:table-cell office:value-type="float" office:value="0.154">
            <text:p>0,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113688">
            <text:p>113688</text:p>
          </table:table-cell>
          <table:table-cell table:formula="of:=1-[.D392]/[.D391]" office:value-type="percentage" office:value="0.156604697399071">
            <text:p>15,660%</text:p>
          </table:table-cell>
          <table:table-cell office:value-type="float" office:value="12.534">
            <text:p>12,53</text:p>
          </table:table-cell>
          <table:table-cell table:formula="of:=[.E392]" office:value-type="percentage" office:value="0.156604697399071">
            <text:p>15,66%</text:p>
          </table:table-cell>
          <table:table-cell table:formula="of:=[.F392]" office:value-type="float" office:value="12.534">
            <text:p>12,53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34798">
            <text:p>134798</text:p>
          </table:table-cell>
          <table:table-cell table:formula="of:=1-[.D393]/[.D391]" office:value-type="percentage" office:value="0">
            <text:p>0,000%</text:p>
          </table:table-cell>
          <table:table-cell office:value-type="float" office:value="0.706">
            <text:p>0,71</text:p>
          </table:table-cell>
          <table:table-cell table:formula="of:=[.E393]" office:value-type="percentage" office:value="0">
            <text:p>0,00%</text:p>
          </table:table-cell>
          <table:table-cell table:formula="of:=[.F393]" office:value-type="float" office:value="0.706">
            <text:p>0,71</text:p>
          </table:table-cell>
        </table:table-row>
        <table:table-row table:style-name="ro1">
          <table:table-cell/>
          <table:table-cell office:value-type="string">
            <text:p>Density</text:p>
          </table:table-cell>
          <table:table-cell/>
          <table:table-cell office:value-type="float" office:value="97681.6">
            <text:p>97681,6</text:p>
          </table:table-cell>
          <table:table-cell table:style-name="Default"/>
          <table:table-cell office:value-type="float" office:value="5.336">
            <text:p>5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93366.1">
            <text:p>93366,1</text:p>
          </table:table-cell>
          <table:table-cell table:formula="of:=1-[.D395]/[.D394]" office:value-type="percentage" office:value="0.0441792517731078">
            <text:p>4,418%</text:p>
          </table:table-cell>
          <table:table-cell office:value-type="float" office:value="3.029">
            <text:p>3,03</text:p>
          </table:table-cell>
          <table:table-cell table:formula="of:=[.E395]" office:value-type="percentage" office:value="0.0441792517731078">
            <text:p>4,42%</text:p>
          </table:table-cell>
          <table:table-cell table:formula="of:=[.F395]" office:value-type="float" office:value="3.029">
            <text:p>3,03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97681.6">
            <text:p>97681,6</text:p>
          </table:table-cell>
          <table:table-cell table:formula="of:=1-[.D396]/[.D394]" office:value-type="percentage" office:value="0">
            <text:p>0,000%</text:p>
          </table:table-cell>
          <table:table-cell office:value-type="float" office:value="0.885">
            <text:p>0,89</text:p>
          </table:table-cell>
          <table:table-cell table:formula="of:=[.E396]" office:value-type="percentage" office:value="0">
            <text:p>0,00%</text:p>
          </table:table-cell>
          <table:table-cell table:formula="of:=[.F396]" office:value-type="float" office:value="0.885">
            <text:p>0,89</text:p>
          </table:table-cell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114990">
            <text:p>114990</text:p>
          </table:table-cell>
          <table:table-cell table:style-name="Default"/>
          <table:table-cell office:value-type="float" office:value="0.028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108525">
            <text:p>108525</text:p>
          </table:table-cell>
          <table:table-cell table:formula="of:=1-[.D398]/[.D397]" office:value-type="percentage" office:value="0.0562222801982781">
            <text:p>5,622%</text:p>
          </table:table-cell>
          <table:table-cell office:value-type="float" office:value="5.708">
            <text:p>5,71</text:p>
          </table:table-cell>
          <table:table-cell table:formula="of:=AVERAGE([.E398];[.E401];[.E404];[.E407];[.E410];[.E413];[.E416];[.E419];[.E422])" office:value-type="percentage" office:value="0.0664929367759116">
            <text:p>6,65%</text:p>
          </table:table-cell>
          <table:table-cell table:formula="of:=AVERAGE([.F398];[.F401];[.F404];[.F407];[.F410];[.F413];[.F416];[.F419];[.F422];[.F425])" office:value-type="float" office:value="6.0935">
            <text:p>6,09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14990">
            <text:p>114990</text:p>
          </table:table-cell>
          <table:table-cell table:formula="of:=1-[.D399]/[.D397]" office:value-type="percentage" office:value="0">
            <text:p>0,000%</text:p>
          </table:table-cell>
          <table:table-cell office:value-type="float" office:value="1.13">
            <text:p>1,13</text:p>
          </table:table-cell>
          <table:table-cell table:formula="of:=AVERAGE([.E399];[.E402];[.E405];[.E408];[.E411];[.E414];[.E417];[.E420];[.E423];[.E426])" office:value-type="percentage" office:value="0.00221571819230507">
            <text:p>0,22%</text:p>
          </table:table-cell>
          <table:table-cell table:formula="of:=AVERAGE([.F399];[.F402];[.F405];[.F408];[.F411];[.F414];[.F417];[.F420];[.F423];[.F426])" office:value-type="float" office:value="1.4808">
            <text:p>1,48</text:p>
          </table:table-cell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115563">
            <text:p>115563</text:p>
          </table:table-cell>
          <table:table-cell table:style-name="Default"/>
          <table:table-cell office:value-type="float" office:value="0.049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104563">
            <text:p>104563</text:p>
          </table:table-cell>
          <table:table-cell table:formula="of:=1-[.D401]/[.D400]" office:value-type="percentage" office:value="0.0951861755060011">
            <text:p>9,519%</text:p>
          </table:table-cell>
          <table:table-cell office:value-type="float" office:value="6.03">
            <text:p>6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15563">
            <text:p>115563</text:p>
          </table:table-cell>
          <table:table-cell table:formula="of:=1-[.D402]/[.D400]" office:value-type="percentage" office:value="0">
            <text:p>0,000%</text:p>
          </table:table-cell>
          <table:table-cell office:value-type="float" office:value="1.24">
            <text:p>1,2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113096">
            <text:p>113096</text:p>
          </table:table-cell>
          <table:table-cell table:style-name="Default"/>
          <table:table-cell office:value-type="float" office:value="0.038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104738">
            <text:p>104738</text:p>
          </table:table-cell>
          <table:table-cell table:formula="of:=1-[.D404]/[.D403]" office:value-type="percentage" office:value="0.073901817924595">
            <text:p>7,390%</text:p>
          </table:table-cell>
          <table:table-cell office:value-type="float" office:value="5.541">
            <text:p>5,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13096">
            <text:p>113096</text:p>
          </table:table-cell>
          <table:table-cell table:formula="of:=1-[.D405]/[.D403]" office:value-type="percentage" office:value="0">
            <text:p>0,000%</text:p>
          </table:table-cell>
          <table:table-cell office:value-type="float" office:value="0.855">
            <text:p>0,8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100657">
            <text:p>100657</text:p>
          </table:table-cell>
          <table:table-cell table:style-name="Default"/>
          <table:table-cell office:value-type="float" office:value="0.038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96041">
            <text:p>96041</text:p>
          </table:table-cell>
          <table:table-cell table:formula="of:=1-[.D407]/[.D406]" office:value-type="percentage" office:value="0.0458587082865574">
            <text:p>4,586%</text:p>
          </table:table-cell>
          <table:table-cell office:value-type="float" office:value="4.371">
            <text:p>4,3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00657">
            <text:p>100657</text:p>
          </table:table-cell>
          <table:table-cell table:formula="of:=1-[.D408]/[.D406]" office:value-type="percentage" office:value="0">
            <text:p>0,000%</text:p>
          </table:table-cell>
          <table:table-cell office:value-type="float" office:value="1.121">
            <text:p>1,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95265.9">
            <text:p>95265,9</text:p>
          </table:table-cell>
          <table:table-cell table:style-name="Default"/>
          <table:table-cell office:value-type="float" office:value="0.069">
            <text:p>0,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92522.7">
            <text:p>92522,7</text:p>
          </table:table-cell>
          <table:table-cell table:formula="of:=1-[.D410]/[.D409]" office:value-type="percentage" office:value="0.0287951932433326">
            <text:p>2,880%</text:p>
          </table:table-cell>
          <table:table-cell office:value-type="float" office:value="4.71">
            <text:p>4,7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95265.9">
            <text:p>95265,9</text:p>
          </table:table-cell>
          <table:table-cell table:formula="of:=1-[.D411]/[.D409]" office:value-type="percentage" office:value="0">
            <text:p>0,000%</text:p>
          </table:table-cell>
          <table:table-cell office:value-type="float" office:value="1.299">
            <text:p>1,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101051">
            <text:p>101051</text:p>
          </table:table-cell>
          <table:table-cell table:style-name="Default"/>
          <table:table-cell office:value-type="float" office:value="0.033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93747.9">
            <text:p>93747,9</text:p>
          </table:table-cell>
          <table:table-cell table:formula="of:=1-[.D413]/[.D412]" office:value-type="percentage" office:value="0.0722714272990866">
            <text:p>7,227%</text:p>
          </table:table-cell>
          <table:table-cell office:value-type="float" office:value="3.758">
            <text:p>3,7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01023">
            <text:p>101023</text:p>
          </table:table-cell>
          <table:table-cell table:formula="of:=1-[.D414]/[.D412]" office:value-type="percentage" office:value="0.000277087807146859">
            <text:p>0,028%</text:p>
          </table:table-cell>
          <table:table-cell office:value-type="float" office:value="2.546">
            <text:p>2,5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104973">
            <text:p>104973</text:p>
          </table:table-cell>
          <table:table-cell table:style-name="Default"/>
          <table:table-cell office:value-type="float" office:value="0.024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98318">
            <text:p>98318</text:p>
          </table:table-cell>
          <table:table-cell table:formula="of:=1-[.D416]/[.D415]" office:value-type="percentage" office:value="0.0633972545321178">
            <text:p>6,340%</text:p>
          </table:table-cell>
          <table:table-cell office:value-type="float" office:value="7.55">
            <text:p>7,5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04973">
            <text:p>104973</text:p>
          </table:table-cell>
          <table:table-cell table:formula="of:=1-[.D417]/[.D415]" office:value-type="percentage" office:value="0">
            <text:p>0,000%</text:p>
          </table:table-cell>
          <table:table-cell office:value-type="float" office:value="0.815">
            <text:p>0,8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100747">
            <text:p>100747</text:p>
          </table:table-cell>
          <table:table-cell table:style-name="Default"/>
          <table:table-cell office:value-type="float" office:value="0.034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92813.5">
            <text:p>92813,5</text:p>
          </table:table-cell>
          <table:table-cell table:formula="of:=1-[.D419]/[.D418]" office:value-type="percentage" office:value="0.0787467616901744">
            <text:p>7,875%</text:p>
          </table:table-cell>
          <table:table-cell office:value-type="float" office:value="6.784">
            <text:p>6,7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00747">
            <text:p>100747</text:p>
          </table:table-cell>
          <table:table-cell table:formula="of:=1-[.D420]/[.D418]" office:value-type="percentage" office:value="0">
            <text:p>0,000%</text:p>
          </table:table-cell>
          <table:table-cell office:value-type="float" office:value="1.087">
            <text:p>1,0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Means</text:p>
          </table:table-cell>
          <table:table-cell/>
          <table:table-cell office:value-type="float" office:value="106315">
            <text:p>106315</text:p>
          </table:table-cell>
          <table:table-cell table:style-name="Default"/>
          <table:table-cell office:value-type="float" office:value="0.032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97378.5">
            <text:p>97378,5</text:p>
          </table:table-cell>
          <table:table-cell table:formula="of:=1-[.D422]/[.D421]" office:value-type="percentage" office:value="0.0840568123030616">
            <text:p>8,406%</text:p>
          </table:table-cell>
          <table:table-cell office:value-type="float" office:value="5.267">
            <text:p>5,2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06127">
            <text:p>106127</text:p>
          </table:table-cell>
          <table:table-cell table:formula="of:=1-[.D423]/[.D421]" office:value-type="percentage" office:value="0.00176832996284626">
            <text:p>0,177%</text:p>
          </table:table-cell>
          <table:table-cell office:value-type="float" office:value="2.808">
            <text:p>2,8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Means</text:p>
          </table:table-cell>
          <table:table-cell/>
          <table:table-cell office:value-type="float" office:value="138327">
            <text:p>138327</text:p>
          </table:table-cell>
          <table:table-cell table:style-name="Default"/>
          <table:table-cell office:value-type="float" office:value="17.675">
            <text:p>17,6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 Climb with Interchange</text:p>
          </table:table-cell>
          <table:table-cell/>
          <table:table-cell office:value-type="float" office:value="114956">
            <text:p>114956</text:p>
          </table:table-cell>
          <table:table-cell table:formula="of:=1-[.D425]/[.D424]" office:value-type="percentage" office:value="0.168954723228292">
            <text:p>16,895%</text:p>
          </table:table-cell>
          <table:table-cell office:value-type="float" office:value="11.216">
            <text:p>11,22</text:p>
          </table:table-cell>
          <table:table-cell table:formula="of:=[.E425]" office:value-type="percentage" office:value="0.168954723228292">
            <text:p>16,90%</text:p>
          </table:table-cell>
          <table:table-cell table:formula="of:=[.F425]" office:value-type="float" office:value="11.216">
            <text:p>11,22</text:p>
          </table:table-cell>
        </table:table-row>
        <table:table-row table:style-name="ro1">
          <table:table-cell/>
          <table:table-cell office:value-type="string">
            <text:p>Hill Climb with Shift</text:p>
          </table:table-cell>
          <table:table-cell/>
          <table:table-cell office:value-type="float" office:value="135545">
            <text:p>135545</text:p>
          </table:table-cell>
          <table:table-cell table:formula="of:=1-[.D426]/[.D424]" office:value-type="percentage" office:value="0.0201117641530576">
            <text:p>2,011%</text:p>
          </table:table-cell>
          <table:table-cell office:value-type="float" office:value="1.907">
            <text:p>1,91</text:p>
          </table:table-cell>
          <table:table-cell table:formula="of:=[.E426]" office:value-type="percentage" office:value="0.0201117641530576">
            <text:p>2,01%</text:p>
          </table:table-cell>
          <table:table-cell table:formula="of:=[.F426]" office:value-type="float" office:value="1.907">
            <text:p>1,91</text:p>
          </table:table-cell>
        </table:table-row>
      </table:table>
      <table:table table:name="Comparação" table:style-name="ta1" table:print="false"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7" table:number-rows-spanned="1">
            <text:p>Melhores Resultados</text:p>
          </table:table-cell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 table:style-name="ce1"/>
          <table:table-cell table:number-columns-repeated="4"/>
        </table:table-row>
        <table:table-row table:style-name="ro1">
          <table:table-cell office:value-type="string">
            <text:p>Instância</text:p>
          </table:table-cell>
          <table:table-cell table:style-name="ce1" office:value-type="string" table:number-columns-spanned="2" table:number-rows-spanned="1">
            <text:p>Negreiros</text:p>
          </table:table-cell>
          <table:covered-table-cell/>
          <table:table-cell table:style-name="ce1" office:value-type="string" table:number-columns-spanned="2" table:number-rows-spanned="1">
            <text:p>Lorena</text:p>
          </table:table-cell>
          <table:covered-table-cell/>
          <table:table-cell table:style-name="ce1" office:value-type="string" table:number-columns-spanned="2" table:number-rows-spanned="1">
            <text:p>TCC</text:p>
          </table:table-cell>
          <table:covered-table-cell table:style-name="ce1"/>
          <table:table-cell office:value-type="string">
            <text:p>Negreiros(%)</text:p>
          </table:table-cell>
          <table:table-cell/>
          <table:table-cell office:value-type="string">
            <text:p>TCC(%)</text:p>
          </table:table-cell>
          <table:table-cell/>
        </table:table-row>
        <table:table-row table:style-name="ro1">
          <table:table-cell/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office:value-type="string">
            <text:p>tempo</text:p>
          </table:table-cell>
        </table:table-row>
        <table:table-row table:style-name="ro1">
          <table:table-cell office:value-type="string">
            <text:p>SJC1</text:p>
          </table:table-cell>
          <table:table-cell table:formula="of:=MIN([Negreiros_palhano.B2:.C2])" office:value-type="float" office:value="17288.99">
            <text:p>17288,99</text:p>
          </table:table-cell>
          <table:table-cell table:formula="of:=[Negreiros_palhano.D2]" office:value-type="float" office:value="0.02">
            <text:p>0,02</text:p>
          </table:table-cell>
          <table:table-cell table:formula="of:=MIN([Lorena_senne.C2:.D2])" office:value-type="float" office:value="17252.12">
            <text:p>17252,12</text:p>
          </table:table-cell>
          <table:table-cell table:formula="of:=[Lorena_senne.E2]" office:value-type="float" office:value="68.62">
            <text:p>68,62</text:p>
          </table:table-cell>
          <table:table-cell table:formula="of:=MIN([my_results.C14];[my_results.E14];[my_results.G14])" office:value-type="float" office:value="18193.2">
            <text:p>18193,2</text:p>
          </table:table-cell>
          <table:table-cell table:formula="of:=[my_results.F14]" office:value-type="float" office:value="0.085">
            <text:p>0,09</text:p>
          </table:table-cell>
          <table:table-cell table:style-name="ce4" table:formula="of:=([.B4]-[.D4])/[.D4]" office:value-type="percentage" office:value="0.00213712865433365">
            <text:p>0,21%</text:p>
          </table:table-cell>
          <table:table-cell table:style-name="ce23" table:formula="of:=([.C4]/[.E4])" office:value-type="percentage" office:value="0.00029146021568056">
            <text:p>0,029%</text:p>
          </table:table-cell>
          <table:table-cell table:style-name="ce4" table:formula="of:=([.F4]-[.D4])/[.D4]" office:value-type="percentage" office:value="0.0545486583677833">
            <text:p>5,45%</text:p>
          </table:table-cell>
          <table:table-cell table:style-name="ce23" table:formula="of:=([.G4]/[.E4])" office:value-type="percentage" office:value="0.00123870591664238">
            <text:p>0,124%</text:p>
          </table:table-cell>
        </table:table-row>
        <table:table-row table:style-name="ro1">
          <table:table-cell office:value-type="string">
            <text:p>SJC2</text:p>
          </table:table-cell>
          <table:table-cell table:formula="of:=MIN([Negreiros_palhano.B3:.C3])" office:value-type="float" office:value="33370.2">
            <text:p>33370,2</text:p>
          </table:table-cell>
          <table:table-cell table:formula="of:=[Negreiros_palhano.D3]" office:value-type="float" office:value="0.02">
            <text:p>0,02</text:p>
          </table:table-cell>
          <table:table-cell table:formula="of:=MIN([Lorena_senne.C3:.D3])" office:value-type="float" office:value="33223.66">
            <text:p>33223,66</text:p>
          </table:table-cell>
          <table:table-cell table:formula="of:=[Lorena_senne.E3]" office:value-type="float" office:value="2083.92">
            <text:p>2083,92</text:p>
          </table:table-cell>
          <table:table-cell table:formula="of:=MIN([my_results.C26];[my_results.E26];[my_results.G26];[my_results.J26])" office:value-type="float" office:value="34520.4">
            <text:p>34520,4</text:p>
          </table:table-cell>
          <table:table-cell table:formula="of:=[my_results.F26]" office:value-type="float" office:value="0.393">
            <text:p>0,39</text:p>
          </table:table-cell>
          <table:table-cell table:style-name="ce4" table:formula="of:=([.B5]-[.D5])/[.D5]" office:value-type="percentage" office:value="0.00441071212503359">
            <text:p>0,44%</text:p>
          </table:table-cell>
          <table:table-cell table:style-name="ce23" table:formula="of:=([.C5]/[.E5])" office:value-type="percentage" office:value="0.00000959729740105187">
            <text:p>0,001%</text:p>
          </table:table-cell>
          <table:table-cell table:style-name="ce4" table:formula="of:=([.F5]-[.D5])/[.D5]" office:value-type="percentage" office:value="0.0390306185411239">
            <text:p>3,90%</text:p>
          </table:table-cell>
          <table:table-cell table:style-name="ce23" table:formula="of:=([.G5]/[.E5])" office:value-type="percentage" office:value="0.000188586893930669">
            <text:p>0,019%</text:p>
          </table:table-cell>
        </table:table-row>
        <table:table-row table:style-name="ro1">
          <table:table-cell office:value-type="string">
            <text:p>SJC3a</text:p>
          </table:table-cell>
          <table:table-cell table:formula="of:=MIN([Negreiros_palhano.B4:.C4])" office:value-type="float" office:value="45335.16">
            <text:p>45335,16</text:p>
          </table:table-cell>
          <table:table-cell table:formula="of:=[Negreiros_palhano.D4]" office:value-type="float" office:value="0.078">
            <text:p>0,08</text:p>
          </table:table-cell>
          <table:table-cell table:formula="of:=MIN([Lorena_senne.C4:.D4])" office:value-type="float" office:value="45313.43">
            <text:p>45313,43</text:p>
          </table:table-cell>
          <table:table-cell table:formula="of:=[Lorena_senne.E4]" office:value-type="float" office:value="2604.92">
            <text:p>2604,92</text:p>
          </table:table-cell>
          <table:table-cell table:formula="of:=MIN([my_results.C38];[my_results.E38];[my_results.G38];[my_results.J38])" office:value-type="float" office:value="47976.7">
            <text:p>47976,7</text:p>
          </table:table-cell>
          <table:table-cell table:formula="of:=[my_results.F38]" office:value-type="float" office:value="1.678">
            <text:p>1,68</text:p>
          </table:table-cell>
          <table:table-cell table:style-name="ce4" table:formula="of:=([.B6]-[.D6])/[.D6]" office:value-type="percentage" office:value="0.000479548778364454">
            <text:p>0,05%</text:p>
          </table:table-cell>
          <table:table-cell table:style-name="ce23" table:formula="of:=([.C6]/[.E6])" office:value-type="percentage" office:value="0.0000299433379911859">
            <text:p>0,003%</text:p>
          </table:table-cell>
          <table:table-cell table:style-name="ce4" table:formula="of:=([.F6]-[.D6])/[.D6]" office:value-type="percentage" office:value="0.0587744074990571">
            <text:p>5,88%</text:p>
          </table:table-cell>
          <table:table-cell table:style-name="ce23" table:formula="of:=([.G6]/[.E6])" office:value-type="percentage" office:value="0.000644165655759102">
            <text:p>0,064%</text:p>
          </table:table-cell>
        </table:table-row>
        <table:table-row table:style-name="ro1">
          <table:table-cell office:value-type="string">
            <text:p>SJC3b</text:p>
          </table:table-cell>
          <table:table-cell table:formula="of:=MIN([Negreiros_palhano.B5:.C5])" office:value-type="float" office:value="0">
            <text:p>0</text:p>
          </table:table-cell>
          <table:table-cell table:formula="of:=[Negreiros_palhano.D5]" office:value-type="float" office:value="0">
            <text:p>0</text:p>
          </table:table-cell>
          <table:table-cell table:formula="of:=MIN([Lorena_senne.C5:.D5])" office:value-type="float" office:value="40634.91">
            <text:p>40634,91</text:p>
          </table:table-cell>
          <table:table-cell table:formula="of:=[Lorena_senne.E5]" office:value-type="float" office:value="867.68">
            <text:p>867,68</text:p>
          </table:table-cell>
          <table:table-cell table:formula="of:=MIN([my_results.C50];[my_results.E50];[my_results.G50];[my_results.J50])" office:value-type="float" office:value="42329">
            <text:p>42329</text:p>
          </table:table-cell>
          <table:table-cell table:formula="of:=[my_results.K50]" office:value-type="float" office:value="50.773">
            <text:p>50,77</text:p>
          </table:table-cell>
          <table:table-cell table:style-name="ce4" table:formula="of:=([.B7]-[.D7])/[.D7]" office:value-type="percentage" office:value="-1">
            <text:p>-100,00%</text:p>
          </table:table-cell>
          <table:table-cell table:style-name="ce23" table:formula="of:=([.C7]/[.E7])" office:value-type="percentage" office:value="0">
            <text:p>0,000%</text:p>
          </table:table-cell>
          <table:table-cell table:style-name="ce4" table:formula="of:=([.F7]-[.D7])/[.D7]" office:value-type="percentage" office:value="0.0416905070049373">
            <text:p>4,17%</text:p>
          </table:table-cell>
          <table:table-cell table:style-name="ce23" table:formula="of:=([.G7]/[.E7])" office:value-type="percentage" office:value="0.0585158122810253">
            <text:p>5,852%</text:p>
          </table:table-cell>
        </table:table-row>
        <table:table-row table:style-name="ro1">
          <table:table-cell office:value-type="string">
            <text:p>SJC4a</text:p>
          </table:table-cell>
          <table:table-cell table:formula="of:=MIN([Negreiros_palhano.B6:.C6])" office:value-type="float" office:value="62026.94">
            <text:p>62026,94</text:p>
          </table:table-cell>
          <table:table-cell table:formula="of:=[Negreiros_palhano.D6]" office:value-type="float" office:value="0.078">
            <text:p>0,08</text:p>
          </table:table-cell>
          <table:table-cell table:formula="of:=MIN([Lorena_senne.C6:.D6])" office:value-type="float" office:value="61842.49">
            <text:p>61842,49</text:p>
          </table:table-cell>
          <table:table-cell table:formula="of:=[Lorena_senne.E6]" office:value-type="float" office:value="27717.11">
            <text:p>27717,11</text:p>
          </table:table-cell>
          <table:table-cell table:formula="of:=MIN([my_results.C62];[my_results.E62];[my_results.G62];[my_results.J62])" office:value-type="float" office:value="65655.4">
            <text:p>65655,4</text:p>
          </table:table-cell>
          <table:table-cell table:formula="of:=[my_results.F62]" office:value-type="float" office:value="6.396">
            <text:p>6,4</text:p>
          </table:table-cell>
          <table:table-cell table:style-name="ce4" table:formula="of:=([.B8]-[.D8])/[.D8]" office:value-type="percentage" office:value="0.00298257718924326">
            <text:p>0,30%</text:p>
          </table:table-cell>
          <table:table-cell table:style-name="ce23" table:formula="of:=([.C8]/[.E8])" office:value-type="percentage" office:value="0.00000281414620788387">
            <text:p>0,000%</text:p>
          </table:table-cell>
          <table:table-cell table:style-name="ce4" table:formula="of:=([.F8]-[.D8])/[.D8]" office:value-type="percentage" office:value="0.0616551823835036">
            <text:p>6,17%</text:p>
          </table:table-cell>
          <table:table-cell table:style-name="ce23" table:formula="of:=([.G8]/[.E8])" office:value-type="percentage" office:value="0.000230759989046477">
            <text:p>0,023%</text:p>
          </table:table-cell>
        </table:table-row>
        <table:table-row table:style-name="ro1">
          <table:table-cell office:value-type="string">
            <text:p>SJC4b</text:p>
          </table:table-cell>
          <table:table-cell table:formula="of:=MIN([Negreiros_palhano.B7:.C7])" office:value-type="float" office:value="0">
            <text:p>0</text:p>
          </table:table-cell>
          <table:table-cell table:formula="of:=[Negreiros_palhano.D7]" office:value-type="float" office:value="0">
            <text:p>0</text:p>
          </table:table-cell>
          <table:table-cell table:formula="of:=MIN([Lorena_senne.C7:.D7])" office:value-type="float" office:value="52396.54">
            <text:p>52396,54</text:p>
          </table:table-cell>
          <table:table-cell table:formula="of:=[Lorena_senne.E7]" office:value-type="float" office:value="4649.47">
            <text:p>4649,47</text:p>
          </table:table-cell>
          <table:table-cell table:formula="of:=MIN([my_results.C74];[my_results.E74];[my_results.G74];[my_results.J74])" office:value-type="float" office:value="54077.1">
            <text:p>54077,1</text:p>
          </table:table-cell>
          <table:table-cell table:formula="of:=[my_results.F74]" office:value-type="float" office:value="6.254">
            <text:p>6,25</text:p>
          </table:table-cell>
          <table:table-cell table:style-name="ce4" table:formula="of:=([.B9]-[.D9])/[.D9]" office:value-type="percentage" office:value="-1">
            <text:p>-100,00%</text:p>
          </table:table-cell>
          <table:table-cell table:style-name="ce23" table:formula="of:=([.C9]/[.E9])" office:value-type="percentage" office:value="0">
            <text:p>0,000%</text:p>
          </table:table-cell>
          <table:table-cell table:style-name="ce4" table:formula="of:=([.F9]-[.D9])/[.D9]" office:value-type="percentage" office:value="0.032073873580202">
            <text:p>3,21%</text:p>
          </table:table-cell>
          <table:table-cell table:style-name="ce23" table:formula="of:=([.G9]/[.E9])" office:value-type="percentage" office:value="0.00134509954898085">
            <text:p>0,135%</text:p>
          </table:table-cell>
        </table:table-row>
        <table:table-row table:style-name="ro1">
          <table:table-cell office:value-type="string">
            <text:p>SJC5</text:p>
          </table:table-cell>
          <table:table-cell table:formula="of:=MIN([Negreiros_palhano.B8:.C8])" office:value-type="float" office:value="0">
            <text:p>0</text:p>
          </table:table-cell>
          <table:table-cell table:formula="of:=[Negreiros_palhano.D8]" office:value-type="float" office:value="0">
            <text:p>0</text:p>
          </table:table-cell>
          <table:table-cell table:formula="of:=MIN([Lorena_senne.C8:.D8])" office:value-type="float" office:value="0">
            <text:p>0</text:p>
          </table:table-cell>
          <table:table-cell table:formula="of:=[Lorena_senne.E8]" office:value-type="float" office:value="0">
            <text:p>0</text:p>
          </table:table-cell>
          <table:table-cell table:formula="of:=MIN([my_results.C81];[my_results.E81];[my_results.G81];[my_results.J81])" office:value-type="float" office:value="97681.6">
            <text:p>97681,6</text:p>
          </table:table-cell>
          <table:table-cell table:formula="of:=[my_results.F81]" office:value-type="float" office:value="5.11">
            <text:p>5,11</text:p>
          </table:table-cell>
          <table:table-cell table:style-name="ce4" table:formula="of:=([.B10]-[.D10])/[.D10]" office:value-type="percentage" office:value="0">
            <text:p>#DIV/0!</text:p>
          </table:table-cell>
          <table:table-cell table:style-name="ce4" table:formula="of:=([.C10]-[.E10])/[.E10]" office:value-type="percentage" office:value="0">
            <text:p>#DIV/0!</text:p>
          </table:table-cell>
          <table:table-cell table:style-name="ce4" table:formula="of:=([.F10]-[.D10])/[.D10]" office:value-type="percentage" office:value="0">
            <text:p>#DIV/0!</text:p>
          </table:table-cell>
          <table:table-cell table:style-name="ce4" table:formula="of:=([.G10]-[.E10])/[.E10]" office:value-type="percentage" office:value="0">
            <text:p>#DIV/0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table:end-cell-address="Comparação.E31" table:end-x="2.051cm" table:end-y="0.322cm" draw:z-index="1" draw:style-name="gr1" svg:width="9.908cm" svg:height="8.016cm" svg:x="1.175cm" svg:y="0.404cm">
              <draw:object draw:notify-on-update-of-ranges="Comparação.A4:Comparação.A10 Comparação.B2:Comparação.B2 Comparação.C4:Comparação.C10 Comparação.D2:Comparação.D2 Comparação.E4:Comparação.E10 Comparação.F2:Comparação.F2 Comparação.G4:Comparação.G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4"/>
          <table:table-cell>
            <draw:frame table:end-cell-address="Comparação.J31" table:end-x="1.585cm" table:end-y="0.207cm" draw:z-index="0" draw:style-name="gr1" svg:width="11.387cm" svg:height="8.201cm" svg:x="0.036cm" svg:y="0.104cm">
              <draw:object draw:notify-on-update-of-ranges="Comparação.A4:Comparação.A10 Comparação.B2:Comparação.B2 Comparação.B4:Comparação.B10 Comparação.D2:Comparação.D2 Comparação.D4:Comparação.D10 Comparação.F2:Comparação.F2 Comparação.F4:Comparação.F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>
            <draw:frame table:end-cell-address="Comparação.E49" table:end-x="1.643cm" table:end-y="0.386cm" draw:z-index="3" draw:style-name="gr1" svg:width="9.705cm" svg:height="7.583cm" svg:x="0.97cm" svg:y="0.001cm">
              <draw:object draw:notify-on-update-of-ranges="Comparação.A4:Comparação.A9 Comparação.B2:Comparação.B2 Comparação.H4:Comparação.H9 Comparação.F2:Comparação.F2 Comparação.J4:Comparação.J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4"/>
          <table:table-cell>
            <draw:frame table:end-cell-address="Comparação.I49" table:end-x="2.483cm" table:end-y="0.395cm" draw:z-index="2" draw:style-name="gr1" svg:width="9.16cm" svg:height="7.207cm" svg:x="0.098cm" svg:y="0.386cm">
              <draw:object draw:notify-on-update-of-ranges="Comparação.A4:Comparação.A9 Comparação.B2:Comparação.B2 Comparação.I4:Comparação.I9 Comparação.F2:Comparação.F2 Comparação.K4:Comparação.K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5"/>
        </table:table-row>
      </table:table>
      <table:database-ranges>
        <table:database-range table:target-range-address="my_results.G3:my_results.I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PH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PH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number:percentage-style style:name="N109">
      <number:number number:decimal-places="2" number:min-integer-digits="1" number:grouping="true"/>
      <number:text>%</number:text>
    </number:percentage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6" number:min-integer-digits="1"/>
      <number:text>%</number:text>
    </number:percentage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number:number-style style:name="N114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/05/2010</text:date>, <text:time>10:26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7T17:41:01</meta:creation-date>
    <dc:date>2010-05-05T10:26:37</dc:date>
    <meta:editing-duration>PT19H46M14S</meta:editing-duration>
    <meta:editing-cycles>26</meta:editing-cycles>
    <meta:generator>OpenOffice.org/3.1$Linux OpenOffice.org_project/310m19$Build-9420</meta:generator>
    <meta:document-statistic meta:table-count="7" meta:cell-count="2657" meta:object-count="15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 chart:pie-offset="50"/>
      <style:graphic-properties draw:stroke="solid" draw:fill-color="#aecf00" dr3d:edge-rounding="0%"/>
      <style:text-properties fo:font-size="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579d1c" dr3d:edge-rounding="0%"/>
      <style:text-properties fo:font-size="8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stroke="solid" draw:fill-color="#83caff" dr3d:edge-rounding="0%"/>
      <style:text-properties fo:font-size="8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325cm" svg:height="5.312cm" chart:class="chart:bar" chart:style-name="ch1">
        <chart:legend chart:legend-position="end" svg:x="7.431cm" svg:y="1.812cm" chart:style-name="ch2"/>
        <chart:plot-area chart:style-name="ch3" table:cell-range-address="my_results.A13:my_results.A14 my_results.C1:my_results.C1 my_results.C13:my_results.C14 my_results.E1:my_results.E1 my_results.E13:my_results.E14 my_results.G1:my_results.G1 my_results.G13:my_results.G14 my_results.J1:my_results.J1 my_results.J13:my_results.J14" chart:data-source-has-labels="both" svg:x="0.186cm" svg:y="0.106cm" svg:width="7.06cm" svg:height="4.994cm">
          <chart:axis chart:dimension="x" chart:name="primary-x" chart:style-name="ch4">
            <chart:categories table:cell-range-address="my_results.A13:my_results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13:my_results.C14" chart:label-cell-address="my_results.C1:my_results.C1" chart:class="chart:bar">
            <chart:data-point chart:repeated="2"/>
          </chart:series>
          <chart:series chart:style-name="ch8" chart:values-cell-range-address="my_results.E13:my_results.E14" chart:label-cell-address="my_results.E1:my_results.E1" chart:class="chart:bar">
            <chart:data-point chart:repeated="2"/>
          </chart:series>
          <chart:series chart:style-name="ch9" chart:values-cell-range-address="my_results.G13:my_results.G14" chart:label-cell-address="my_results.G1:my_results.G1" chart:class="chart:bar">
            <chart:data-point chart:repeated="2"/>
          </chart:series>
          <chart:series chart:style-name="ch10" chart:values-cell-range-address="my_results.J13:my_results.J14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13:my_results.A14">Médias</text:p>
              </table:table-cell>
              <table:table-cell office:value-type="float" office:value="25905">
                <text:p text:id="my_results.C13:my_results.C14">25905</text:p>
              </table:table-cell>
              <table:table-cell office:value-type="float" office:value="18193.2">
                <text:p text:id="my_results.E13:my_results.E14">18193.2</text:p>
              </table:table-cell>
              <table:table-cell office:value-type="float" office:value="19939.15">
                <text:p text:id="my_results.G13:my_results.G14">19939.15</text:p>
              </table:table-cell>
              <table:table-cell office:value-type="float" office:value="21214">
                <text:p text:id="my_results.J13:my_results.J14">21214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25905">
                <text:p>25905</text:p>
              </table:table-cell>
              <table:table-cell office:value-type="float" office:value="18193.2">
                <text:p>18193.2</text:p>
              </table:table-cell>
              <table:table-cell office:value-type="float" office:value="19169.4">
                <text:p>19169.4</text:p>
              </table:table-cell>
              <table:table-cell office:value-type="float" office:value="20247.9">
                <text:p>2024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0">
      <number:number number:decimal-places="3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0">
      <style:chart-properties chart:display-label="true" chart:logarithmic="true" chart:minimum="0.0000001" chart:maximum="0.1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8pt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none" chart:data-label-text="false" chart:data-label-symbol="false"/>
    </style:style>
    <style:style style:name="ch10" style:family="chart">
      <style:chart-properties chart:data-label-number="value" chart:data-label-text="false" chart:data-label-symbol="false"/>
      <style:graphic-properties draw:stroke="solid" draw:fill-color="#7e0021" dr3d:edge-rounding="0%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61cm" svg:height="7.208cm" chart:class="chart:bar" chart:style-name="ch1">
        <chart:legend chart:legend-position="end" svg:x="7.084cm" svg:y="3.135cm" chart:style-name="ch2"/>
        <chart:plot-area chart:style-name="ch3" table:cell-range-address="Comparação.A4:Comparação.A9 Comparação.B2:Comparação.B2 Comparação.I4:Comparação.I9 Comparação.F2:Comparação.F2 Comparação.K4:Comparação.K9" chart:data-source-has-labels="both" svg:x="0.183cm" svg:y="0.144cm" svg:width="6.719cm" svg:height="6.776cm">
          <chart:axis chart:dimension="x" chart:name="primary-x" chart:style-name="ch4">
            <chart:categories table:cell-range-address="Comparação.A4:Comparação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ção.I4:Comparação.I9" chart:label-cell-address="Comparação.B2:Comparação.B2" chart:class="chart:bar">
            <chart:data-point/>
            <chart:data-point chart:style-name="ch8"/>
            <chart:data-point/>
            <chart:data-point chart:style-name="ch9"/>
            <chart:data-point chart:repeated="2"/>
          </chart:series>
          <chart:series chart:style-name="ch10" chart:values-cell-range-address="Comparação.K4:Comparação.K9" chart:label-cell-address="Comparação.F2:Comparação.F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mparação.B2:Comparação.B2">Negreiros</text:p>
              </table:table-cell>
              <table:table-cell office:value-type="string">
                <text:p text:id="Comparação.F2:Comparação.F2">TCC</text:p>
              </table:table-cell>
            </table:table-row>
          </table:table-header-rows>
          <table:table-rows>
            <table:table-row>
              <table:table-cell office:value-type="string">
                <text:p text:id="Comparação.A4:Comparação.A9">SJC1</text:p>
              </table:table-cell>
              <table:table-cell office:value-type="float" office:value="0.00029146021568056">
                <text:p text:id="Comparação.I4:Comparação.I9">0.00029146021568056</text:p>
              </table:table-cell>
              <table:table-cell office:value-type="float" office:value="0.00123870591664238">
                <text:p text:id="Comparação.K4:Comparação.K9">0.00123870591664238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0.00000959729740105187">
                <text:p>0.00000959729740105187</text:p>
              </table:table-cell>
              <table:table-cell office:value-type="float" office:value="0.000188586893930669">
                <text:p>0.000188586893930669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0.0000299433379911859">
                <text:p>0.0000299433379911859</text:p>
              </table:table-cell>
              <table:table-cell office:value-type="float" office:value="0.000644165655759102">
                <text:p>0.000644165655759102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0">
                <text:p>0</text:p>
              </table:table-cell>
              <table:table-cell office:value-type="float" office:value="0.0585158122810253">
                <text:p>0.0585158122810253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0.00000281414620788387">
                <text:p>0.00000281414620788387</text:p>
              </table:table-cell>
              <table:table-cell office:value-type="float" office:value="0.000230759989046477">
                <text:p>0.000230759989046477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0">
                <text:p>0</text:p>
              </table:table-cell>
              <table:table-cell office:value-type="float" office:value="0.00134509954898085">
                <text:p>0.001345099548980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true" chart:minimum="0.0001" chart:maximum="0.1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7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7e0021" dr3d:edge-rounding="0%"/>
      <style:text-properties fo:font-size="7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9.706cm" svg:height="7.584cm" chart:class="chart:bar" chart:style-name="ch1">
        <chart:legend chart:legend-position="end" svg:x="7.618cm" svg:y="3.323cm" chart:style-name="ch2"/>
        <chart:plot-area chart:style-name="ch3" table:cell-range-address="Comparação.A4:Comparação.A9 Comparação.B2:Comparação.B2 Comparação.H4:Comparação.H9 Comparação.F2:Comparação.F2 Comparação.J4:Comparação.J9" chart:data-source-has-labels="both" svg:x="0.194cm" svg:y="0.151cm" svg:width="7.231cm" svg:height="7.131cm">
          <chart:axis chart:dimension="x" chart:name="primary-x" chart:style-name="ch4">
            <chart:categories table:cell-range-address="Comparação.A4:Comparação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ção.H4:Comparação.H9" chart:label-cell-address="Comparação.B2:Comparação.B2" chart:class="chart:bar">
            <chart:data-point chart:repeated="6"/>
          </chart:series>
          <chart:series chart:style-name="ch8" chart:values-cell-range-address="Comparação.J4:Comparação.J9" chart:label-cell-address="Comparação.F2:Comparação.F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mparação.B2:Comparação.B2">Negreiros</text:p>
              </table:table-cell>
              <table:table-cell office:value-type="string">
                <text:p text:id="Comparação.F2:Comparação.F2">TCC</text:p>
              </table:table-cell>
            </table:table-row>
          </table:table-header-rows>
          <table:table-rows>
            <table:table-row>
              <table:table-cell office:value-type="string">
                <text:p text:id="Comparação.A4:Comparação.A9">SJC1</text:p>
              </table:table-cell>
              <table:table-cell office:value-type="float" office:value="0.00213712865433365">
                <text:p text:id="Comparação.H4:Comparação.H9">0.00213712865433365</text:p>
              </table:table-cell>
              <table:table-cell office:value-type="float" office:value="0.0545486583677833">
                <text:p text:id="Comparação.J4:Comparação.J9">0.0545486583677833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0.00441071212503359">
                <text:p>0.00441071212503359</text:p>
              </table:table-cell>
              <table:table-cell office:value-type="float" office:value="0.0390306185411239">
                <text:p>0.0390306185411239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0.000479548778364454">
                <text:p>0.000479548778364454</text:p>
              </table:table-cell>
              <table:table-cell office:value-type="float" office:value="0.0587744074990571">
                <text:p>0.0587744074990571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-1">
                <text:p>-1</text:p>
              </table:table-cell>
              <table:table-cell office:value-type="float" office:value="0.0416905070049373">
                <text:p>0.0416905070049373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0.00298257718924326">
                <text:p>0.00298257718924326</text:p>
              </table:table-cell>
              <table:table-cell office:value-type="float" office:value="0.0616551823835036">
                <text:p>0.0616551823835036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-1">
                <text:p>-1</text:p>
              </table:table-cell>
              <table:table-cell office:value-type="float" office:value="0.032073873580202">
                <text:p>0.0320738735802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lid-type="cylinder"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-0.01" chart:maximum="0.8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none" draw:fill-color="#004586" dr3d:edge-rounding="5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none" draw:fill-color="#ffd320" dr3d:edge-rounding="5%"/>
      <style:text-properties fo:font-size="6pt" style:font-size-asian="6pt" style:font-size-complex="6pt"/>
    </style:style>
    <style:style style:name="ch12" style:family="chart">
      <style:chart-properties chart:solid-type="cylinder" chart:data-label-number="value" chart:data-label-text="false" chart:data-label-symbol="false"/>
      <style:graphic-properties draw:stroke="none" draw:fill-color="#7e0021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517cm" svg:height="7.873cm" chart:class="chart:bar" chart:style-name="ch1">
        <chart:title svg:x="1.281cm" svg:y="0.158cm" chart:style-name="ch2">
          <text:p>Valor(%) em relação a Density</text:p>
        </chart:title>
        <chart:legend chart:legend-position="end" svg:x="6.162cm" svg:y="3.279cm" chart:style-name="ch3"/>
        <chart:plot-area chart:style-name="ch4" table:cell-range-address="Resultados_Final.J3:Resultados_Final.K9 Resultados_Final.K1:Resultados_Final.K1 Resultados_Final.M1:Resultados_Final.M1 Resultados_Final.M3:Resultados_Final.M9 Resultados_Final.O1:Resultados_Final.O1 Resultados_Final.O3:Resultados_Final.O9" chart:data-source-has-labels="both" svg:x="0.711cm" svg:y="0.818cm" svg:width="5.282cm" svg:height="8.45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0.171cm" svg:y="4.942cm" chart:style-name="ch6">
              <text:p>Instâncias</text:p>
            </chart:title>
            <chart:categories table:cell-range-address="Resultados_Final.J3:Resultados_Final.J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Resultados_Final.K3:Resultados_Final.K9" chart:label-cell-address="Resultados_Final.K1:Resultados_Final.K1" chart:class="chart:bar">
            <chart:data-point chart:repeated="7"/>
          </chart:series>
          <chart:series chart:style-name="ch11" chart:values-cell-range-address="Resultados_Final.M3:Resultados_Final.M9" chart:label-cell-address="Resultados_Final.M1:Resultados_Final.M1" chart:class="chart:bar">
            <chart:data-point chart:repeated="7"/>
          </chart:series>
          <chart:series chart:style-name="ch12" chart:values-cell-range-address="Resultados_Final.O3:Resultados_Final.O9" chart:label-cell-address="Resultados_Final.O1:Resultados_Final.O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ltados_Final.K1:Resultados_Final.K1">Farthest(%)</text:p>
              </table:table-cell>
              <table:table-cell office:value-type="string">
                <text:p text:id="Resultados_Final.M1:Resultados_Final.M1">Hmeans(%)</text:p>
              </table:table-cell>
              <table:table-cell office:value-type="string">
                <text:p text:id="Resultados_Final.O1:Resultados_Final.O1">Jmeans(%)</text:p>
              </table:table-cell>
            </table:table-row>
          </table:table-header-rows>
          <table:table-rows>
            <table:table-row>
              <table:table-cell office:value-type="string">
                <text:p text:id="Resultados_Final.J3:Resultados_Final.J9">SJC1</text:p>
              </table:table-cell>
              <table:table-cell office:value-type="float" office:value="0.423883648835829">
                <text:p text:id="Resultados_Final.K3:Resultados_Final.K9">0.423883648835829</text:p>
              </table:table-cell>
              <table:table-cell office:value-type="float" office:value="0.0536574104610514">
                <text:p text:id="Resultados_Final.M3:Resultados_Final.M9">0.0536574104610514</text:p>
              </table:table-cell>
              <table:table-cell office:value-type="float" office:value="1.#NAN">
                <text:p text:id="Resultados_Final.O3:Resultados_Final.O9">1.#NAN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0.509869526424955">
                <text:p>0.509869526424955</text:p>
              </table:table-cell>
              <table:table-cell office:value-type="float" office:value="0.0190930580178676">
                <text:p>0.0190930580178676</text:p>
              </table:table-cell>
              <table:table-cell office:value-type="float" office:value="0.00205096117078574">
                <text:p>0.00205096117078574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0.591299526645226">
                <text:p>0.591299526645226</text:p>
              </table:table-cell>
              <table:table-cell office:value-type="float" office:value="0.0261606154654239">
                <text:p>0.0261606154654239</text:p>
              </table:table-cell>
              <table:table-cell office:value-type="float" office:value="0.00341207294374146">
                <text:p>0.00341207294374146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0.645962396798246">
                <text:p>0.645962396798246</text:p>
              </table:table-cell>
              <table:table-cell office:value-type="float" office:value="0.00248695934515575">
                <text:p>0.00248695934515575</text:p>
              </table:table-cell>
              <table:table-cell office:value-type="float" office:value="-0.00406336687708953">
                <text:p>-0.00406336687708953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0.57140159072978">
                <text:p>0.57140159072978</text:p>
              </table:table-cell>
              <table:table-cell office:value-type="float" office:value="0.0168836074412768">
                <text:p>0.0168836074412768</text:p>
              </table:table-cell>
              <table:table-cell office:value-type="float" office:value="0.0295482169021892">
                <text:p>0.0295482169021892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0.718821830312646">
                <text:p>0.718821830312646</text:p>
              </table:table-cell>
              <table:table-cell office:value-type="float" office:value="0.0557537293974715">
                <text:p>0.0557537293974715</text:p>
              </table:table-cell>
              <table:table-cell office:value-type="float" office:value="0.0246888239199217">
                <text:p>0.0246888239199217</text:p>
              </table:table-cell>
            </table:table-row>
            <table:table-row>
              <table:table-cell office:value-type="string">
                <text:p>SJC5</text:p>
              </table:table-cell>
              <table:table-cell office:value-type="float" office:value="0.37997330101063">
                <text:p>0.37997330101063</text:p>
              </table:table-cell>
              <table:table-cell office:value-type="float" office:value="0.0186452719857166">
                <text:p>0.0186452719857166</text:p>
              </table:table-cell>
              <table:table-cell office:value-type="float" office:value="0.02493202404547">
                <text:p>0.0249320240454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lid-type="cylinder"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true" chart:minimum="0.0003" chart:maximum="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none" draw:fill-color="#004586" dr3d:edge-rounding="5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none" draw:fill-color="#ffd320" dr3d:edge-rounding="5%"/>
      <style:text-properties fo:font-size="6pt" style:font-size-asian="6pt" style:font-size-complex="6pt"/>
    </style:style>
    <style:style style:name="ch12" style:family="chart">
      <style:chart-properties chart:solid-type="cylinder" chart:data-label-number="value" chart:data-label-text="false" chart:data-label-symbol="false"/>
      <style:graphic-properties draw:stroke="none" draw:fill-color="#7e0021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08cm" svg:height="7.741cm" chart:class="chart:bar" chart:style-name="ch1">
        <chart:title svg:x="0.882cm" svg:y="0.155cm" chart:style-name="ch2">
          <text:p>Tempo(%) em relação a Density</text:p>
        </chart:title>
        <chart:legend chart:legend-position="end" svg:x="5.646cm" svg:y="1.428cm" chart:style-name="ch3"/>
        <chart:plot-area chart:style-name="ch4" table:cell-range-address="Resultados_Final.J3:Resultados_Final.J9 Resultados_Final.K1:Resultados_Final.K1 Resultados_Final.L3:Resultados_Final.L9 Resultados_Final.M1:Resultados_Final.M1 Resultados_Final.N3:Resultados_Final.N9 Resultados_Final.O1:Resultados_Final.O1 Resultados_Final.P3:Resultados_Final.P9" chart:data-source-has-labels="both" svg:x="0.691cm" svg:y="0.812cm" svg:width="4.813cm" svg:height="8.332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0.161cm" svg:y="4.876cm" chart:style-name="ch6">
              <text:p>Instâncias</text:p>
            </chart:title>
            <chart:categories table:cell-range-address="Resultados_Final.J3:Resultados_Final.J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Resultados_Final.L3:Resultados_Final.L9" chart:label-cell-address="Resultados_Final.K1:Resultados_Final.K1" chart:class="chart:bar">
            <chart:data-point chart:repeated="7"/>
          </chart:series>
          <chart:series chart:style-name="ch11" chart:values-cell-range-address="Resultados_Final.N3:Resultados_Final.N9" chart:label-cell-address="Resultados_Final.M1:Resultados_Final.M1" chart:class="chart:bar">
            <chart:data-point chart:repeated="7"/>
          </chart:series>
          <chart:series chart:style-name="ch12" chart:values-cell-range-address="Resultados_Final.P3:Resultados_Final.P9" chart:label-cell-address="Resultados_Final.O1:Resultados_Final.O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ltados_Final.K1:Resultados_Final.K1">Farthest(%)</text:p>
              </table:table-cell>
              <table:table-cell office:value-type="string">
                <text:p text:id="Resultados_Final.M1:Resultados_Final.M1">Hmeans(%)</text:p>
              </table:table-cell>
              <table:table-cell office:value-type="string">
                <text:p text:id="Resultados_Final.O1:Resultados_Final.O1">Jmeans(%)</text:p>
              </table:table-cell>
            </table:table-row>
          </table:table-header-rows>
          <table:table-rows>
            <table:table-row>
              <table:table-cell office:value-type="string">
                <text:p text:id="Resultados_Final.J3:Resultados_Final.J9">SJC1</text:p>
              </table:table-cell>
              <table:table-cell office:value-type="float" office:value="0.105882352941176">
                <text:p text:id="Resultados_Final.L3:Resultados_Final.L9">0.105882352941176</text:p>
              </table:table-cell>
              <table:table-cell office:value-type="float" office:value="0.0235294117647059">
                <text:p text:id="Resultados_Final.N3:Resultados_Final.N9">0.0235294117647059</text:p>
              </table:table-cell>
              <table:table-cell office:value-type="float" office:value="1.#NAN">
                <text:p text:id="Resultados_Final.P3:Resultados_Final.P9">1.#NAN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0.00763358778625954">
                <text:p>0.00763358778625954</text:p>
              </table:table-cell>
              <table:table-cell office:value-type="float" office:value="7.63867684478371">
                <text:p>7.63867684478371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0.0214541120381406">
                <text:p>0.0214541120381406</text:p>
              </table:table-cell>
              <table:table-cell office:value-type="float" office:value="0.00774731823599523">
                <text:p>0.00774731823599523</text:p>
              </table:table-cell>
              <table:table-cell office:value-type="float" office:value="17.2723480333731">
                <text:p>17.2723480333731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0.0250135943447526">
                <text:p>0.0250135943447526</text:p>
              </table:table-cell>
              <table:table-cell office:value-type="float" office:value="0.00543773790103317">
                <text:p>0.00543773790103317</text:p>
              </table:table-cell>
              <table:table-cell office:value-type="float" office:value="27.6090266449157">
                <text:p>27.6090266449157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0.00875547217010632">
                <text:p>0.00875547217010632</text:p>
              </table:table-cell>
              <table:table-cell office:value-type="float" office:value="0.00328330206378987">
                <text:p>0.00328330206378987</text:p>
              </table:table-cell>
              <table:table-cell office:value-type="float" office:value="11.655722326454">
                <text:p>11.655722326454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0.00863447393668052">
                <text:p>0.00863447393668052</text:p>
              </table:table-cell>
              <table:table-cell office:value-type="float" office:value="0.476654940837864">
                <text:p>0.476654940837864</text:p>
              </table:table-cell>
              <table:table-cell office:value-type="float" office:value="31.9010233450592">
                <text:p>31.9010233450592</text:p>
              </table:table-cell>
            </table:table-row>
            <table:table-row>
              <table:table-cell office:value-type="string">
                <text:p>SJC5</text:p>
              </table:table-cell>
              <table:table-cell office:value-type="float" office:value="0.00978473581213307">
                <text:p>0.00978473581213307</text:p>
              </table:table-cell>
              <table:table-cell office:value-type="float" office:value="0.0050880626223092">
                <text:p>0.0050880626223092</text:p>
              </table:table-cell>
              <table:table-cell office:value-type="float" office:value="9.65205479452055">
                <text:p>9.652054794520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0">
      <number:number number:decimal-places="3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true" chart:minimum="0.001" chart:maximum="0.2" chart:origin="0" chart:interval-minor-divisor="3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chart-properties chart:data-label-number="value" chart:data-label-text="false" chart:data-label-symbol="false"/>
      <style:graphic-properties draw:fill-color="#ffff66" dr3d:edge-rounding="5%"/>
      <style:text-properties fo:font-size="6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b3b300" dr3d:edge-rounding="5%"/>
      <style:text-properties fo:font-size="6pt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fill-color="#ff3366" dr3d:edge-rounding="5%"/>
      <style:text-properties fo:font-size="6pt" style:font-size-asian="6pt" style:font-size-complex="6pt"/>
    </style:style>
    <style:style style:name="ch12" style:family="chart">
      <style:graphic-properties svg:stroke-color="#000000" draw:fill-color="#b80047" dr3d:edge-rounding="5%"/>
      <style:text-properties fo:font-size="6pt" style:font-size-asian="6pt" style:font-size-complex="6pt"/>
    </style:style>
    <style:style style:name="ch13" style:family="chart">
      <style:chart-properties chart:data-label-number="value" chart:data-label-text="false" chart:data-label-symbol="false"/>
      <style:graphic-properties draw:fill-color="#0084d1" dr3d:edge-rounding="5%"/>
      <style:text-properties fo:font-size="6pt" style:font-size-asian="6pt" style:font-size-complex="6pt"/>
    </style:style>
    <style:style style:name="ch14" style:family="chart">
      <style:chart-properties chart:data-label-number="value" chart:data-label-text="false" chart:data-label-symbol="false"/>
      <style:graphic-properties draw:fill-color="#83caff" dr3d:edge-rounding="5%"/>
      <style:text-properties fo:font-size="6pt" style:font-size-asian="6pt" style:font-size-complex="6pt"/>
    </style:style>
    <style:style style:name="ch15" style:family="chart">
      <style:chart-properties chart:data-label-number="value" chart:data-label-text="false" chart:data-label-symbol="false"/>
      <style:graphic-properties draw:fill-color="#314004" dr3d:edge-rounding="5%"/>
      <style:text-properties fo:font-size="6pt" style:font-size-asian="6pt" style:font-size-complex="6pt"/>
    </style:style>
    <style:style style:name="ch16" style:family="chart">
      <style:chart-properties chart:data-label-number="value" chart:data-label-text="false" chart:data-label-symbol="false"/>
      <style:graphic-properties draw:fill-color="#579d1c" dr3d:edge-rounding="5%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13.55cm" svg:height="11.37cm" chart:class="chart:bar" chart:style-name="ch1">
        <chart:title svg:x="4.367cm" svg:y="0.228cm" chart:style-name="ch2">
          <text:p>Ganho Melhoramento(%)</text:p>
        </chart:title>
        <chart:legend chart:legend-position="end" svg:x="11.153cm" svg:y="3.947cm" chart:style-name="ch3"/>
        <chart:plot-area chart:style-name="ch4" table:cell-range-address="Resumo_Melhoramento.A1:Resumo_Melhoramento.A1 Resumo_Melhoramento.A4:Resumo_Melhoramento.B10 Resumo_Melhoramento.B2:Resumo_Melhoramento.B2 Resumo_Melhoramento.D2:Resumo_Melhoramento.D2 Resumo_Melhoramento.D4:Resumo_Melhoramento.D10 Resumo_Melhoramento.F2:Resumo_Melhoramento.F2 Resumo_Melhoramento.F4:Resumo_Melhoramento.F10 Resumo_Melhoramento.H2:Resumo_Melhoramento.H2 Resumo_Melhoramento.H4:Resumo_Melhoramento.H10 Resumo_Melhoramento.J2:Resumo_Melhoramento.J2 Resumo_Melhoramento.J4:Resumo_Melhoramento.J10 Resumo_Melhoramento.L2:Resumo_Melhoramento.L2 Resumo_Melhoramento.L4:Resumo_Melhoramento.L10 Resumo_Melhoramento.N2:Resumo_Melhoramento.N2 Resumo_Melhoramento.N4:Resumo_Melhoramento.N10 Resumo_Melhoramento.P2:Resumo_Melhoramento.P2 Resumo_Melhoramento.P4:Resumo_Melhoramento.P10" chart:data-source-has-labels="both" svg:x="0.271cm" svg:y="0.958cm" svg:width="10.342cm" svg:height="9.932cm">
          <chart:axis chart:dimension="x" chart:name="primary-x" chart:style-name="ch5">
            <chart:title svg:x="4.78cm" svg:y="10.545cm" chart:style-name="ch6">
              <text:p>Intâncias</text:p>
            </chart:title>
            <chart:categories table:cell-range-address="Resumo_Melhoramento.A4:Resumo_Melhoramento.A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sumo_Melhoramento.B4:Resumo_Melhoramento.B10" chart:label-cell-address="Resumo_Melhoramento.B2:Resumo_Melhoramento.B2" chart:class="chart:bar">
            <chart:data-point chart:repeated="7"/>
          </chart:series>
          <chart:series chart:style-name="ch10" chart:values-cell-range-address="Resumo_Melhoramento.D4:Resumo_Melhoramento.D10" chart:label-cell-address="Resumo_Melhoramento.D2:Resumo_Melhoramento.D2" chart:class="chart:bar">
            <chart:data-point chart:repeated="7"/>
          </chart:series>
          <chart:series chart:style-name="ch11" chart:values-cell-range-address="Resumo_Melhoramento.F4:Resumo_Melhoramento.F10" chart:label-cell-address="Resumo_Melhoramento.F2:Resumo_Melhoramento.F2" chart:class="chart:bar">
            <chart:data-point chart:repeated="7"/>
          </chart:series>
          <chart:series chart:style-name="ch12" chart:values-cell-range-address="Resumo_Melhoramento.H4:Resumo_Melhoramento.H10" chart:label-cell-address="Resumo_Melhoramento.H2:Resumo_Melhoramento.H2" chart:class="chart:bar">
            <chart:data-point chart:repeated="7"/>
          </chart:series>
          <chart:series chart:style-name="ch13" chart:values-cell-range-address="Resumo_Melhoramento.J4:Resumo_Melhoramento.J10" chart:label-cell-address="Resumo_Melhoramento.J2:Resumo_Melhoramento.J2" chart:class="chart:bar">
            <chart:data-point chart:repeated="7"/>
          </chart:series>
          <chart:series chart:style-name="ch14" chart:values-cell-range-address="Resumo_Melhoramento.L4:Resumo_Melhoramento.L10" chart:label-cell-address="Resumo_Melhoramento.L2:Resumo_Melhoramento.L2" chart:class="chart:bar">
            <chart:data-point chart:repeated="7"/>
          </chart:series>
          <chart:series chart:style-name="ch15" chart:values-cell-range-address="Resumo_Melhoramento.N4:Resumo_Melhoramento.N10" chart:label-cell-address="Resumo_Melhoramento.N2:Resumo_Melhoramento.N2" chart:class="chart:bar">
            <chart:data-point chart:repeated="7"/>
          </chart:series>
          <chart:series chart:style-name="ch16" chart:values-cell-range-address="Resumo_Melhoramento.P4:Resumo_Melhoramento.P10" chart:label-cell-address="Resumo_Melhoramento.P2:Resumo_Melhoramento.P2" chart:class="chart:ba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mo_Melhoramento.B2:Resumo_Melhoramento.B2">Farthest-IC</text:p>
              </table:table-cell>
              <table:table-cell office:value-type="string">
                <text:p text:id="Resumo_Melhoramento.D2:Resumo_Melhoramento.D2">Farthest-Shift</text:p>
              </table:table-cell>
              <table:table-cell office:value-type="string">
                <text:p text:id="Resumo_Melhoramento.F2:Resumo_Melhoramento.F2">Density-IC</text:p>
              </table:table-cell>
              <table:table-cell office:value-type="string">
                <text:p text:id="Resumo_Melhoramento.H2:Resumo_Melhoramento.H2">Density-Shift</text:p>
              </table:table-cell>
              <table:table-cell office:value-type="string">
                <text:p text:id="Resumo_Melhoramento.J2:Resumo_Melhoramento.J2">Hmeans-IC</text:p>
              </table:table-cell>
              <table:table-cell office:value-type="string">
                <text:p text:id="Resumo_Melhoramento.L2:Resumo_Melhoramento.L2">Hmeans-Shift</text:p>
              </table:table-cell>
              <table:table-cell office:value-type="string">
                <text:p text:id="Resumo_Melhoramento.N2:Resumo_Melhoramento.N2">Jmeans-IC</text:p>
              </table:table-cell>
              <table:table-cell office:value-type="string">
                <text:p text:id="Resumo_Melhoramento.P2:Resumo_Melhoramento.P2">Jmeans-Shift</text:p>
              </table:table-cell>
            </table:table-row>
          </table:table-header-rows>
          <table:table-rows>
            <table:table-row>
              <table:table-cell office:value-type="string">
                <text:p text:id="Resumo_Melhoramento.A4:Resumo_Melhoramento.A10">SJC1</text:p>
              </table:table-cell>
              <table:table-cell office:value-type="float" office:value="0.139949816637715">
                <text:p text:id="Resumo_Melhoramento.B4:Resumo_Melhoramento.B10">0.139949816637715</text:p>
              </table:table-cell>
              <table:table-cell office:value-type="float" office:value="0.00345879173904651">
                <text:p text:id="Resumo_Melhoramento.D4:Resumo_Melhoramento.D10">0.00345879173904651</text:p>
              </table:table-cell>
              <table:table-cell office:value-type="float" office:value="0">
                <text:p text:id="Resumo_Melhoramento.F4:Resumo_Melhoramento.F10">0</text:p>
              </table:table-cell>
              <table:table-cell office:value-type="float" office:value="0">
                <text:p text:id="Resumo_Melhoramento.H4:Resumo_Melhoramento.H10">0</text:p>
              </table:table-cell>
              <table:table-cell office:value-type="float" office:value="0.0253270519161567">
                <text:p text:id="Resumo_Melhoramento.J4:Resumo_Melhoramento.J10">0.0253270519161567</text:p>
              </table:table-cell>
              <table:table-cell office:value-type="float" office:value="0.000656973891485679">
                <text:p text:id="Resumo_Melhoramento.L4:Resumo_Melhoramento.L10">0.000656973891485679</text:p>
              </table:table-cell>
              <table:table-cell office:value-type="float" office:value="0.0269508760824273">
                <text:p text:id="Resumo_Melhoramento.N4:Resumo_Melhoramento.N10">0.0269508760824273</text:p>
              </table:table-cell>
              <table:table-cell office:value-type="float" office:value="0.00994998322076823">
                <text:p text:id="Resumo_Melhoramento.P4:Resumo_Melhoramento.P10">0.00994998322076823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0.110252430388344">
                <text:p>0.110252430388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4704933104959">
                <text:p>0.0224704933104959</text:p>
              </table:table-cell>
              <table:table-cell office:value-type="float" office:value="0.000020618764081104">
                <text:p>0.000020618764081104</text:p>
              </table:table-cell>
              <table:table-cell office:value-type="float" office:value="0.00890218795841179">
                <text:p>0.0089021879584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0.164036293000355">
                <text:p>0.164036293000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833738043675147">
                <text:p>0.0000833738043675147</text:p>
              </table:table-cell>
              <table:table-cell office:value-type="float" office:value="0.0160409042069304">
                <text:p>0.0160409042069304</text:p>
              </table:table-cell>
              <table:table-cell office:value-type="float" office:value="0.0160409042069304">
                <text:p>0.0160409042069304</text:p>
              </table:table-cell>
              <table:table-cell office:value-type="float" office:value="0.00147657026960554">
                <text:p>0.00147657026960554</text:p>
              </table:table-cell>
              <table:table-cell office:value-type="float" office:value="0.000990749500683275">
                <text:p>0.000990749500683275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0.101114697482139">
                <text:p>0.101114697482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64369183532272">
                <text:p>0.00764369183532272</text:p>
              </table:table-cell>
              <table:table-cell office:value-type="float" office:value="0">
                <text:p>0</text:p>
              </table:table-cell>
              <table:table-cell office:value-type="float" office:value="0.000325566088307749">
                <text:p>0.000325566088307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0.141422492754747">
                <text:p>0.141422492754747</text:p>
              </table:table-cell>
              <table:table-cell office:value-type="float" office:value="0">
                <text:p>0</text:p>
              </table:table-cell>
              <table:table-cell office:value-type="float" office:value="0.00366611124142102">
                <text:p>0.00366611124142102</text:p>
              </table:table-cell>
              <table:table-cell office:value-type="float" office:value="0">
                <text:p>0</text:p>
              </table:table-cell>
              <table:table-cell office:value-type="float" office:value="0.0251817409439059">
                <text:p>0.0251817409439059</text:p>
              </table:table-cell>
              <table:table-cell office:value-type="float" office:value="0">
                <text:p>0</text:p>
              </table:table-cell>
              <table:table-cell office:value-type="float" office:value="0.00728317218813863">
                <text:p>0.00728317218813863</text:p>
              </table:table-cell>
              <table:table-cell office:value-type="float" office:value="0.000814348960623923">
                <text:p>0.000814348960623923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0.139487395762618">
                <text:p>0.139487395762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79667188369474">
                <text:p>0.00579667188369474</text:p>
              </table:table-cell>
              <table:table-cell office:value-type="float" office:value="0">
                <text:p>0</text:p>
              </table:table-cell>
              <table:table-cell office:value-type="float" office:value="0.00254369169723166">
                <text:p>0.00254369169723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JC5</text:p>
              </table:table-cell>
              <table:table-cell office:value-type="float" office:value="0.156604697399071">
                <text:p>0.156604697399071</text:p>
              </table:table-cell>
              <table:table-cell office:value-type="float" office:value="0">
                <text:p>0</text:p>
              </table:table-cell>
              <table:table-cell office:value-type="float" office:value="0.0441792517731078">
                <text:p>0.0441792517731078</text:p>
              </table:table-cell>
              <table:table-cell office:value-type="float" office:value="0">
                <text:p>0</text:p>
              </table:table-cell>
              <table:table-cell office:value-type="float" office:value="0.0664929367759116">
                <text:p>0.0664929367759116</text:p>
              </table:table-cell>
              <table:table-cell office:value-type="float" office:value="0.00221571819230507">
                <text:p>0.00221571819230507</text:p>
              </table:table-cell>
              <table:table-cell office:value-type="float" office:value="0.168954723228292">
                <text:p>0.168954723228292</text:p>
              </table:table-cell>
              <table:table-cell office:value-type="float" office:value="0.0201117641530576">
                <text:p>0.020111764153057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true" chart:minimum="0.02" chart:maximum="20" chart:origin="0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graphic-properties draw:fill-color="#ffff66" dr3d:edge-rounding="5%"/>
      <style:text-properties fo:font-size="6pt" style:font-size-asian="6pt" style:font-size-complex="6pt"/>
    </style:style>
    <style:style style:name="ch10" style:family="chart">
      <style:graphic-properties draw:fill-color="#b3b300" dr3d:edge-rounding="5%"/>
      <style:text-properties fo:font-size="6pt" style:font-size-asian="6pt" style:font-size-complex="6pt"/>
    </style:style>
    <style:style style:name="ch11" style:family="chart">
      <style:graphic-properties draw:fill-color="#ff3366" dr3d:edge-rounding="5%"/>
      <style:text-properties fo:font-size="6pt" style:font-size-asian="6pt" style:font-size-complex="6pt"/>
    </style:style>
    <style:style style:name="ch12" style:family="chart">
      <style:graphic-properties svg:stroke-color="#000000" draw:fill-color="#b80047" dr3d:edge-rounding="5%"/>
      <style:text-properties fo:font-size="6pt" style:font-size-asian="6pt" style:font-size-complex="6pt"/>
    </style:style>
    <style:style style:name="ch13" style:family="chart">
      <style:graphic-properties draw:fill-color="#0084d1" dr3d:edge-rounding="5%"/>
      <style:text-properties fo:font-size="6pt" style:font-size-asian="6pt" style:font-size-complex="6pt"/>
    </style:style>
    <style:style style:name="ch14" style:family="chart">
      <style:graphic-properties draw:fill-color="#83caff" dr3d:edge-rounding="5%"/>
      <style:text-properties fo:font-size="6pt" style:font-size-asian="6pt" style:font-size-complex="6pt"/>
    </style:style>
    <style:style style:name="ch15" style:family="chart">
      <style:graphic-properties draw:fill-color="#314004" dr3d:edge-rounding="5%"/>
      <style:text-properties fo:font-size="6pt" style:font-size-asian="6pt" style:font-size-complex="6pt"/>
    </style:style>
    <style:style style:name="ch16" style:family="chart">
      <style:graphic-properties draw:fill-color="#579d1c" dr3d:edge-rounding="5%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13.55cm" svg:height="11.37cm" chart:class="chart:bar" chart:style-name="ch1">
        <chart:title svg:x="4.367cm" svg:y="0.228cm" chart:style-name="ch2">
          <text:p>Ganho Melhoramento(%)</text:p>
        </chart:title>
        <chart:legend chart:legend-position="end" svg:x="11.153cm" svg:y="3.947cm" chart:style-name="ch3"/>
        <chart:plot-area chart:style-name="ch4" table:cell-range-address="Resumo_Melhoramento.A4:Resumo_Melhoramento.A10 Resumo_Melhoramento.B2:Resumo_Melhoramento.B2 Resumo_Melhoramento.C4:Resumo_Melhoramento.C10 Resumo_Melhoramento.D2:Resumo_Melhoramento.D2 Resumo_Melhoramento.E4:Resumo_Melhoramento.E10 Resumo_Melhoramento.F2:Resumo_Melhoramento.F2 Resumo_Melhoramento.G4:Resumo_Melhoramento.G10 Resumo_Melhoramento.H2:Resumo_Melhoramento.H2 Resumo_Melhoramento.I4:Resumo_Melhoramento.I10 Resumo_Melhoramento.J2:Resumo_Melhoramento.J2 Resumo_Melhoramento.K4:Resumo_Melhoramento.K10 Resumo_Melhoramento.L2:Resumo_Melhoramento.L2 Resumo_Melhoramento.M4:Resumo_Melhoramento.M10 Resumo_Melhoramento.N2:Resumo_Melhoramento.N2 Resumo_Melhoramento.O4:Resumo_Melhoramento.O10 Resumo_Melhoramento.P2:Resumo_Melhoramento.P2 Resumo_Melhoramento.Q4:Resumo_Melhoramento.Q10" chart:data-source-has-labels="both" svg:x="0.271cm" svg:y="0.958cm" svg:width="10.342cm" svg:height="9.932cm">
          <chart:axis chart:dimension="x" chart:name="primary-x" chart:style-name="ch5">
            <chart:title svg:x="4.78cm" svg:y="10.545cm" chart:style-name="ch6">
              <text:p>Intâncias</text:p>
            </chart:title>
            <chart:categories table:cell-range-address="Resumo_Melhoramento.A4:Resumo_Melhoramento.A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sumo_Melhoramento.C4:Resumo_Melhoramento.C10" chart:label-cell-address="Resumo_Melhoramento.B2:Resumo_Melhoramento.B2" chart:class="chart:bar">
            <chart:data-point chart:repeated="7"/>
          </chart:series>
          <chart:series chart:style-name="ch10" chart:values-cell-range-address="Resumo_Melhoramento.E4:Resumo_Melhoramento.E10" chart:label-cell-address="Resumo_Melhoramento.D2:Resumo_Melhoramento.D2" chart:class="chart:bar">
            <chart:data-point chart:repeated="7"/>
          </chart:series>
          <chart:series chart:style-name="ch11" chart:values-cell-range-address="Resumo_Melhoramento.G4:Resumo_Melhoramento.G10" chart:label-cell-address="Resumo_Melhoramento.F2:Resumo_Melhoramento.F2" chart:class="chart:bar">
            <chart:data-point chart:repeated="7"/>
          </chart:series>
          <chart:series chart:style-name="ch12" chart:values-cell-range-address="Resumo_Melhoramento.I4:Resumo_Melhoramento.I10" chart:label-cell-address="Resumo_Melhoramento.H2:Resumo_Melhoramento.H2" chart:class="chart:bar">
            <chart:data-point chart:repeated="7"/>
          </chart:series>
          <chart:series chart:style-name="ch13" chart:values-cell-range-address="Resumo_Melhoramento.K4:Resumo_Melhoramento.K10" chart:label-cell-address="Resumo_Melhoramento.J2:Resumo_Melhoramento.J2" chart:class="chart:bar">
            <chart:data-point chart:repeated="7"/>
          </chart:series>
          <chart:series chart:style-name="ch14" chart:values-cell-range-address="Resumo_Melhoramento.M4:Resumo_Melhoramento.M10" chart:label-cell-address="Resumo_Melhoramento.L2:Resumo_Melhoramento.L2" chart:class="chart:bar">
            <chart:data-point chart:repeated="7"/>
          </chart:series>
          <chart:series chart:style-name="ch15" chart:values-cell-range-address="Resumo_Melhoramento.O4:Resumo_Melhoramento.O10" chart:label-cell-address="Resumo_Melhoramento.N2:Resumo_Melhoramento.N2" chart:class="chart:bar">
            <chart:data-point chart:repeated="7"/>
          </chart:series>
          <chart:series chart:style-name="ch16" chart:values-cell-range-address="Resumo_Melhoramento.Q4:Resumo_Melhoramento.Q10" chart:label-cell-address="Resumo_Melhoramento.P2:Resumo_Melhoramento.P2" chart:class="chart:ba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mo_Melhoramento.B2:Resumo_Melhoramento.B2">Farthest-IC</text:p>
              </table:table-cell>
              <table:table-cell office:value-type="string">
                <text:p text:id="Resumo_Melhoramento.D2:Resumo_Melhoramento.D2">Farthest-Shift</text:p>
              </table:table-cell>
              <table:table-cell office:value-type="string">
                <text:p text:id="Resumo_Melhoramento.F2:Resumo_Melhoramento.F2">Density-IC</text:p>
              </table:table-cell>
              <table:table-cell office:value-type="string">
                <text:p text:id="Resumo_Melhoramento.H2:Resumo_Melhoramento.H2">Density-Shift</text:p>
              </table:table-cell>
              <table:table-cell office:value-type="string">
                <text:p text:id="Resumo_Melhoramento.J2:Resumo_Melhoramento.J2">Hmeans-IC</text:p>
              </table:table-cell>
              <table:table-cell office:value-type="string">
                <text:p text:id="Resumo_Melhoramento.L2:Resumo_Melhoramento.L2">Hmeans-Shift</text:p>
              </table:table-cell>
              <table:table-cell office:value-type="string">
                <text:p text:id="Resumo_Melhoramento.N2:Resumo_Melhoramento.N2">Jmeans-IC</text:p>
              </table:table-cell>
              <table:table-cell office:value-type="string">
                <text:p text:id="Resumo_Melhoramento.P2:Resumo_Melhoramento.P2">Jmeans-Shift</text:p>
              </table:table-cell>
            </table:table-row>
          </table:table-header-rows>
          <table:table-rows>
            <table:table-row>
              <table:table-cell office:value-type="string">
                <text:p text:id="Resumo_Melhoramento.A4:Resumo_Melhoramento.A10">SJC1</text:p>
              </table:table-cell>
              <table:table-cell office:value-type="float" office:value="0.066">
                <text:p text:id="Resumo_Melhoramento.C4:Resumo_Melhoramento.C10">0.066</text:p>
              </table:table-cell>
              <table:table-cell office:value-type="float" office:value="0.091">
                <text:p text:id="Resumo_Melhoramento.E4:Resumo_Melhoramento.E10">0.091</text:p>
              </table:table-cell>
              <table:table-cell office:value-type="float" office:value="0.014">
                <text:p text:id="Resumo_Melhoramento.G4:Resumo_Melhoramento.G10">0.014</text:p>
              </table:table-cell>
              <table:table-cell office:value-type="float" office:value="0.056">
                <text:p text:id="Resumo_Melhoramento.I4:Resumo_Melhoramento.I10">0.056</text:p>
              </table:table-cell>
              <table:table-cell office:value-type="float" office:value="0.0306">
                <text:p text:id="Resumo_Melhoramento.K4:Resumo_Melhoramento.K10">0.0306</text:p>
              </table:table-cell>
              <table:table-cell office:value-type="float" office:value="0.0578">
                <text:p text:id="Resumo_Melhoramento.M4:Resumo_Melhoramento.M10">0.0578</text:p>
              </table:table-cell>
              <table:table-cell office:value-type="float" office:value="0.047">
                <text:p text:id="Resumo_Melhoramento.O4:Resumo_Melhoramento.O10">0.047</text:p>
              </table:table-cell>
              <table:table-cell office:value-type="float" office:value="0.118">
                <text:p text:id="Resumo_Melhoramento.Q4:Resumo_Melhoramento.Q10">0.118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1.092">
                <text:p>1.092</text:p>
              </table:table-cell>
              <table:table-cell office:value-type="float" office:value="0.257">
                <text:p>0.257</text:p>
              </table:table-cell>
              <table:table-cell office:value-type="float" office:value="0.039">
                <text:p>0.039</text:p>
              </table:table-cell>
              <table:table-cell office:value-type="float" office:value="0.248">
                <text:p>0.248</text:p>
              </table:table-cell>
              <table:table-cell office:value-type="float" office:value="0.2247">
                <text:p>0.2247</text:p>
              </table:table-cell>
              <table:table-cell office:value-type="float" office:value="0.3061">
                <text:p>0.3061</text:p>
              </table:table-cell>
              <table:table-cell office:value-type="float" office:value="0.186222222222222">
                <text:p>0.186222222222222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5.877">
                <text:p>5.877</text:p>
              </table:table-cell>
              <table:table-cell office:value-type="float" office:value="0.705">
                <text:p>0.705</text:p>
              </table:table-cell>
              <table:table-cell office:value-type="float" office:value="0.206">
                <text:p>0.206</text:p>
              </table:table-cell>
              <table:table-cell office:value-type="float" office:value="1.482">
                <text:p>1.482</text:p>
              </table:table-cell>
              <table:table-cell office:value-type="float" office:value="0.6613">
                <text:p>0.6613</text:p>
              </table:table-cell>
              <table:table-cell office:value-type="float" office:value="0.6613">
                <text:p>0.6613</text:p>
              </table:table-cell>
              <table:table-cell office:value-type="float" office:value="0.3258">
                <text:p>0.3258</text:p>
              </table:table-cell>
              <table:table-cell office:value-type="float" office:value="1.0654">
                <text:p>1.0654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3.381">
                <text:p>3.381</text:p>
              </table:table-cell>
              <table:table-cell office:value-type="float" office:value="0.675">
                <text:p>0.675</text:p>
              </table:table-cell>
              <table:table-cell office:value-type="float" office:value="0.207">
                <text:p>0.207</text:p>
              </table:table-cell>
              <table:table-cell office:value-type="float" office:value="0.692">
                <text:p>0.692</text:p>
              </table:table-cell>
              <table:table-cell office:value-type="float" office:value="0.3912">
                <text:p>0.3912</text:p>
              </table:table-cell>
              <table:table-cell office:value-type="float" office:value="0.81">
                <text:p>0.81</text:p>
              </table:table-cell>
              <table:table-cell office:value-type="float" office:value="0.1719">
                <text:p>0.1719</text:p>
              </table:table-cell>
              <table:table-cell office:value-type="float" office:value="0.7364">
                <text:p>0.7364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12.82">
                <text:p>12.82</text:p>
              </table:table-cell>
              <table:table-cell office:value-type="float" office:value="1.735">
                <text:p>1.735</text:p>
              </table:table-cell>
              <table:table-cell office:value-type="float" office:value="0.834">
                <text:p>0.834</text:p>
              </table:table-cell>
              <table:table-cell office:value-type="float" office:value="1.397">
                <text:p>1.397</text:p>
              </table:table-cell>
              <table:table-cell office:value-type="float" office:value="2.0935">
                <text:p>2.0935</text:p>
              </table:table-cell>
              <table:table-cell office:value-type="float" office:value="1.4076">
                <text:p>1.4076</text:p>
              </table:table-cell>
              <table:table-cell office:value-type="float" office:value="1.2811">
                <text:p>1.2811</text:p>
              </table:table-cell>
              <table:table-cell office:value-type="float" office:value="1.5649">
                <text:p>1.5649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11.802">
                <text:p>11.802</text:p>
              </table:table-cell>
              <table:table-cell office:value-type="float" office:value="1.584">
                <text:p>1.584</text:p>
              </table:table-cell>
              <table:table-cell office:value-type="float" office:value="0.359">
                <text:p>0.359</text:p>
              </table:table-cell>
              <table:table-cell office:value-type="float" office:value="1.232">
                <text:p>1.232</text:p>
              </table:table-cell>
              <table:table-cell office:value-type="float" office:value="0.7874">
                <text:p>0.7874</text:p>
              </table:table-cell>
              <table:table-cell office:value-type="float" office:value="1.3637">
                <text:p>1.3637</text:p>
              </table:table-cell>
              <table:table-cell office:value-type="float" office:value="0.5402">
                <text:p>0.5402</text:p>
              </table:table-cell>
              <table:table-cell office:value-type="float" office:value="1.2378">
                <text:p>1.2378</text:p>
              </table:table-cell>
            </table:table-row>
            <table:table-row>
              <table:table-cell office:value-type="string">
                <text:p>SJC5</text:p>
              </table:table-cell>
              <table:table-cell office:value-type="float" office:value="12.534">
                <text:p>12.534</text:p>
              </table:table-cell>
              <table:table-cell office:value-type="float" office:value="0.706">
                <text:p>0.706</text:p>
              </table:table-cell>
              <table:table-cell office:value-type="float" office:value="3.029">
                <text:p>3.029</text:p>
              </table:table-cell>
              <table:table-cell office:value-type="float" office:value="0.885">
                <text:p>0.885</text:p>
              </table:table-cell>
              <table:table-cell office:value-type="float" office:value="6.0935">
                <text:p>6.0935</text:p>
              </table:table-cell>
              <table:table-cell office:value-type="float" office:value="1.4808">
                <text:p>1.4808</text:p>
              </table:table-cell>
              <table:table-cell office:value-type="float" office:value="11.216">
                <text:p>11.216</text:p>
              </table:table-cell>
              <table:table-cell office:value-type="float" office:value="1.907">
                <text:p>1.90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data-label-number="value" chart:data-label-text="false" chart:data-label-symbol="false" chart:pie-offset="50"/>
      <style:graphic-properties draw:fill-color="#aecf00" dr3d:edge-rounding="0%"/>
      <style:text-properties fo:font-size="8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fill-color="#579d1c" dr3d:edge-rounding="0%"/>
      <style:text-properties fo:font-size="8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fill-color="#83caff"/>
      <style:text-properties fo:font-size="8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draw:fill-color="#4b1f6f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4.882cm" chart:class="chart:bar" chart:style-name="ch1">
        <chart:legend chart:legend-position="end" svg:x="7.281cm" svg:y="1.597cm" chart:style-name="ch2"/>
        <chart:plot-area chart:style-name="ch3" table:cell-range-address="my_results.A25:my_results.A26 my_results.C1:my_results.C1 my_results.C25:my_results.C26 my_results.E1:my_results.E1 my_results.E25:my_results.E26 my_results.G1:my_results.G1 my_results.G25:my_results.G26 my_results.J1:my_results.J1 my_results.J25:my_results.J26" chart:data-source-has-labels="both" svg:x="0.183cm" svg:y="0.097cm" svg:width="6.916cm" svg:height="4.591cm">
          <chart:axis chart:dimension="x" chart:name="primary-x" chart:style-name="ch4">
            <chart:categories table:cell-range-address="my_results.A25:my_results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25:my_results.C26" chart:label-cell-address="my_results.C1:my_results.C1" chart:class="chart:bar">
            <chart:data-point chart:repeated="2"/>
          </chart:series>
          <chart:series chart:style-name="ch8" chart:values-cell-range-address="my_results.E25:my_results.E26" chart:label-cell-address="my_results.E1:my_results.E1" chart:class="chart:bar">
            <chart:data-point chart:repeated="2"/>
          </chart:series>
          <chart:series chart:style-name="ch9" chart:values-cell-range-address="my_results.G25:my_results.G26" chart:label-cell-address="my_results.G1:my_results.G1" chart:class="chart:bar">
            <chart:data-point chart:repeated="2"/>
          </chart:series>
          <chart:series chart:style-name="ch10" chart:values-cell-range-address="my_results.J25:my_results.J26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25:my_results.A26">Médias</text:p>
              </table:table-cell>
              <table:table-cell office:value-type="float" office:value="52121.3">
                <text:p text:id="my_results.C25:my_results.C26">52121.3</text:p>
              </table:table-cell>
              <table:table-cell office:value-type="float" office:value="34520.4">
                <text:p text:id="my_results.E25:my_results.E26">34520.4</text:p>
              </table:table-cell>
              <table:table-cell office:value-type="float" office:value="36346.15">
                <text:p text:id="my_results.G25:my_results.G26">36346.15</text:p>
              </table:table-cell>
              <table:table-cell office:value-type="float" office:value="35788.95">
                <text:p text:id="my_results.J25:my_results.J26">35788.95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52121.3">
                <text:p>52121.3</text:p>
              </table:table-cell>
              <table:table-cell office:value-type="float" office:value="34520.4">
                <text:p>34520.4</text:p>
              </table:table-cell>
              <table:table-cell office:value-type="float" office:value="35179.5">
                <text:p>35179.5</text:p>
              </table:table-cell>
              <table:table-cell office:value-type="float" office:value="34591.2">
                <text:p>3459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aecf00"/>
      <style:text-properties fo:font-size="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579d1c"/>
      <style:text-properties fo:font-size="8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83caff"/>
      <style:text-properties fo:font-size="8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4.882cm" chart:class="chart:bar" chart:style-name="ch1">
        <chart:legend chart:legend-position="end" svg:x="7.281cm" svg:y="1.597cm" chart:style-name="ch2"/>
        <chart:plot-area chart:style-name="ch3" table:cell-range-address="my_results.A37:my_results.A38 my_results.C1:my_results.C1 my_results.C37:my_results.C38 my_results.E1:my_results.E1 my_results.E37:my_results.E38 my_results.G1:my_results.G1 my_results.G37:my_results.G38 my_results.J1:my_results.J1 my_results.J37:my_results.J38" chart:data-source-has-labels="both" svg:x="0.183cm" svg:y="0.097cm" svg:width="6.916cm" svg:height="4.591cm">
          <chart:axis chart:dimension="x" chart:name="primary-x" chart:style-name="ch4">
            <chart:categories table:cell-range-address="my_results.A37:my_result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37:my_results.C38" chart:label-cell-address="my_results.C1:my_results.C1" chart:class="chart:bar">
            <chart:data-point chart:repeated="2"/>
          </chart:series>
          <chart:series chart:style-name="ch8" chart:values-cell-range-address="my_results.E37:my_results.E38" chart:label-cell-address="my_results.E1:my_results.E1" chart:class="chart:bar">
            <chart:data-point chart:repeated="2"/>
          </chart:series>
          <chart:series chart:style-name="ch9" chart:values-cell-range-address="my_results.G37:my_results.G38" chart:label-cell-address="my_results.G1:my_results.G1" chart:class="chart:bar">
            <chart:data-point chart:repeated="2"/>
          </chart:series>
          <chart:series chart:style-name="ch10" chart:values-cell-range-address="my_results.J37:my_results.J38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37:my_results.A38">Médias</text:p>
              </table:table-cell>
              <table:table-cell office:value-type="float" office:value="76345.3">
                <text:p text:id="my_results.C37:my_results.C38">76345.3</text:p>
              </table:table-cell>
              <table:table-cell office:value-type="float" office:value="47976.7">
                <text:p text:id="my_results.E37:my_results.E38">47976.7</text:p>
              </table:table-cell>
              <table:table-cell office:value-type="float" office:value="50352.15">
                <text:p text:id="my_results.G37:my_results.G38">50352.15</text:p>
              </table:table-cell>
              <table:table-cell office:value-type="float" office:value="49726.15">
                <text:p text:id="my_results.J37:my_results.J38">49726.15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76345.3">
                <text:p>76345.3</text:p>
              </table:table-cell>
              <table:table-cell office:value-type="float" office:value="47976.7">
                <text:p>47976.7</text:p>
              </table:table-cell>
              <table:table-cell office:value-type="float" office:value="49231.8">
                <text:p>49231.8</text:p>
              </table:table-cell>
              <table:table-cell office:value-type="float" office:value="48140.4">
                <text:p>48140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aecf00"/>
      <style:text-properties fo:font-size="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579d1c"/>
      <style:text-properties fo:font-size="8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83caff"/>
      <style:text-properties fo:font-size="8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5.375cm" chart:class="chart:bar" chart:style-name="ch1">
        <chart:legend chart:legend-position="end" svg:x="7.281cm" svg:y="1.843cm" chart:style-name="ch2"/>
        <chart:plot-area chart:style-name="ch3" table:cell-range-address="my_results.A37:my_results.A38 my_results.C1:my_results.C1 my_results.C49:my_results.C50 my_results.E1:my_results.E1 my_results.E49:my_results.E50 my_results.G1:my_results.G1 my_results.G49:my_results.G50 my_results.J1:my_results.J1 my_results.J49:my_results.J50" chart:data-source-has-labels="both" svg:x="0.183cm" svg:y="0.107cm" svg:width="6.916cm" svg:height="5.054cm">
          <chart:axis chart:dimension="x" chart:name="primary-x" chart:style-name="ch4">
            <chart:categories table:cell-range-address="my_results.A37:my_result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49:my_results.C50" chart:label-cell-address="my_results.C1:my_results.C1" chart:class="chart:bar">
            <chart:data-point chart:repeated="2"/>
          </chart:series>
          <chart:series chart:style-name="ch8" chart:values-cell-range-address="my_results.E49:my_results.E50" chart:label-cell-address="my_results.E1:my_results.E1" chart:class="chart:bar">
            <chart:data-point chart:repeated="2"/>
          </chart:series>
          <chart:series chart:style-name="ch9" chart:values-cell-range-address="my_results.G49:my_results.G50" chart:label-cell-address="my_results.G1:my_results.G1" chart:class="chart:bar">
            <chart:data-point chart:repeated="2"/>
          </chart:series>
          <chart:series chart:style-name="ch10" chart:values-cell-range-address="my_results.J49:my_results.J50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37:my_results.A38">Médias</text:p>
              </table:table-cell>
              <table:table-cell office:value-type="float" office:value="69956.2">
                <text:p text:id="my_results.C49:my_results.C50">69956.2</text:p>
              </table:table-cell>
              <table:table-cell office:value-type="float" office:value="42501.7">
                <text:p text:id="my_results.E49:my_results.E50">42501.7</text:p>
              </table:table-cell>
              <table:table-cell office:value-type="float" office:value="45658.6">
                <text:p text:id="my_results.G49:my_results.G50">45658.6</text:p>
              </table:table-cell>
              <table:table-cell office:value-type="float" office:value="44061.55">
                <text:p text:id="my_results.J49:my_results.J50">44061.55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69956.2">
                <text:p>69956.2</text:p>
              </table:table-cell>
              <table:table-cell office:value-type="float" office:value="42501.7">
                <text:p>42501.7</text:p>
              </table:table-cell>
              <table:table-cell office:value-type="float" office:value="42607.4">
                <text:p>42607.4</text:p>
              </table:table-cell>
              <table:table-cell office:value-type="float" office:value="42329">
                <text:p>423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aecf00"/>
      <style:text-properties fo:font-size="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579d1c"/>
      <style:text-properties fo:font-size="8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83caff"/>
      <style:text-properties fo:font-size="8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5.375cm" chart:class="chart:bar" chart:style-name="ch1">
        <chart:legend chart:legend-position="end" svg:x="7.281cm" svg:y="1.843cm" chart:style-name="ch2"/>
        <chart:plot-area chart:style-name="ch3" table:cell-range-address="my_results.A61:my_results.A62 my_results.C1:my_results.C1 my_results.C61:my_results.C62 my_results.E1:my_results.E1 my_results.E61:my_results.E62 my_results.G1:my_results.G1 my_results.G61:my_results.G62 my_results.J1:my_results.J1 my_results.J61:my_results.J62" chart:data-source-has-labels="both" svg:x="0.183cm" svg:y="0.107cm" svg:width="6.916cm" svg:height="5.054cm">
          <chart:axis chart:dimension="x" chart:name="primary-x" chart:style-name="ch4">
            <chart:categories table:cell-range-address="my_results.A61:my_results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61:my_results.C62" chart:label-cell-address="my_results.C1:my_results.C1" chart:class="chart:bar">
            <chart:data-point chart:repeated="2"/>
          </chart:series>
          <chart:series chart:style-name="ch8" chart:values-cell-range-address="my_results.E61:my_results.E62" chart:label-cell-address="my_results.E1:my_results.E1" chart:class="chart:bar">
            <chart:data-point chart:repeated="2"/>
          </chart:series>
          <chart:series chart:style-name="ch9" chart:values-cell-range-address="my_results.G61:my_results.G62" chart:label-cell-address="my_results.G1:my_results.G1" chart:class="chart:bar">
            <chart:data-point chart:repeated="2"/>
          </chart:series>
          <chart:series chart:style-name="ch10" chart:values-cell-range-address="my_results.J61:my_results.J62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61:my_results.A62">Médias</text:p>
              </table:table-cell>
              <table:table-cell office:value-type="float" office:value="103171">
                <text:p text:id="my_results.C61:my_results.C62">103171</text:p>
              </table:table-cell>
              <table:table-cell office:value-type="float" office:value="65655.4">
                <text:p text:id="my_results.E61:my_results.E62">65655.4</text:p>
              </table:table-cell>
              <table:table-cell office:value-type="float" office:value="73310.4">
                <text:p text:id="my_results.G61:my_results.G62">73310.4</text:p>
              </table:table-cell>
              <table:table-cell office:value-type="float" office:value="69349.3">
                <text:p text:id="my_results.J61:my_results.J62">69349.3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103171">
                <text:p>103171</text:p>
              </table:table-cell>
              <table:table-cell office:value-type="float" office:value="65655.4">
                <text:p>65655.4</text:p>
              </table:table-cell>
              <table:table-cell office:value-type="float" office:value="66763.9">
                <text:p>66763.9</text:p>
              </table:table-cell>
              <table:table-cell office:value-type="float" office:value="67595.4">
                <text:p>67595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aecf00"/>
      <style:text-properties fo:font-size="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579d1c"/>
      <style:text-properties fo:font-size="8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83caff"/>
      <style:text-properties fo:font-size="8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5.375cm" chart:class="chart:bar" chart:style-name="ch1">
        <chart:legend chart:legend-position="end" svg:x="7.281cm" svg:y="1.843cm" chart:style-name="ch2"/>
        <chart:plot-area chart:style-name="ch3" table:cell-range-address="my_results.A37:my_results.A38 my_results.C1:my_results.C1 my_results.C73:my_results.C74 my_results.E1:my_results.E1 my_results.E73:my_results.E74 my_results.G1:my_results.G1 my_results.G73:my_results.G74 my_results.J1:my_results.J1 my_results.J73:my_results.J74" chart:data-source-has-labels="both" svg:x="0.183cm" svg:y="0.107cm" svg:width="6.916cm" svg:height="5.054cm">
          <chart:axis chart:dimension="x" chart:name="primary-x" chart:style-name="ch4">
            <chart:categories table:cell-range-address="my_results.A37:my_result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73:my_results.C74" chart:label-cell-address="my_results.C1:my_results.C1" chart:class="chart:bar">
            <chart:data-point chart:repeated="2"/>
          </chart:series>
          <chart:series chart:style-name="ch8" chart:values-cell-range-address="my_results.E73:my_results.E74" chart:label-cell-address="my_results.E1:my_results.E1" chart:class="chart:bar">
            <chart:data-point chart:repeated="2"/>
          </chart:series>
          <chart:series chart:style-name="ch9" chart:values-cell-range-address="my_results.G73:my_results.G74" chart:label-cell-address="my_results.G1:my_results.G1" chart:class="chart:bar">
            <chart:data-point chart:repeated="2"/>
          </chart:series>
          <chart:series chart:style-name="ch10" chart:values-cell-range-address="my_results.J73:my_results.J74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37:my_results.A38">Médias</text:p>
              </table:table-cell>
              <table:table-cell office:value-type="float" office:value="92948.9">
                <text:p text:id="my_results.C73:my_results.C74">92948.9</text:p>
              </table:table-cell>
              <table:table-cell office:value-type="float" office:value="54077.1">
                <text:p text:id="my_results.E73:my_results.E74">54077.1</text:p>
              </table:table-cell>
              <table:table-cell office:value-type="float" office:value="59922.2">
                <text:p text:id="my_results.G73:my_results.G74">59922.2</text:p>
              </table:table-cell>
              <table:table-cell office:value-type="float" office:value="56761.5">
                <text:p text:id="my_results.J73:my_results.J74">56761.5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92948.9">
                <text:p>92948.9</text:p>
              </table:table-cell>
              <table:table-cell office:value-type="float" office:value="54077.1">
                <text:p>54077.1</text:p>
              </table:table-cell>
              <table:table-cell office:value-type="float" office:value="57092.1">
                <text:p>57092.1</text:p>
              </table:table-cell>
              <table:table-cell office:value-type="float" office:value="55412.2">
                <text:p>55412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fill-color="#aecf00"/>
      <style:text-properties fo:font-size="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fill-color="#579d1c"/>
      <style:text-properties fo:font-size="8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83caff"/>
      <style:text-properties fo:font-size="8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4b1f6f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172cm" svg:height="5.375cm" chart:class="chart:bar" chart:style-name="ch1">
        <chart:legend chart:legend-position="end" svg:x="7.281cm" svg:y="1.843cm" chart:style-name="ch2"/>
        <chart:plot-area chart:style-name="ch3" table:cell-range-address="my_results.A37:my_results.A38 my_results.C1:my_results.C1 my_results.C80:my_results.C81 my_results.E1:my_results.E1 my_results.E80:my_results.E81 my_results.G1:my_results.G1 my_results.G80:my_results.G81 my_results.J1:my_results.J1 my_results.J80:my_results.J81" chart:data-source-has-labels="both" svg:x="0.182cm" svg:y="0.106cm" svg:width="7.204cm" svg:height="5.053cm">
          <chart:axis chart:dimension="x" chart:name="primary-x" chart:style-name="ch4">
            <chart:categories table:cell-range-address="my_results.A37:my_result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_results.C80:my_results.C81" chart:label-cell-address="my_results.C1:my_results.C1" chart:class="chart:bar">
            <chart:data-point chart:repeated="2"/>
          </chart:series>
          <chart:series chart:style-name="ch8" chart:values-cell-range-address="my_results.E80:my_results.E81" chart:label-cell-address="my_results.E1:my_results.E1" chart:class="chart:bar">
            <chart:data-point chart:repeated="2"/>
          </chart:series>
          <chart:series chart:style-name="ch9" chart:values-cell-range-address="my_results.G80:my_results.G81" chart:label-cell-address="my_results.G1:my_results.G1" chart:class="chart:bar">
            <chart:data-point chart:repeated="2"/>
          </chart:series>
          <chart:series chart:style-name="ch10" chart:values-cell-range-address="my_results.J80:my_results.J81" chart:label-cell-address="my_results.J1:my_results.J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y_results.C1:my_results.C1">Farthest</text:p>
              </table:table-cell>
              <table:table-cell office:value-type="string">
                <text:p text:id="my_results.E1:my_results.E1">Density</text:p>
              </table:table-cell>
              <table:table-cell office:value-type="string">
                <text:p text:id="my_results.G1:my_results.G1">Hmeans</text:p>
              </table:table-cell>
              <table:table-cell office:value-type="string">
                <text:p text:id="my_results.J1:my_results.J1">Jmeans</text:p>
              </table:table-cell>
            </table:table-row>
          </table:table-header-rows>
          <table:table-rows>
            <table:table-row>
              <table:table-cell office:value-type="string">
                <text:p text:id="my_results.A37:my_results.A38">Médias</text:p>
              </table:table-cell>
              <table:table-cell office:value-type="float" office:value="134798">
                <text:p text:id="my_results.C80:my_results.C81">134798</text:p>
              </table:table-cell>
              <table:table-cell office:value-type="float" office:value="97681.6">
                <text:p text:id="my_results.E80:my_results.E81">97681.6</text:p>
              </table:table-cell>
              <table:table-cell office:value-type="float" office:value="102168">
                <text:p text:id="my_results.G80:my_results.G81">102168</text:p>
              </table:table-cell>
              <table:table-cell office:value-type="float" office:value="104990">
                <text:p text:id="my_results.J80:my_results.J81">104990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134798">
                <text:p>134798</text:p>
              </table:table-cell>
              <table:table-cell office:value-type="float" office:value="97681.6">
                <text:p>97681.6</text:p>
              </table:table-cell>
              <table:table-cell office:value-type="float" office:value="99502.9">
                <text:p>99502.9</text:p>
              </table:table-cell>
              <table:table-cell office:value-type="float" office:value="100117">
                <text:p>1001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none" chart:data-label-text="false" chart:data-label-symbol="false"/>
    </style:style>
    <style:style style:name="ch10" style:family="chart">
      <style:chart-properties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stroke="solid" draw:fill-color="#7e0021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388cm" svg:height="8.202cm" chart:class="chart:bar" chart:style-name="ch1">
        <chart:legend chart:legend-position="end" svg:x="9.267cm" svg:y="3.444cm" chart:style-name="ch2"/>
        <chart:plot-area chart:style-name="ch3" table:cell-range-address="Comparação.A4:Comparação.B10 Comparação.B2:Comparação.B2 Comparação.D2:Comparação.D2 Comparação.D4:Comparação.D10 Comparação.F2:Comparação.F2 Comparação.F4:Comparação.F10" chart:data-source-has-labels="both" svg:x="0.227cm" svg:y="0.164cm" svg:width="8.814cm" svg:height="7.71cm">
          <chart:axis chart:dimension="x" chart:name="primary-x" chart:style-name="ch4">
            <chart:categories table:cell-range-address="Comparação.A4:Comparação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ção.B4:Comparação.B10" chart:label-cell-address="Comparação.B2:Comparação.B2" chart:class="chart:bar">
            <chart:data-point/>
            <chart:data-point chart:style-name="ch8"/>
            <chart:data-point/>
            <chart:data-point chart:style-name="ch9"/>
            <chart:data-point chart:repeated="3"/>
          </chart:series>
          <chart:series chart:style-name="ch10" chart:values-cell-range-address="Comparação.D4:Comparação.D10" chart:label-cell-address="Comparação.D2:Comparação.D2" chart:class="chart:bar">
            <chart:data-point chart:repeated="7"/>
          </chart:series>
          <chart:series chart:style-name="ch11" chart:values-cell-range-address="Comparação.F4:Comparação.F10" chart:label-cell-address="Comparação.F2:Comparação.F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mparação.B2:Comparação.B2">Negreiros</text:p>
              </table:table-cell>
              <table:table-cell office:value-type="string">
                <text:p text:id="Comparação.D2:Comparação.D2">Lorena</text:p>
              </table:table-cell>
              <table:table-cell office:value-type="string">
                <text:p text:id="Comparação.F2:Comparação.F2">TCC</text:p>
              </table:table-cell>
            </table:table-row>
          </table:table-header-rows>
          <table:table-rows>
            <table:table-row>
              <table:table-cell office:value-type="string">
                <text:p text:id="Comparação.A4:Comparação.A10">SJC1</text:p>
              </table:table-cell>
              <table:table-cell office:value-type="float" office:value="17288.99">
                <text:p text:id="Comparação.B4:Comparação.B10">17288.99</text:p>
              </table:table-cell>
              <table:table-cell office:value-type="float" office:value="17252.12">
                <text:p text:id="Comparação.D4:Comparação.D10">17252.12</text:p>
              </table:table-cell>
              <table:table-cell office:value-type="float" office:value="18193.2">
                <text:p text:id="Comparação.F4:Comparação.F10">18193.2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33370.2">
                <text:p>33370.2</text:p>
              </table:table-cell>
              <table:table-cell office:value-type="float" office:value="33223.66">
                <text:p>33223.66</text:p>
              </table:table-cell>
              <table:table-cell office:value-type="float" office:value="34520.4">
                <text:p>34520.4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45335.16">
                <text:p>45335.16</text:p>
              </table:table-cell>
              <table:table-cell office:value-type="float" office:value="45313.43">
                <text:p>45313.43</text:p>
              </table:table-cell>
              <table:table-cell office:value-type="float" office:value="47976.7">
                <text:p>47976.7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0">
                <text:p>0</text:p>
              </table:table-cell>
              <table:table-cell office:value-type="float" office:value="40634.91">
                <text:p>40634.91</text:p>
              </table:table-cell>
              <table:table-cell office:value-type="float" office:value="42329">
                <text:p>42329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62026.94">
                <text:p>62026.94</text:p>
              </table:table-cell>
              <table:table-cell office:value-type="float" office:value="61842.49">
                <text:p>61842.49</text:p>
              </table:table-cell>
              <table:table-cell office:value-type="float" office:value="65655.4">
                <text:p>65655.4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0">
                <text:p>0</text:p>
              </table:table-cell>
              <table:table-cell office:value-type="float" office:value="52396.54">
                <text:p>52396.54</text:p>
              </table:table-cell>
              <table:table-cell office:value-type="float" office:value="54077.1">
                <text:p>54077.1</text:p>
              </table:table-cell>
            </table:table-row>
            <table:table-row>
              <table:table-cell office:value-type="string">
                <text:p>SJC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681.6">
                <text:p>97681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inimum="0.01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7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ffd320" dr3d:edge-rounding="0%"/>
      <style:text-properties fo:font-size="7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stroke="solid" draw:fill-color="#7e0021" dr3d:edge-rounding="0%"/>
      <style:text-properties fo:font-size="7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909cm" svg:height="8.017cm" chart:class="chart:bar" chart:style-name="ch1">
        <chart:legend chart:legend-position="end" svg:x="7.817cm" svg:y="3.351cm" chart:style-name="ch2"/>
        <chart:plot-area chart:style-name="ch3" table:cell-range-address="Comparação.A4:Comparação.A10 Comparação.B2:Comparação.B2 Comparação.C4:Comparação.C10 Comparação.D2:Comparação.D2 Comparação.E4:Comparação.E10 Comparação.F2:Comparação.F2 Comparação.G4:Comparação.G10" chart:data-source-has-labels="both" svg:x="0.198cm" svg:y="0.16cm" svg:width="7.422cm" svg:height="7.537cm">
          <chart:axis chart:dimension="x" chart:name="primary-x" chart:style-name="ch4">
            <chart:categories table:cell-range-address="Comparação.A4:Comparação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ção.C4:Comparação.C10" chart:label-cell-address="Comparação.B2:Comparação.B2" chart:class="chart:bar">
            <chart:data-point chart:repeated="7"/>
          </chart:series>
          <chart:series chart:style-name="ch8" chart:values-cell-range-address="Comparação.E4:Comparação.E10" chart:label-cell-address="Comparação.D2:Comparação.D2" chart:class="chart:bar">
            <chart:data-point chart:repeated="7"/>
          </chart:series>
          <chart:series chart:style-name="ch9" chart:values-cell-range-address="Comparação.G4:Comparação.G10" chart:label-cell-address="Comparação.F2:Comparação.F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mparação.B2:Comparação.B2">Negreiros</text:p>
              </table:table-cell>
              <table:table-cell office:value-type="string">
                <text:p text:id="Comparação.D2:Comparação.D2">Lorena</text:p>
              </table:table-cell>
              <table:table-cell office:value-type="string">
                <text:p text:id="Comparação.F2:Comparação.F2">TCC</text:p>
              </table:table-cell>
            </table:table-row>
          </table:table-header-rows>
          <table:table-rows>
            <table:table-row>
              <table:table-cell office:value-type="string">
                <text:p text:id="Comparação.A4:Comparação.A10">SJC1</text:p>
              </table:table-cell>
              <table:table-cell office:value-type="float" office:value="0.02">
                <text:p text:id="Comparação.C4:Comparação.C10">0.02</text:p>
              </table:table-cell>
              <table:table-cell office:value-type="float" office:value="68.62">
                <text:p text:id="Comparação.E4:Comparação.E10">68.62</text:p>
              </table:table-cell>
              <table:table-cell office:value-type="float" office:value="0.085">
                <text:p text:id="Comparação.G4:Comparação.G10">0.085</text:p>
              </table:table-cell>
            </table:table-row>
            <table:table-row>
              <table:table-cell office:value-type="string">
                <text:p>SJC2</text:p>
              </table:table-cell>
              <table:table-cell office:value-type="float" office:value="0.02">
                <text:p>0.02</text:p>
              </table:table-cell>
              <table:table-cell office:value-type="float" office:value="2083.92">
                <text:p>2083.92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SJC3a</text:p>
              </table:table-cell>
              <table:table-cell office:value-type="float" office:value="0.078">
                <text:p>0.078</text:p>
              </table:table-cell>
              <table:table-cell office:value-type="float" office:value="2604.92">
                <text:p>2604.92</text:p>
              </table:table-cell>
              <table:table-cell office:value-type="float" office:value="1.678">
                <text:p>1.678</text:p>
              </table:table-cell>
            </table:table-row>
            <table:table-row>
              <table:table-cell office:value-type="string">
                <text:p>SJC3b</text:p>
              </table:table-cell>
              <table:table-cell office:value-type="float" office:value="0">
                <text:p>0</text:p>
              </table:table-cell>
              <table:table-cell office:value-type="float" office:value="867.68">
                <text:p>867.68</text:p>
              </table:table-cell>
              <table:table-cell office:value-type="float" office:value="50.773">
                <text:p>50.773</text:p>
              </table:table-cell>
            </table:table-row>
            <table:table-row>
              <table:table-cell office:value-type="string">
                <text:p>SJC4a</text:p>
              </table:table-cell>
              <table:table-cell office:value-type="float" office:value="0.078">
                <text:p>0.078</text:p>
              </table:table-cell>
              <table:table-cell office:value-type="float" office:value="27717.11">
                <text:p>27717.11</text:p>
              </table:table-cell>
              <table:table-cell office:value-type="float" office:value="6.396">
                <text:p>6.396</text:p>
              </table:table-cell>
            </table:table-row>
            <table:table-row>
              <table:table-cell office:value-type="string">
                <text:p>SJC4b</text:p>
              </table:table-cell>
              <table:table-cell office:value-type="float" office:value="0">
                <text:p>0</text:p>
              </table:table-cell>
              <table:table-cell office:value-type="float" office:value="4649.47">
                <text:p>4649.47</text:p>
              </table:table-cell>
              <table:table-cell office:value-type="float" office:value="6.254">
                <text:p>6.254</text:p>
              </table:table-cell>
            </table:table-row>
            <table:table-row>
              <table:table-cell office:value-type="string">
                <text:p>SJC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1">
                <text:p>5.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